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6666ff" draw:fill="none" fo:min-height="0.841cm"/>
    </style:style>
    <style:style style:name="gr5" style:family="graphic" style:parent-style-name="standard">
      <style:graphic-properties draw:stroke="none" svg:stroke-color="#6666ff" draw:fill="none" fo:min-height="0.893cm"/>
    </style:style>
    <style:style style:name="gr6" style:family="graphic" style:parent-style-name="standard">
      <style:graphic-properties draw:stroke="none" svg:stroke-color="#6666ff" draw:fill="none" fo:min-height="0.714cm"/>
    </style:style>
    <style:style style:name="gr7" style:family="graphic" style:parent-style-name="standard">
      <style:graphic-properties draw:stroke="none" svg:stroke-color="#6666ff" draw:fill="none" fo:min-height="0.713cm"/>
    </style:style>
    <style:style style:name="gr8" style:family="graphic" style:parent-style-name="standard">
      <style:graphic-properties draw:stroke="none" draw:fill="none" fo:min-height="0.766cm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 style:parent-style-name="standard">
      <style:graphic-properties draw:stroke="none" draw:fill="none" fo:min-height="0.893cm"/>
    </style:style>
    <style:style style:name="gr11" style:family="graphic" style:parent-style-name="standard">
      <style:graphic-properties draw:stroke="none" svg:stroke-color="#000000" draw:fill="none" draw:fill-color="#ffffff" fo:min-height="1.552cm"/>
    </style:style>
    <style:style style:name="gr12" style:family="graphic" style:parent-style-name="standard">
      <style:graphic-properties draw:stroke="none" svg:stroke-color="#000000" draw:fill="none" draw:fill-color="#ffffff" fo:min-height="1.00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cm" svg:stroke-color="#0000ff" draw:marker-start-width="0.2cm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color="#0000ff" draw:fill="none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standard">
      <style:graphic-properties draw:stroke="dash" draw:stroke-dash="Fine_20_Dashed_20__28_var_29_" draw:fill="none" draw:textarea-vertical-align="middle"/>
    </style:style>
    <style:style style:name="gr20" style:family="graphic" style:parent-style-name="standard">
      <style:graphic-properties draw:stroke="none" draw:fill="none" fo:min-height="0.5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cm"/>
    </style:style>
    <style:style style:name="gr23" style:family="graphic" style:parent-style-name="standard">
      <style:graphic-properties svg:stroke-color="#0000ff" draw:fill-color="#0000ff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color="#ff0000" draw:fill-color="#ff0000" draw:textarea-vertical-align="middle"/>
    </style:style>
    <style:style style:name="gr26" style:family="graphic" style:parent-style-name="standard">
      <style:graphic-properties svg:stroke-color="#00cc00" draw:fill-color="#00cc00" draw:textarea-vertical-align="middle"/>
    </style:style>
    <style:style style:name="gr27" style:family="graphic" style:parent-style-name="standard">
      <style:graphic-properties svg:stroke-color="#000000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4pt" style:font-size-asian="14pt" style:font-size-complex="14pt"/>
    </style:style>
    <style:style style:name="P3" style:family="paragraph">
      <style:paragraph-properties fo:text-align="end"/>
      <style:text-properties fo:color="#000000" fo:font-size="14pt" style:font-size-asian="14pt" style:font-size-complex="14pt"/>
    </style:style>
    <style:style style:name="P4" style:family="paragraph">
      <style:text-properties fo:color="#ff0000" fo:font-size="14pt" style:font-size-asian="14pt" style:font-size-complex="14pt"/>
    </style:style>
    <style:style style:name="P5" style:family="paragraph">
      <style:text-properties fo:color="#ff0000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color="#000000" fo:font-size="12pt" style:font-size-asian="12pt" style:font-size-complex="12pt"/>
    </style:style>
    <style:style style:name="P9" style:family="paragraph">
      <style:text-properties fo:color="#000000" fo:font-weight="normal" style:font-weight-asian="normal" style:font-weight-complex="normal"/>
    </style:style>
    <style:style style:name="P10" style:family="paragraph">
      <style:text-properties fo:color="#000000" fo:font-size="14pt" fo:font-weight="normal" style:font-size-asian="14pt" style:font-weight-asian="normal" style:font-size-complex="14pt" style:font-weight-complex="normal"/>
    </style:style>
    <style:style style:name="P11" style:family="paragraph">
      <style:text-properties fo:color="#00cc00" fo:font-weight="normal" style:font-weight-asian="normal" style:font-weight-complex="normal"/>
    </style:style>
    <style:style style:name="P12" style:family="paragraph">
      <style:text-properties fo:color="#00cc00" fo:font-size="14pt" fo:font-weight="normal" style:font-size-asian="14pt" style:font-weight-asian="normal" style:font-size-complex="14pt" style:font-weight-complex="normal"/>
    </style:style>
    <style:style style:name="P13" style:family="paragraph">
      <style:text-properties fo:color="#ff0000" fo:font-size="14pt" fo:font-weight="normal" style:font-weight-asian="normal" style:font-weight-complex="normal"/>
    </style:style>
    <style:style style:name="P14" style:family="paragraph">
      <style:paragraph-properties fo:text-align="end"/>
    </style:style>
    <style:style style:name="P15" style:family="paragraph">
      <style:paragraph-properties fo:text-align="center"/>
      <style:text-properties fo:font-weight="normal" style:font-weight-asian="normal" style:font-weight-complex="normal"/>
    </style:style>
    <style:style style:name="P16" style:family="paragraph">
      <style:text-properties fo:color="#ff0000" fo:font-weight="normal" style:font-weight-asian="normal" style:font-weight-complex="normal"/>
    </style:style>
    <style:style style:name="P17" style:family="paragraph">
      <style:text-properties fo:color="#ff0000" fo:font-size="14pt" fo:font-weight="normal" style:font-size-asian="14pt" style:font-weight-asian="normal" style:font-size-complex="14pt" style:font-weight-complex="normal"/>
    </style:style>
    <style:style style:name="P18" style:family="paragraph">
      <style:text-properties fo:color="#0000ff" fo:font-size="10pt" fo:font-weight="normal" style:font-size-asian="10pt" style:font-weight-asian="normal" style:font-size-complex="10pt" style:font-weight-complex="normal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>
      <style:text-properties fo:color="#0000ff" fo:font-weight="normal" style:font-weight-asian="normal" style:font-weight-complex="normal"/>
    </style:style>
    <style:style style:name="P22" style:family="paragraph">
      <style:text-properties fo:font-size="10pt" fo:font-weight="normal" style:font-weight-asian="normal" style:font-weight-complex="normal"/>
    </style:style>
    <style:style style:name="P23" style:family="paragraph">
      <style:text-properties fo:color="#0000ff" fo:font-size="10pt" fo:font-weight="normal" style:font-weight-asian="normal" style:font-weight-complex="normal"/>
    </style:style>
    <style:style style:name="P24" style:family="paragraph">
      <style:text-properties fo:color="#0000ff" fo:font-size="14pt" fo:font-weight="normal" style:font-size-asian="14pt" style:font-weight-asian="normal" style:font-size-complex="14pt" style:font-weight-complex="normal"/>
    </style:style>
    <style:style style:name="P2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>
      <style:text-properties fo:color="#ff0000" fo:font-size="18pt"/>
    </style:style>
    <style:style style:name="P27" style:family="paragraph">
      <style:text-properties fo:font-size="18pt"/>
    </style:style>
    <style:style style:name="P28" style:family="paragraph">
      <style:text-properties fo:font-size="12pt"/>
    </style:style>
    <style:style style:name="P29" style:family="paragraph">
      <style:text-properties fo:color="#000000" fo:font-size="14pt" fo:font-weight="normal" style:font-weight-asian="normal" style:font-weight-complex="normal"/>
    </style:style>
    <style:style style:name="P30" style:family="paragraph">
      <style:text-properties fo:color="#00cc00" fo:font-size="14pt" fo:font-weight="normal" style:font-weight-asian="normal" style:font-weight-complex="normal"/>
    </style:style>
    <style:style style:name="P31" style:family="paragraph">
      <style:text-properties fo:color="#00cc00" fo:font-size="14pt" style:font-size-asian="14pt" style:font-size-complex="14pt"/>
    </style:style>
    <style:style style:name="P32" style:family="paragraph">
      <style:text-properties fo:color="#00cc00" fo:font-size="18pt"/>
    </style:style>
    <style:style style:name="P33" style:family="paragraph">
      <style:text-properties fo:color="#000000" fo:font-size="10pt" fo:font-weight="normal" style:font-size-asian="10pt" style:font-weight-asian="normal" style:font-size-complex="10pt" style:font-weight-complex="normal"/>
    </style:style>
    <style:style style:name="P34" style:family="paragraph">
      <style:text-properties fo:color="#3333ff" fo:font-size="10pt" fo:font-weight="normal" style:font-weight-asian="normal" style:font-weight-complex="normal"/>
    </style:style>
    <style:style style:name="P35" style:family="paragraph">
      <style:text-properties fo:color="#3333ff" fo:font-size="10pt" fo:font-weight="normal" style:font-size-asian="10pt" style:font-weight-asian="normal" style:font-size-complex="10pt" style:font-weight-complex="normal"/>
    </style:style>
    <style:style style:name="P36" style:family="paragraph">
      <style:text-properties fo:color="#000000" fo:font-size="10pt" fo:font-weight="normal" style:font-weight-asian="normal" style:font-weight-complex="normal"/>
    </style:style>
    <style:style style:name="P37" style:family="paragraph">
      <style:text-properties fo:font-size="18pt" fo:font-weight="normal" style:font-weight-asian="normal" style:font-weight-complex="normal"/>
    </style:style>
    <style:style style:name="P38" style:family="paragraph">
      <style:text-properties fo:font-size="14pt" fo:font-weight="normal" style:font-weight-asian="normal" style:font-weight-complex="normal"/>
    </style:style>
    <style:style style:name="P39" style:family="paragraph">
      <style:text-properties fo:color="#00cc00" fo:font-size="10pt" fo:font-weight="normal" style:font-weight-asian="normal" style:font-weight-complex="normal"/>
    </style:style>
    <style:style style:name="P40" style:family="paragraph">
      <style:text-properties fo:color="#00cc00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 fo:font-size="14pt" style:font-size-asian="14pt" style:font-size-complex="14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ff00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cc00" fo:font-size="14pt" style:font-size-asian="14pt" style:font-size-complex="14pt"/>
    </style:style>
    <style:style style:name="T8" style:family="text">
      <style:text-properties fo:color="#0000ff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ff" fo:font-size="14pt" style:font-size-asian="14pt" style:font-size-complex="14pt"/>
    </style:style>
    <style:style style:name="T11" style:family="text">
      <style:text-properties fo:color="#00cc00"/>
    </style:style>
    <style:style style:name="T12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635cm" svg:height="0.762cm" svg:x="13.7cm" svg:y="7.604cm">
          <text:p/>
        </draw:rect>
        <draw:rect draw:style-name="gr2" draw:text-style-name="P1" draw:layer="layout" svg:width="4.572cm" svg:height="8.001cm" svg:x="5.445cm" svg:y="5.826cm">
          <text:p/>
        </draw:rect>
        <draw:rect draw:style-name="gr2" draw:text-style-name="P1" draw:layer="layout" svg:width="6.096cm" svg:height="1.778cm" svg:x="18.399cm" svg:y="5.445cm">
          <text:p/>
        </draw:rect>
        <draw:polygon draw:style-name="gr3" draw:text-style-name="P1" draw:layer="layout" svg:width="3.76cm" svg:height="1.977cm" svg:x="20.226cm" svg:y="11.033cm" svg:viewBox="0 0 3761 1978" draw:points="1385,1037 2467,1037 2925,0 3761,0 2820,1978 940,1978 0,0 929,0">
          <text:p/>
        </draw:polygon>
        <draw:rect draw:style-name="gr2" draw:text-style-name="P1" draw:layer="layout" svg:width="1.651cm" svg:height="1.651cm" svg:x="11.922cm" svg:y="4.048cm">
          <text:p/>
        </draw:rect>
        <draw:frame draw:style-name="gr4" draw:text-style-name="P2" draw:layer="layout" svg:width="4.9cm" svg:height="1.091cm" svg:x="6.092cm" svg:y="12.174cm">
          <draw:text-box>
            <text:p text:style-name="P2"><text:span text:style-name="T1">port_a_address</text:span></text:p>
          </draw:text-box>
        </draw:frame>
        <draw:frame draw:style-name="gr5" draw:text-style-name="P3" draw:layer="layout" svg:width="4.9cm" svg:height="1.143cm" svg:x="0.418cm" svg:y="11.287cm">
          <draw:text-box>
            <text:p text:style-name="P3"><text:span text:style-name="T1">port_b_address</text:span></text:p>
          </draw:text-box>
        </draw:frame>
        <draw:frame draw:style-name="gr6" draw:text-style-name="P3" draw:layer="layout" svg:width="3.139cm" svg:height="0.964cm" svg:x="6.843cm" svg:y="9.709cm">
          <draw:text-box>
            <text:p text:style-name="P3"><text:span text:style-name="T1">port_a_in</text:span></text:p>
          </draw:text-box>
        </draw:frame>
        <draw:frame draw:style-name="gr7" draw:text-style-name="P3" draw:layer="layout" svg:width="3.139cm" svg:height="0.963cm" svg:x="2.179cm" svg:y="10.324cm">
          <draw:text-box>
            <text:p text:style-name="P3"><text:span text:style-name="T1">port_b_in</text:span></text:p>
          </draw:text-box>
        </draw:frame>
        <draw:frame draw:style-name="gr6" draw:text-style-name="P4" draw:layer="layout" svg:width="3.444cm" svg:height="0.964cm" svg:x="1.254cm" svg:y="6.894cm">
          <draw:text-box>
            <text:p text:style-name="P4"><text:span text:style-name="T2">port_b_we</text:span></text:p>
          </draw:text-box>
        </draw:frame>
        <draw:frame draw:style-name="gr6" draw:text-style-name="P4" draw:layer="layout" svg:width="3.444cm" svg:height="0.964cm" svg:x="1.254cm" svg:y="5.878cm">
          <draw:text-box>
            <text:p text:style-name="P4"><text:span text:style-name="T1">port_a_we</text:span></text:p>
          </draw:text-box>
        </draw:frame>
        <draw:frame draw:style-name="gr8" draw:text-style-name="P3" draw:layer="layout" svg:width="3.529cm" svg:height="1.016cm" svg:x="1.762cm" svg:y="9.382cm">
          <draw:text-box>
            <text:p text:style-name="P3"><text:span text:style-name="T1">port_b_out</text:span></text:p>
          </draw:text-box>
        </draw:frame>
        <draw:frame draw:style-name="gr9" draw:text-style-name="P2" draw:layer="layout" svg:width="3.529cm" svg:height="0.964cm" svg:x="6.207cm" svg:y="5.699cm">
          <draw:text-box>
            <text:p text:style-name="P2"><text:span text:style-name="T1">port_a_out</text:span></text:p>
          </draw:text-box>
        </draw:frame>
        <draw:frame draw:style-name="gr9" draw:text-style-name="P2" draw:layer="layout" svg:width="2.576cm" svg:height="0.964cm" svg:x="18.018cm" svg:y="12.101cm">
          <draw:text-box>
            <text:p text:style-name="P2"><text:span text:style-name="T3">opcode</text:span></text:p>
          </draw:text-box>
        </draw:frame>
        <draw:frame draw:style-name="gr9" draw:text-style-name="P2" draw:layer="layout" svg:width="0.82cm" svg:height="0.964cm" svg:x="22.336cm" svg:y="13.827cm">
          <draw:text-box>
            <text:p text:style-name="P2"><text:span text:style-name="T3">c</text:span></text:p>
          </draw:text-box>
        </draw:frame>
        <draw:frame draw:style-name="gr9" draw:text-style-name="P2" draw:layer="layout" svg:width="1.84cm" svg:height="0.964cm" svg:x="24.687cm" svg:y="13.192cm">
          <draw:text-box>
            <text:p text:style-name="P2"><text:span text:style-name="T3">flags</text:span></text:p>
          </draw:text-box>
        </draw:frame>
        <draw:frame draw:style-name="gr9" draw:text-style-name="P2" draw:layer="layout" svg:width="3.093cm" svg:height="0.964cm" draw:transform="rotate (1.5707963267946) translate (18.745cm 5.236cm)">
          <draw:text-box draw:corner-radius="0.553cm">
            <text:p text:style-name="P2"><text:span text:style-name="T3">reg_write</text:span></text:p>
          </draw:text-box>
        </draw:frame>
        <draw:frame draw:style-name="gr9" draw:text-style-name="P2" draw:layer="layout" svg:width="3.736cm" svg:height="0.964cm" draw:transform="rotate (1.5707963267946) translate (22.336cm 5.244cm)">
          <draw:text-box>
            <text:p text:style-name="P2"><text:span text:style-name="T1">reg_read_a</text:span></text:p>
          </draw:text-box>
        </draw:frame>
        <draw:frame draw:style-name="gr9" draw:text-style-name="P2" draw:layer="layout" svg:width="3.736cm" svg:height="0.964cm" draw:transform="rotate (1.5707963267946) translate (23.352cm 5.244cm)">
          <draw:text-box>
            <text:p text:style-name="P2"><text:span text:style-name="T1">reg_read_b</text:span></text:p>
          </draw:text-box>
        </draw:frame>
        <draw:frame draw:style-name="gr9" draw:text-style-name="P4" draw:layer="layout" svg:width="4.075cm" svg:height="0.964cm" draw:transform="rotate (1.5707963267946) translate (19.913cm 5.318cm)">
          <draw:text-box>
            <text:p text:style-name="P4"><text:span text:style-name="T2">write_enable</text:span></text:p>
          </draw:text-box>
        </draw:frame>
        <draw:frame draw:style-name="gr9" draw:text-style-name="P4" draw:layer="layout" svg:width="1.912cm" svg:height="0.964cm" draw:transform="rotate (1.5707963267946) translate (21.245cm 5.245cm)">
          <draw:text-box>
            <text:p text:style-name="P4"><text:span text:style-name="T2">reset</text:span></text:p>
          </draw:text-box>
        </draw:frame>
        <draw:frame draw:style-name="gr9" draw:text-style-name="P2" draw:layer="layout" svg:width="2.119cm" svg:height="0.964cm" svg:x="19.653cm" svg:y="6.377cm">
          <draw:text-box>
            <text:p text:style-name="P2"><text:span text:style-name="T3">reg_a</text:span></text:p>
          </draw:text-box>
        </draw:frame>
        <draw:frame draw:style-name="gr9" draw:text-style-name="P2" draw:layer="layout" svg:width="2.119cm" svg:height="0.964cm" svg:x="22.66cm" svg:y="6.377cm">
          <draw:text-box>
            <text:p text:style-name="P2"><text:span text:style-name="T3">reg_b</text:span></text:p>
          </draw:text-box>
        </draw:frame>
        <draw:frame draw:style-name="gr10" draw:text-style-name="P2" draw:layer="layout" svg:width="3.067cm" svg:height="1.143cm" svg:x="18.399cm" svg:y="5.426cm">
          <draw:text-box>
            <text:p text:style-name="P2"><text:span text:style-name="T1">alu_input</text:span></text:p>
          </draw:text-box>
        </draw:frame>
        <draw:frame draw:style-name="gr11" draw:text-style-name="P5" draw:layer="layout" svg:width="1.397cm" svg:height="1.802cm" svg:x="12.049cm" svg:y="4.429cm">
          <draw:text-box>
            <text:p text:style-name="P5"><text:span text:style-name="T4">PC</text:span></text:p>
          </draw:text-box>
        </draw:frame>
        <draw:frame draw:style-name="gr12" draw:text-style-name="P6" draw:layer="layout" svg:width="1.905cm" svg:height="1.252cm" svg:x="9.229cm" svg:y="16.359cm">
          <draw:text-box>
            <text:p text:style-name="P6"><text:span text:style-name="T1">FSM</text:span></text:p>
          </draw:text-box>
        </draw:frame>
        <draw:g>
          <draw:custom-shape draw:style-name="gr13" draw:text-style-name="P1" draw:layer="layout" svg:width="2.109cm" svg:height="1.129cm" draw:transform="rotate (1.5707963267946) translate (10.911cm 13.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4" draw:text-style-name="P1" draw:layer="layout" svg:x1="10.017cm" svg:y1="12.557cm" svg:x2="10.906cm" svg:y2="12.557cm">
          <text:p/>
        </draw:line>
        <draw:custom-shape draw:style-name="gr13" draw:text-style-name="P1" draw:layer="layout" svg:width="1.37cm" svg:height="0.621cm" svg:x="13.963cm" svg:y="5.83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layer="layout" svg:width="1.397cm" svg:height="1.802cm" svg:x="13.656cm" svg:y="7.477cm">
          <draw:text-box>
            <text:p>-</text:p>
          </draw:text-box>
        </draw:frame>
        <draw:line draw:style-name="gr15" draw:text-style-name="P1" draw:layer="layout" svg:x1="14.208cm" svg:y1="6.461cm" svg:x2="14.208cm" svg:y2="7.604cm">
          <text:p/>
        </draw:line>
        <draw:line draw:style-name="gr15" draw:text-style-name="P1" draw:layer="layout" svg:x1="13.954cm" svg:y1="8.366cm" svg:x2="13.954cm" svg:y2="8.62cm">
          <text:p/>
        </draw:line>
        <draw:line draw:style-name="gr15" draw:text-style-name="P1" draw:layer="layout" svg:x1="12.684cm" svg:y1="5.699cm" svg:x2="12.684cm" svg:y2="12.049cm">
          <text:p/>
        </draw:line>
        <draw:line draw:style-name="gr15" draw:text-style-name="P1" draw:layer="layout" svg:x1="13.7cm" svg:y1="7.985cm" svg:x2="12.684cm" svg:y2="7.985cm">
          <text:p/>
        </draw:line>
        <draw:line draw:style-name="gr15" draw:text-style-name="P1" draw:layer="layout" svg:x1="12.684cm" svg:y1="12.049cm" svg:x2="12.049cm" svg:y2="12.049cm">
          <text:p/>
        </draw:line>
        <draw:line draw:style-name="gr15" draw:text-style-name="P1" draw:layer="layout" svg:x1="20.685cm" svg:y1="7.223cm" svg:x2="20.685cm" svg:y2="11.033cm">
          <text:p/>
        </draw:line>
        <draw:line draw:style-name="gr15" draw:text-style-name="P1" draw:layer="layout" svg:x1="23.606cm" svg:y1="7.223cm" svg:x2="23.606cm" svg:y2="11.033cm">
          <text:p/>
        </draw:line>
        <draw:line draw:style-name="gr15" draw:text-style-name="P1" draw:layer="layout" svg:x1="20.558cm" svg:y1="10.779cm" svg:x2="13.319cm" svg:y2="10.779cm">
          <text:p/>
        </draw:line>
        <draw:line draw:style-name="gr15" draw:text-style-name="P1" draw:layer="layout" svg:x1="13.319cm" svg:y1="13.192cm" svg:x2="13.319cm" svg:y2="10.779cm">
          <text:p/>
        </draw:line>
        <draw:line draw:style-name="gr15" draw:text-style-name="P1" draw:layer="layout" svg:x1="12.049cm" svg:y1="13.192cm" svg:x2="13.319cm" svg:y2="13.192cm">
          <text:p/>
        </draw:line>
        <draw:line draw:style-name="gr15" draw:text-style-name="P1" draw:layer="layout" svg:x1="10.017cm" svg:y1="10.144cm" svg:x2="12.43cm" svg:y2="10.144cm">
          <text:p/>
        </draw:line>
        <draw:path draw:style-name="gr15" draw:text-style-name="P1" draw:layer="layout" svg:width="0.5cm" svg:height="0.178cm" svg:x="12.43cm" svg:y="9.965cm" svg:viewBox="0 0 501 179" svg:d="M0 179c201-403 400 0 400 0h101">
          <text:p/>
        </draw:path>
        <draw:path draw:style-name="gr15" draw:text-style-name="P1" draw:layer="layout" svg:width="0.5cm" svg:height="0.178cm" svg:x="20.565cm" svg:y="9.965cm" svg:viewBox="0 0 501 179" svg:d="M0 179c201-403 400 0 400 0h101">
          <text:p/>
        </draw:path>
        <draw:line draw:style-name="gr15" draw:text-style-name="P1" draw:layer="layout" svg:x1="12.938cm" svg:y1="10.144cm" svg:x2="20.558cm" svg:y2="10.144cm">
          <text:p/>
        </draw:line>
        <draw:line draw:style-name="gr15" draw:text-style-name="P1" draw:layer="layout" svg:x1="21.066cm" svg:y1="10.144cm" svg:x2="23.479cm" svg:y2="10.144cm">
          <text:p/>
        </draw:line>
        <draw:custom-shape draw:style-name="gr13" draw:text-style-name="P1" draw:layer="layout" svg:width="2.005cm" svg:height="1.002cm" draw:transform="rotate (1.5707963267946) translate (16.621cm 16.839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1" draw:text-style-name="P1" draw:layer="layout" svg:width="1.27cm" svg:height="1.905cm" svg:x="24.876cm" svg:y="11.287cm">
            <text:p/>
          </draw:rect>
          <draw:custom-shape draw:style-name="gr16" draw:text-style-name="P1" draw:layer="layout" svg:width="0.508cm" svg:height="0.635cm" svg:x="25.257cm" svg:y="12.557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5" draw:text-style-name="P1" draw:layer="layout" svg:x1="23.352cm" svg:y1="12.303cm" svg:x2="24.876cm" svg:y2="12.303cm">
          <text:p/>
        </draw:line>
        <draw:line draw:style-name="gr15" draw:text-style-name="P1" draw:layer="layout" svg:x1="20.685cm" svg:y1="12.049cm" svg:x2="17.891cm" svg:y2="12.049cm">
          <text:p/>
        </draw:line>
        <draw:line draw:style-name="gr15" draw:text-style-name="P1" draw:layer="layout" svg:x1="17.891cm" svg:y1="15.859cm" svg:x2="17.891cm" svg:y2="12.049cm">
          <text:p/>
        </draw:line>
        <draw:line draw:style-name="gr15" draw:text-style-name="P1" draw:layer="layout" svg:x1="17.637cm" svg:y1="15.859cm" svg:x2="17.891cm" svg:y2="15.859cm">
          <text:p/>
        </draw:line>
        <draw:line draw:style-name="gr15" draw:text-style-name="P1" draw:layer="layout" svg:x1="7.731cm" svg:y1="5.826cm" svg:x2="7.731cm" svg:y2="1.254cm">
          <text:p/>
        </draw:line>
        <draw:line draw:style-name="gr15" draw:text-style-name="P1" draw:layer="layout" svg:x1="13.573cm" svg:y1="4.81cm" svg:x2="14.716cm" svg:y2="4.81cm">
          <text:p/>
        </draw:line>
        <draw:line draw:style-name="gr15" draw:text-style-name="P1" draw:layer="layout" svg:x1="14.716cm" svg:y1="5.826cm" svg:x2="14.716cm" svg:y2="4.81cm">
          <text:p/>
        </draw:line>
        <draw:line draw:style-name="gr15" draw:text-style-name="P1" draw:layer="layout" svg:x1="14.97cm" svg:y1="6.461cm" svg:x2="14.97cm" svg:y2="10.144cm">
          <text:p/>
        </draw:line>
        <draw:line draw:style-name="gr15" draw:text-style-name="P1" draw:layer="layout" svg:x1="17.51cm" svg:y1="3.23cm" svg:x2="17.51cm" svg:y2="5.77cm">
          <text:p/>
        </draw:line>
        <draw:line draw:style-name="gr15" draw:text-style-name="P1" draw:layer="layout" svg:x1="18.399cm" svg:y1="5.788cm" svg:x2="17.51cm" svg:y2="5.788cm">
          <text:p/>
        </draw:line>
        <draw:line draw:style-name="gr15" draw:text-style-name="P1" draw:layer="layout" svg:x1="7.35cm" svg:y1="1.254cm" svg:x2="17.002cm" svg:y2="1.254cm">
          <text:p/>
        </draw:line>
        <draw:line draw:style-name="gr15" draw:text-style-name="P1" draw:layer="layout" svg:x1="22.209cm" svg:y1="13.065cm" svg:x2="22.209cm" svg:y2="15.224cm">
          <text:p/>
        </draw:line>
        <draw:line draw:style-name="gr15" draw:text-style-name="P1" draw:layer="layout" svg:x1="18.018cm" svg:y1="1.254cm" svg:x2="27.543cm" svg:y2="1.254cm">
          <text:p/>
        </draw:line>
        <draw:line draw:style-name="gr15" draw:text-style-name="P1" draw:layer="layout" svg:x1="22.209cm" svg:y1="15.224cm" svg:x2="27.543cm" svg:y2="15.224cm">
          <text:p/>
        </draw:line>
        <draw:line draw:style-name="gr15" draw:text-style-name="P1" draw:layer="layout" svg:x1="27.543cm" svg:y1="1.254cm" svg:x2="27.543cm" svg:y2="15.224cm">
          <text:p/>
        </draw:line>
        <draw:line draw:style-name="gr15" draw:text-style-name="P1" draw:layer="layout" svg:x1="7.35cm" svg:y1="1.254cm" svg:x2="0.365cm" svg:y2="1.254cm">
          <text:p/>
        </draw:line>
        <draw:line draw:style-name="gr15" draw:text-style-name="P1" draw:layer="layout" svg:x1="0.365cm" svg:y1="1.254cm" svg:x2="0.365cm" svg:y2="15.351cm">
          <text:p/>
        </draw:line>
        <draw:line draw:style-name="gr15" draw:text-style-name="P1" draw:layer="layout" svg:x1="0.365cm" svg:y1="15.351cm" svg:x2="16.621cm" svg:y2="15.351cm">
          <text:p/>
        </draw:line>
        <draw:rect draw:style-name="gr2" draw:text-style-name="P1" draw:layer="layout" svg:width="1.651cm" svg:height="1.651cm" svg:x="9.255cm" svg:y="16.24cm">
          <text:p/>
        </draw:rect>
        <draw:line draw:style-name="gr15" draw:text-style-name="P1" draw:layer="layout" svg:x1="7.858cm" svg:y1="15.351cm" svg:x2="7.858cm" svg:y2="16.875cm">
          <text:p/>
        </draw:line>
        <draw:line draw:style-name="gr15" draw:text-style-name="P1" draw:layer="layout" svg:x1="7.858cm" svg:y1="16.875cm" svg:x2="9.255cm" svg:y2="16.875cm">
          <text:p/>
        </draw:line>
        <draw:line draw:style-name="gr15" draw:text-style-name="P1" draw:layer="layout" svg:x1="15.986cm" svg:y1="16.494cm" svg:x2="16.621cm" svg:y2="16.494cm">
          <text:p/>
        </draw:line>
        <draw:line draw:style-name="gr15" draw:text-style-name="P1" draw:layer="layout" svg:x1="10.906cm" svg:y1="17.002cm" svg:x2="15.986cm" svg:y2="17.002cm">
          <text:p/>
        </draw:line>
        <draw:line draw:style-name="gr15" draw:text-style-name="P1" draw:layer="layout" svg:x1="10.136cm" svg:y1="17.891cm" svg:x2="10.136cm" svg:y2="19.034cm">
          <text:p/>
        </draw:line>
        <draw:line draw:style-name="gr15" draw:text-style-name="P1" draw:layer="layout" svg:x1="10.136cm" svg:y1="19.034cm" svg:x2="26.94cm" svg:y2="19.034cm">
          <text:p/>
        </draw:line>
        <draw:line draw:style-name="gr15" draw:text-style-name="P1" draw:layer="layout" svg:x1="26.94cm" svg:y1="19.034cm" svg:x2="26.94cm" svg:y2="15.478cm">
          <text:p/>
        </draw:line>
        <draw:path draw:style-name="gr15" draw:text-style-name="P1" draw:layer="layout" svg:width="0.178cm" svg:height="0.5cm" svg:x="26.94cm" svg:y="14.977cm" svg:viewBox="0 0 179 501" svg:d="M0 0c403 201 0 400 0 400v101">
          <text:p/>
        </draw:path>
        <draw:line draw:style-name="gr15" draw:text-style-name="P1" draw:layer="layout" svg:x1="26.94cm" svg:y1="14.97cm" svg:x2="26.94cm" svg:y2="12.303cm">
          <text:p/>
        </draw:line>
        <draw:line draw:style-name="gr15" draw:text-style-name="P1" draw:layer="layout" svg:x1="26.146cm" svg:y1="12.303cm" svg:x2="26.94cm" svg:y2="12.303cm">
          <text:p/>
        </draw:line>
        <draw:custom-shape draw:style-name="gr13" draw:text-style-name="P1" draw:layer="layout" svg:width="1.37cm" svg:height="0.621cm" svg:x="13.319cm" svg:y="8.61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" draw:layer="layout" svg:x1="13.573cm" svg:y1="9.255cm" svg:x2="13.573cm" svg:y2="9.636cm">
          <text:p/>
        </draw:line>
        <draw:line draw:style-name="gr15" draw:text-style-name="P1" draw:layer="layout" svg:x1="14.335cm" svg:y1="9.255cm" svg:x2="14.335cm" svg:y2="9.89cm">
          <text:p/>
        </draw:line>
        <draw:frame draw:style-name="gr17" draw:text-style-name="P7" draw:layer="layout" svg:width="0.762cm" svg:height="0.889cm" svg:x="13.446cm" svg:y="9.128cm">
          <draw:text-box>
            <text:p><text:span text:style-name="T5">1</text:span></text:p>
          </draw:text-box>
        </draw:frame>
        <draw:line draw:style-name="gr18" draw:text-style-name="P1" draw:layer="layout" svg:x1="16.875cm" svg:y1="2.905cm" svg:x2="15.732cm" svg:y2="2.905cm">
          <text:p/>
        </draw:line>
        <draw:line draw:style-name="gr18" draw:text-style-name="P1" draw:layer="layout" svg:x1="15.097cm" svg:y1="6.08cm" svg:x2="15.351cm" svg:y2="6.08cm">
          <text:p/>
        </draw:line>
        <draw:line draw:style-name="gr18" draw:text-style-name="P1" draw:layer="layout" svg:x1="14.462cm" svg:y1="8.874cm" svg:x2="15.351cm" svg:y2="8.874cm">
          <text:p/>
        </draw:line>
        <draw:line draw:style-name="gr18" draw:text-style-name="P1" draw:layer="layout" svg:x1="11.414cm" svg:y1="13.446cm" svg:x2="11.414cm" svg:y2="14.081cm">
          <text:p/>
        </draw:line>
        <draw:line draw:style-name="gr18" draw:text-style-name="P1" draw:layer="layout" svg:x1="17.256cm" svg:y1="17.383cm" svg:x2="17.256cm" svg:y2="16.494cm">
          <text:p/>
        </draw:line>
        <draw:line draw:style-name="gr18" draw:text-style-name="P1" draw:layer="layout" svg:x1="11.922cm" svg:y1="4.81cm" svg:x2="10.906cm" svg:y2="4.81cm">
          <text:p/>
        </draw:line>
        <draw:path draw:style-name="gr15" draw:text-style-name="P1" draw:layer="layout" svg:width="0.5cm" svg:height="0.178cm" svg:x="23.479cm" svg:y="9.965cm" svg:viewBox="0 0 501 179" svg:d="M0 179c201-403 400 0 400 0h101">
          <text:p/>
        </draw:path>
        <draw:path draw:style-name="gr15" draw:text-style-name="P1" draw:layer="layout" svg:width="0.5cm" svg:height="0.178cm" svg:x="20.554cm" svg:y="10.626cm" svg:viewBox="0 0 501 179" svg:d="M0 179c201-403 400 0 400 0h101">
          <text:p/>
        </draw:path>
        <draw:line draw:style-name="gr15" draw:text-style-name="P1" draw:layer="layout" svg:x1="20.951cm" svg:y1="10.803cm" svg:x2="23.606cm" svg:y2="10.803cm">
          <text:p/>
        </draw:line>
        <draw:line draw:style-name="gr15" draw:text-style-name="P1" draw:layer="layout" svg:x1="23.987cm" svg:y1="10.144cm" svg:x2="27.543cm" svg:y2="10.144cm">
          <text:p/>
        </draw:line>
        <draw:rect draw:style-name="gr19" draw:text-style-name="P1" draw:layer="layout" svg:width="4.572cm" svg:height="4.318cm" svg:x="0.746cm" svg:y="8.239cm">
          <text:p/>
        </draw:rect>
        <draw:frame draw:style-name="gr20" draw:text-style-name="P8" draw:layer="layout" svg:width="4.926cm" svg:height="0.762cm" svg:x="0.773cm" svg:y="8.366cm">
          <draw:text-box>
            <text:p><text:span text:style-name="T6">Peripheral Memory I/O</text:span></text:p>
          </draw:text-box>
        </draw:frame>
        <draw:line draw:style-name="gr15" draw:text-style-name="P1" draw:layer="layout" svg:x1="15.986cm" svg:y1="16.494cm" svg:x2="15.986cm" svg:y2="17.002cm">
          <text:p/>
        </draw:line>
        <draw:frame draw:style-name="gr21" draw:text-style-name="P10" draw:layer="layout" svg:width="3.601cm" svg:height="0.802cm" svg:x="11.668cm" svg:y="16.2cm">
          <draw:text-box>
            <text:p text:style-name="P9"><text:span text:style-name="T3">control_to_alu</text:span></text:p>
          </draw:text-box>
        </draw:frame>
        <draw:frame draw:style-name="gr21" draw:text-style-name="P12" draw:layer="layout" svg:width="6.78cm" svg:height="0.802cm" svg:x="14.081cm" svg:y="17.256cm">
          <draw:text-box>
            <text:p text:style-name="P11"><text:span text:style-name="T7">alu_from_opcode_or_control</text:span></text:p>
          </draw:text-box>
        </draw:frame>
        <draw:frame draw:style-name="gr21" draw:text-style-name="P13" draw:layer="layout" svg:width="2.775cm" svg:height="0.802cm" svg:x="8.239cm" svg:y="4.389cm">
          <draw:text-box>
            <text:p text:style-name="P13">pc_enable</text:p>
          </draw:text-box>
        </draw:frame>
        <draw:frame draw:style-name="gr21" draw:text-style-name="P12" draw:layer="layout" svg:width="4.583cm" svg:height="0.802cm" svg:x="11.149cm" svg:y="2.524cm">
          <draw:text-box>
            <text:p text:style-name="P11"><text:span text:style-name="T1">c_or_mem_control</text:span></text:p>
          </draw:text-box>
        </draw:frame>
        <draw:custom-shape draw:style-name="gr22" draw:text-style-name="P14" draw:layer="layout" svg:width="2.005cm" svg:height="1.002cm" draw:transform="rotate (3.1415926535892) translate (18.526cm 3.286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5" draw:layer="layout" svg:x1="17.002cm" svg:y1="2.27cm" svg:x2="17.002cm" svg:y2="1.254cm">
          <text:p/>
        </draw:line>
        <draw:line draw:style-name="gr15" draw:text-style-name="P15" draw:layer="layout" svg:x1="18.018cm" svg:y1="2.27cm" svg:x2="18.018cm" svg:y2="1.254cm">
          <text:p/>
        </draw:line>
        <draw:line draw:style-name="gr18" draw:text-style-name="P15" draw:layer="layout" svg:x1="5.445cm" svg:y1="6.334cm" svg:x2="4.175cm" svg:y2="6.334cm">
          <text:p/>
        </draw:line>
        <draw:line draw:style-name="gr18" draw:text-style-name="P15" draw:layer="layout" svg:x1="5.445cm" svg:y1="7.35cm" svg:x2="4.302cm" svg:y2="7.35cm">
          <text:p/>
        </draw:line>
        <draw:frame draw:style-name="gr21" draw:text-style-name="P12" draw:layer="layout" svg:width="4.037cm" svg:height="0.802cm" svg:x="10.017cm" svg:y="13.954cm">
          <draw:text-box>
            <text:p text:style-name="P11"><text:span text:style-name="T1">pc_or_b_control</text:span></text:p>
          </draw:text-box>
        </draw:frame>
        <draw:frame draw:style-name="gr21" draw:text-style-name="P17" draw:layer="layout" svg:width="2.09cm" svg:height="0.802cm" svg:x="15.278cm" svg:y="5.659cm">
          <draw:text-box>
            <text:p text:style-name="P16"><text:span text:style-name="T1">pc_jmp</text:span></text:p>
          </draw:text-box>
        </draw:frame>
        <draw:frame draw:style-name="gr21" draw:text-style-name="P17" draw:layer="layout" svg:width="2.255cm" svg:height="0.802cm" svg:x="15.278cm" svg:y="8.474cm">
          <draw:text-box>
            <text:p text:style-name="P16"><text:span text:style-name="T1">pc_brch</text:span></text:p>
          </draw:text-box>
        </draw:frame>
        <draw:path draw:style-name="gr15" draw:text-style-name="P1" draw:layer="layout" svg:width="0.5cm" svg:height="0.178cm" draw:transform="rotate (-1.57079632679579) translate (14.5139999999999cm 9.89699999999995cm)" svg:viewBox="0 0 501 179" svg:d="M0 179c201-403 400 0 400 0h101">
          <text:p/>
        </draw:path>
        <draw:line draw:style-name="gr15" draw:text-style-name="P15" draw:layer="layout" svg:x1="14.335cm" svg:y1="10.398cm" svg:x2="14.335cm" svg:y2="10.779cm">
          <text:p/>
        </draw:line>
        <draw:frame draw:style-name="gr21" draw:text-style-name="P18" draw:layer="layout" svg:width="0.697cm" svg:height="0.645cm" svg:x="13.919cm" svg:y="5.943cm">
          <draw:text-box>
            <text:p text:style-name="P18"><text:span text:style-name="T8">0</text:span></text:p>
          </draw:text-box>
        </draw:frame>
        <draw:frame draw:style-name="gr21" draw:text-style-name="P18" draw:layer="layout" svg:width="0.697cm" svg:height="0.645cm" svg:x="13.219cm" svg:y="8.737cm">
          <draw:text-box>
            <text:p text:style-name="P18"><text:span text:style-name="T8">0</text:span></text:p>
          </draw:text-box>
        </draw:frame>
        <draw:frame draw:style-name="gr21" draw:text-style-name="P20" draw:layer="layout" svg:width="0.697cm" svg:height="0.645cm" svg:x="14.616cm" svg:y="5.934cm">
          <draw:text-box>
            <text:p text:style-name="P19"><text:span text:style-name="T9">1</text:span></text:p>
          </draw:text-box>
        </draw:frame>
        <draw:frame draw:style-name="gr21" draw:text-style-name="P20" draw:layer="layout" svg:width="0.697cm" svg:height="0.645cm" svg:x="14.017cm" svg:y="8.735cm">
          <draw:text-box>
            <text:p text:style-name="P19"><text:span text:style-name="T9">1</text:span></text:p>
          </draw:text-box>
        </draw:frame>
        <draw:frame draw:style-name="gr21" draw:text-style-name="P18" draw:layer="layout" svg:width="0.697cm" svg:height="0.645cm" svg:x="16.618cm" svg:y="2.236cm">
          <draw:text-box>
            <text:p text:style-name="P21"><text:span text:style-name="T9">1</text:span></text:p>
          </draw:text-box>
        </draw:frame>
        <draw:frame draw:style-name="gr21" draw:text-style-name="P20" draw:layer="layout" svg:width="0.697cm" svg:height="0.645cm" svg:x="17.619cm" svg:y="2.237cm">
          <draw:text-box>
            <text:p text:style-name="P19"><text:span text:style-name="T9">0</text:span></text:p>
          </draw:text-box>
        </draw:frame>
        <draw:frame draw:style-name="gr21" draw:text-style-name="P20" draw:layer="layout" svg:width="0.697cm" svg:height="0.645cm" svg:x="11.479cm" svg:y="12.895cm">
          <draw:text-box>
            <text:p text:style-name="P19"><text:span text:style-name="T9">0</text:span></text:p>
          </draw:text-box>
        </draw:frame>
        <draw:frame draw:style-name="gr21" draw:text-style-name="P18" draw:layer="layout" svg:width="0.697cm" svg:height="0.645cm" svg:x="11.469cm" svg:y="11.777cm">
          <draw:text-box>
            <text:p text:style-name="P21"><text:span text:style-name="T9">1</text:span></text:p>
          </draw:text-box>
        </draw:frame>
        <draw:line draw:style-name="gr15" draw:text-style-name="P15" draw:layer="layout" svg:x1="16.113cm" svg:y1="15.351cm" svg:x2="16.113cm" svg:y2="11.414cm">
          <text:p/>
        </draw:line>
        <draw:line draw:style-name="gr15" draw:text-style-name="P15" draw:layer="layout" svg:x1="16.113cm" svg:y1="11.414cm" svg:x2="19.288cm" svg:y2="11.414cm">
          <text:p/>
        </draw:line>
        <draw:path draw:style-name="gr15" draw:text-style-name="P1" draw:layer="layout" svg:width="0.5cm" svg:height="0.178cm" draw:transform="rotate (1.5707963267946) translate (19.1090000000002cm 11.0400000000002cm)" svg:viewBox="0 0 501 179" svg:d="M0 179c201-403 400 0 400 0h101">
          <text:p/>
        </draw:path>
        <draw:path draw:style-name="gr15" draw:text-style-name="P1" draw:layer="layout" svg:width="0.5cm" svg:height="0.178cm" draw:transform="rotate (1.5707963267946) translate (19.1090000000002cm 10.2700000000002cm)" svg:viewBox="0 0 501 179" svg:d="M0 179c201-403 400 0 400 0h101">
          <text:p/>
        </draw:path>
        <draw:line draw:style-name="gr15" draw:text-style-name="P15" draw:layer="layout" svg:x1="19.288cm" svg:y1="11.414cm" svg:x2="19.288cm" svg:y2="11.033cm">
          <text:p/>
        </draw:line>
        <draw:line draw:style-name="gr15" draw:text-style-name="P15" draw:layer="layout" svg:x1="19.288cm" svg:y1="10.652cm" svg:x2="19.288cm" svg:y2="10.271cm">
          <text:p/>
        </draw:line>
        <draw:path draw:style-name="gr15" draw:text-style-name="P1" draw:layer="layout" svg:width="0.5cm" svg:height="0.178cm" svg:x="20.557cm" svg:y="9.201cm" svg:viewBox="0 0 501 179" svg:d="M0 179c201-403 400 0 400 0h101">
          <text:p/>
        </draw:path>
        <draw:line draw:style-name="gr15" draw:text-style-name="P15" draw:layer="layout" svg:x1="19.288cm" svg:y1="9.763cm" svg:x2="19.288cm" svg:y2="9.382cm">
          <text:p/>
        </draw:line>
        <draw:line draw:style-name="gr15" draw:text-style-name="P15" draw:layer="layout" svg:x1="20.558cm" svg:y1="9.382cm" svg:x2="19.288cm" svg:y2="9.382cm">
          <text:p/>
        </draw:line>
        <draw:path draw:style-name="gr15" draw:text-style-name="P1" draw:layer="layout" svg:width="0.5cm" svg:height="0.178cm" svg:x="23.438cm" svg:y="9.202cm" svg:viewBox="0 0 501 179" svg:d="M0 179c201-403 400 0 400 0h101">
          <text:p/>
        </draw:path>
        <draw:line draw:style-name="gr15" draw:text-style-name="P15" draw:layer="layout" svg:x1="21.058cm" svg:y1="9.38cm" svg:x2="23.438cm" svg:y2="9.38cm">
          <text:p/>
        </draw:line>
        <draw:line draw:style-name="gr15" draw:text-style-name="P15" draw:layer="layout" svg:x1="23.86cm" svg:y1="9.382cm" svg:x2="25.765cm" svg:y2="9.382cm">
          <text:p/>
        </draw:line>
        <draw:line draw:style-name="gr15" draw:text-style-name="P15" draw:layer="layout" svg:x1="25.765cm" svg:y1="9.382cm" svg:x2="25.765cm" svg:y2="1.889cm">
          <text:p/>
        </draw:line>
        <draw:line draw:style-name="gr15" draw:text-style-name="P15" draw:layer="layout" svg:x1="25.765cm" svg:y1="1.889cm" svg:x2="19.161cm" svg:y2="1.889cm">
          <text:p/>
        </draw:line>
        <draw:line draw:style-name="gr15" draw:text-style-name="P15" draw:layer="layout" svg:x1="22.717cm" svg:y1="1.889cm" svg:x2="22.717cm" svg:y2="2.27cm">
          <text:p/>
        </draw:line>
        <draw:line draw:style-name="gr15" draw:text-style-name="P15" draw:layer="layout" svg:x1="23.733cm" svg:y1="1.889cm" svg:x2="23.733cm" svg:y2="2.27cm">
          <text:p/>
        </draw:line>
        <draw:circle draw:style-name="gr23" draw:text-style-name="P15" draw:layer="layout" svg:width="0.127cm" svg:height="0.127cm" svg:x="16.05cm" svg:y="15.293cm">
          <text:p/>
        </draw:circle>
        <draw:circle draw:style-name="gr23" draw:text-style-name="P15" draw:layer="layout" svg:width="0.127cm" svg:height="0.127cm" svg:x="7.803cm" svg:y="15.294cm">
          <text:p/>
        </draw:circle>
        <draw:circle draw:style-name="gr23" draw:text-style-name="P15" draw:layer="layout" svg:width="0.127cm" svg:height="0.127cm" svg:x="14.267cm" svg:y="10.73cm">
          <text:p/>
        </draw:circle>
        <draw:circle draw:style-name="gr23" draw:text-style-name="P15" draw:layer="layout" svg:width="0.127cm" svg:height="0.127cm" svg:x="23.669cm" svg:y="1.816cm">
          <text:p/>
        </draw:circle>
        <draw:circle draw:style-name="gr23" draw:text-style-name="P15" draw:layer="layout" svg:width="0.127cm" svg:height="0.127cm" svg:x="27.478cm" svg:y="10.081cm">
          <text:p/>
        </draw:circle>
        <draw:circle draw:style-name="gr23" draw:text-style-name="P15" draw:layer="layout" svg:width="0.127cm" svg:height="0.127cm" svg:x="7.672cm" svg:y="1.175cm">
          <text:p/>
        </draw:circle>
        <draw:circle draw:style-name="gr23" draw:text-style-name="P15" draw:layer="layout" svg:width="0.127cm" svg:height="0.127cm" svg:x="12.613cm" svg:y="7.933cm">
          <text:p/>
        </draw:circle>
        <draw:circle draw:style-name="gr23" draw:text-style-name="P15" draw:layer="layout" svg:width="0.127cm" svg:height="0.127cm" svg:x="23.544cm" svg:y="10.743cm">
          <text:p/>
        </draw:circle>
        <draw:line draw:style-name="gr24" draw:text-style-name="P15" draw:layer="layout" svg:x1="19.161cm" svg:y1="2.778cm" svg:x2="19.161cm" svg:y2="1.889cm">
          <text:p/>
        </draw:line>
        <draw:circle draw:style-name="gr23" draw:text-style-name="P15" draw:layer="layout" svg:width="0.127cm" svg:height="0.127cm" svg:x="22.649cm" svg:y="1.817cm">
          <text:p/>
        </draw:circle>
        <draw:frame draw:style-name="gr21" draw:text-style-name="P19" draw:layer="layout" svg:width="3.076cm" svg:height="1.673cm" svg:x="2.016cm" svg:y="2.905cm">
          <draw:text-box>
            <text:p text:style-name="P19">STATE 0</text:p>
            <text:p text:style-name="P19">FETCH</text:p>
          </draw:text-box>
        </draw:frame>
        <draw:circle draw:style-name="gr23" draw:text-style-name="P15" draw:layer="layout" svg:width="0.127cm" svg:height="0.127cm" svg:x="14.909cm" svg:y="10.072cm">
          <text:p/>
        </draw:circle>
        <draw:frame draw:style-name="gr21" draw:text-style-name="P20" draw:layer="layout" svg:width="0.697cm" svg:height="0.645cm" svg:x="16.548cm" svg:y="16.178cm">
          <draw:text-box>
            <text:p text:style-name="P22"><text:span text:style-name="T9">0</text:span></text:p>
          </draw:text-box>
        </draw:frame>
        <draw:frame draw:style-name="gr21" draw:text-style-name="P18" draw:layer="layout" svg:width="0.697cm" svg:height="0.645cm" svg:x="16.549cm" svg:y="15.079cm">
          <draw:text-box>
            <text:p text:style-name="P23"><text:span text:style-name="T9">1</text:span></text:p>
          </draw:text-box>
        </draw:frame>
        <draw:rect draw:style-name="gr23" draw:text-style-name="P15" draw:layer="layout" svg:width="0.508cm" svg:height="0.508cm" svg:x="1.254cm" svg:y="15.86cm">
          <text:p/>
        </draw:rect>
        <draw:rect draw:style-name="gr25" draw:text-style-name="P15" draw:layer="layout" svg:width="0.508cm" svg:height="0.508cm" svg:x="1.254cm" svg:y="16.66cm">
          <text:p/>
        </draw:rect>
        <draw:rect draw:style-name="gr26" draw:text-style-name="P15" draw:layer="layout" svg:width="0.508cm" svg:height="0.508cm" svg:x="1.254cm" svg:y="17.46cm">
          <text:p/>
        </draw:rect>
        <draw:rect draw:style-name="gr27" draw:text-style-name="P15" draw:layer="layout" svg:width="0.508cm" svg:height="0.508cm" svg:x="1.254cm" svg:y="18.26cm">
          <text:p/>
        </draw:rect>
        <draw:frame draw:style-name="gr21" draw:text-style-name="P24" draw:layer="layout" svg:width="2.614cm" svg:height="0.802cm" svg:x="1.924cm" svg:y="15.741cm">
          <draw:text-box>
            <text:p text:style-name="P24"><text:span text:style-name="T10">Data Line</text:span></text:p>
          </draw:text-box>
        </draw:frame>
        <draw:frame draw:style-name="gr21" draw:text-style-name="P17" draw:layer="layout" svg:width="3.161cm" svg:height="0.802cm" svg:x="1.885cm" svg:y="16.539cm">
          <draw:text-box>
            <text:p text:style-name="P16"><text:span text:style-name="T1">Disabled (0)</text:span></text:p>
          </draw:text-box>
        </draw:frame>
        <draw:frame draw:style-name="gr21" draw:text-style-name="P12" draw:layer="layout" svg:width="3.05cm" svg:height="0.802cm" svg:x="1.912cm" svg:y="17.406cm">
          <draw:text-box>
            <text:p text:style-name="P19"><text:span text:style-name="T7">Enabled (1)</text:span></text:p>
          </draw:text-box>
        </draw:frame>
        <draw:frame draw:style-name="gr21" draw:text-style-name="P25" draw:layer="layout" svg:width="5.789cm" svg:height="0.802cm" svg:x="1.97cm" svg:y="18.154cm">
          <draw:text-box>
            <text:p text:style-name="P19"><text:span text:style-name="T1">Label (Data, not control)</text:span></text:p>
          </draw:text-box>
        </draw:frame>
      </draw:page>
      <draw:page draw:name="page2" draw:style-name="dp1" draw:master-page-name="Default">
        <draw:rect draw:style-name="gr1" draw:text-style-name="P1" draw:layer="layout" svg:width="0.635cm" svg:height="0.762cm" svg:x="13.7cm" svg:y="7.604cm">
          <text:p/>
        </draw:rect>
        <draw:rect draw:style-name="gr2" draw:text-style-name="P1" draw:layer="layout" svg:width="4.572cm" svg:height="8.001cm" svg:x="5.445cm" svg:y="5.826cm">
          <text:p/>
        </draw:rect>
        <draw:rect draw:style-name="gr2" draw:text-style-name="P1" draw:layer="layout" svg:width="6.096cm" svg:height="1.778cm" svg:x="18.399cm" svg:y="5.445cm">
          <text:p/>
        </draw:rect>
        <draw:polygon draw:style-name="gr3" draw:text-style-name="P1" draw:layer="layout" svg:width="3.76cm" svg:height="1.977cm" svg:x="20.226cm" svg:y="11.033cm" svg:viewBox="0 0 3761 1978" draw:points="1385,1037 2467,1037 2925,0 3761,0 2820,1978 940,1978 0,0 929,0">
          <text:p/>
        </draw:polygon>
        <draw:rect draw:style-name="gr2" draw:text-style-name="P1" draw:layer="layout" svg:width="1.651cm" svg:height="1.651cm" svg:x="11.922cm" svg:y="4.048cm">
          <text:p/>
        </draw:rect>
        <draw:frame draw:style-name="gr4" draw:text-style-name="P2" draw:layer="layout" svg:width="4.9cm" svg:height="1.091cm" svg:x="6.092cm" svg:y="12.174cm">
          <draw:text-box>
            <text:p text:style-name="P2"><text:span text:style-name="T1">port_a_address</text:span></text:p>
          </draw:text-box>
        </draw:frame>
        <draw:frame draw:style-name="gr5" draw:text-style-name="P3" draw:layer="layout" svg:width="4.9cm" svg:height="1.143cm" svg:x="0.418cm" svg:y="11.287cm">
          <draw:text-box>
            <text:p text:style-name="P3"><text:span text:style-name="T1">port_b_address</text:span></text:p>
          </draw:text-box>
        </draw:frame>
        <draw:frame draw:style-name="gr6" draw:text-style-name="P3" draw:layer="layout" svg:width="3.139cm" svg:height="0.964cm" svg:x="6.843cm" svg:y="9.709cm">
          <draw:text-box>
            <text:p text:style-name="P3"><text:span text:style-name="T1">port_a_in</text:span></text:p>
          </draw:text-box>
        </draw:frame>
        <draw:frame draw:style-name="gr7" draw:text-style-name="P3" draw:layer="layout" svg:width="3.139cm" svg:height="0.963cm" svg:x="2.179cm" svg:y="10.324cm">
          <draw:text-box>
            <text:p text:style-name="P3"><text:span text:style-name="T1">port_b_in</text:span></text:p>
          </draw:text-box>
        </draw:frame>
        <draw:frame draw:style-name="gr6" draw:text-style-name="P4" draw:layer="layout" svg:width="3.444cm" svg:height="0.964cm" svg:x="1.254cm" svg:y="6.894cm">
          <draw:text-box>
            <text:p text:style-name="P4"><text:span text:style-name="T2">port_b_we</text:span></text:p>
          </draw:text-box>
        </draw:frame>
        <draw:frame draw:style-name="gr6" draw:text-style-name="P4" draw:layer="layout" svg:width="3.444cm" svg:height="0.964cm" svg:x="1.254cm" svg:y="5.878cm">
          <draw:text-box>
            <text:p text:style-name="P4"><text:span text:style-name="T1">port_a_we</text:span></text:p>
          </draw:text-box>
        </draw:frame>
        <draw:frame draw:style-name="gr8" draw:text-style-name="P3" draw:layer="layout" svg:width="3.529cm" svg:height="1.016cm" svg:x="1.762cm" svg:y="9.382cm">
          <draw:text-box>
            <text:p text:style-name="P3"><text:span text:style-name="T1">port_b_out</text:span></text:p>
          </draw:text-box>
        </draw:frame>
        <draw:frame draw:style-name="gr9" draw:text-style-name="P2" draw:layer="layout" svg:width="3.529cm" svg:height="0.964cm" svg:x="6.207cm" svg:y="5.699cm">
          <draw:text-box>
            <text:p text:style-name="P2"><text:span text:style-name="T1">port_a_out</text:span></text:p>
          </draw:text-box>
        </draw:frame>
        <draw:frame draw:style-name="gr9" draw:text-style-name="P2" draw:layer="layout" svg:width="2.576cm" svg:height="0.964cm" svg:x="18.018cm" svg:y="12.101cm">
          <draw:text-box>
            <text:p text:style-name="P2"><text:span text:style-name="T3">opcode</text:span></text:p>
          </draw:text-box>
        </draw:frame>
        <draw:frame draw:style-name="gr9" draw:text-style-name="P2" draw:layer="layout" svg:width="0.82cm" svg:height="0.964cm" svg:x="22.336cm" svg:y="13.827cm">
          <draw:text-box>
            <text:p text:style-name="P2"><text:span text:style-name="T3">c</text:span></text:p>
          </draw:text-box>
        </draw:frame>
        <draw:frame draw:style-name="gr9" draw:text-style-name="P2" draw:layer="layout" svg:width="1.84cm" svg:height="0.964cm" svg:x="24.687cm" svg:y="13.192cm">
          <draw:text-box>
            <text:p text:style-name="P2"><text:span text:style-name="T3">flags</text:span></text:p>
          </draw:text-box>
        </draw:frame>
        <draw:frame draw:style-name="gr9" draw:text-style-name="P2" draw:layer="layout" svg:width="3.093cm" svg:height="0.964cm" draw:transform="rotate (1.5707963267946) translate (18.745cm 5.236cm)">
          <draw:text-box draw:corner-radius="0.553cm">
            <text:p text:style-name="P2"><text:span text:style-name="T3">reg_write</text:span></text:p>
          </draw:text-box>
        </draw:frame>
        <draw:frame draw:style-name="gr9" draw:text-style-name="P2" draw:layer="layout" svg:width="3.736cm" svg:height="0.964cm" draw:transform="rotate (1.5707963267946) translate (22.336cm 5.244cm)">
          <draw:text-box>
            <text:p text:style-name="P2"><text:span text:style-name="T1">reg_read_a</text:span></text:p>
          </draw:text-box>
        </draw:frame>
        <draw:frame draw:style-name="gr9" draw:text-style-name="P2" draw:layer="layout" svg:width="3.736cm" svg:height="0.964cm" draw:transform="rotate (1.5707963267946) translate (23.352cm 5.244cm)">
          <draw:text-box>
            <text:p text:style-name="P2"><text:span text:style-name="T1">reg_read_b</text:span></text:p>
          </draw:text-box>
        </draw:frame>
        <draw:frame draw:style-name="gr9" draw:text-style-name="P4" draw:layer="layout" svg:width="4.075cm" svg:height="0.964cm" draw:transform="rotate (1.5707963267946) translate (19.913cm 5.318cm)">
          <draw:text-box>
            <text:p text:style-name="P4"><text:span text:style-name="T2">write_enable</text:span></text:p>
          </draw:text-box>
        </draw:frame>
        <draw:frame draw:style-name="gr9" draw:text-style-name="P4" draw:layer="layout" svg:width="1.912cm" svg:height="0.964cm" draw:transform="rotate (1.5707963267946) translate (21.245cm 5.245cm)">
          <draw:text-box>
            <text:p text:style-name="P4"><text:span text:style-name="T2">reset</text:span></text:p>
          </draw:text-box>
        </draw:frame>
        <draw:frame draw:style-name="gr9" draw:text-style-name="P2" draw:layer="layout" svg:width="2.119cm" svg:height="0.964cm" svg:x="19.653cm" svg:y="6.377cm">
          <draw:text-box>
            <text:p text:style-name="P2"><text:span text:style-name="T3">reg_a</text:span></text:p>
          </draw:text-box>
        </draw:frame>
        <draw:frame draw:style-name="gr9" draw:text-style-name="P2" draw:layer="layout" svg:width="2.119cm" svg:height="0.964cm" svg:x="22.66cm" svg:y="6.377cm">
          <draw:text-box>
            <text:p text:style-name="P2"><text:span text:style-name="T3">reg_b</text:span></text:p>
          </draw:text-box>
        </draw:frame>
        <draw:frame draw:style-name="gr10" draw:text-style-name="P2" draw:layer="layout" svg:width="3.067cm" svg:height="1.143cm" svg:x="18.399cm" svg:y="5.426cm">
          <draw:text-box>
            <text:p text:style-name="P2"><text:span text:style-name="T1">alu_input</text:span></text:p>
          </draw:text-box>
        </draw:frame>
        <draw:frame draw:style-name="gr11" draw:text-style-name="P26" draw:layer="layout" svg:width="1.397cm" svg:height="1.802cm" svg:x="12.049cm" svg:y="4.429cm">
          <draw:text-box>
            <text:p text:style-name="P26"><text:span text:style-name="T4">PC</text:span></text:p>
          </draw:text-box>
        </draw:frame>
        <draw:frame draw:style-name="gr12" draw:text-style-name="P6" draw:layer="layout" svg:width="1.905cm" svg:height="1.252cm" svg:x="9.229cm" svg:y="16.359cm">
          <draw:text-box>
            <text:p text:style-name="P6"><text:span text:style-name="T1">FSM</text:span></text:p>
          </draw:text-box>
        </draw:frame>
        <draw:g>
          <draw:custom-shape draw:style-name="gr13" draw:text-style-name="P1" draw:layer="layout" svg:width="2.109cm" svg:height="1.129cm" draw:transform="rotate (1.5707963267946) translate (10.911cm 13.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4" draw:text-style-name="P1" draw:layer="layout" svg:x1="10.017cm" svg:y1="12.557cm" svg:x2="10.906cm" svg:y2="12.557cm">
          <text:p/>
        </draw:line>
        <draw:custom-shape draw:style-name="gr13" draw:text-style-name="P1" draw:layer="layout" svg:width="1.37cm" svg:height="0.621cm" svg:x="13.963cm" svg:y="5.83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7" draw:layer="layout" svg:width="1.397cm" svg:height="1.802cm" svg:x="13.656cm" svg:y="7.477cm">
          <draw:text-box>
            <text:p text:style-name="P27">-</text:p>
          </draw:text-box>
        </draw:frame>
        <draw:line draw:style-name="gr15" draw:text-style-name="P1" draw:layer="layout" svg:x1="14.208cm" svg:y1="6.461cm" svg:x2="14.208cm" svg:y2="7.604cm">
          <text:p/>
        </draw:line>
        <draw:line draw:style-name="gr15" draw:text-style-name="P1" draw:layer="layout" svg:x1="13.954cm" svg:y1="8.366cm" svg:x2="13.954cm" svg:y2="8.62cm">
          <text:p/>
        </draw:line>
        <draw:line draw:style-name="gr15" draw:text-style-name="P1" draw:layer="layout" svg:x1="12.684cm" svg:y1="5.699cm" svg:x2="12.684cm" svg:y2="12.049cm">
          <text:p/>
        </draw:line>
        <draw:line draw:style-name="gr15" draw:text-style-name="P1" draw:layer="layout" svg:x1="13.7cm" svg:y1="7.985cm" svg:x2="12.684cm" svg:y2="7.985cm">
          <text:p/>
        </draw:line>
        <draw:line draw:style-name="gr15" draw:text-style-name="P1" draw:layer="layout" svg:x1="12.684cm" svg:y1="12.049cm" svg:x2="12.049cm" svg:y2="12.049cm">
          <text:p/>
        </draw:line>
        <draw:line draw:style-name="gr15" draw:text-style-name="P1" draw:layer="layout" svg:x1="20.685cm" svg:y1="7.223cm" svg:x2="20.685cm" svg:y2="11.033cm">
          <text:p/>
        </draw:line>
        <draw:line draw:style-name="gr15" draw:text-style-name="P1" draw:layer="layout" svg:x1="23.606cm" svg:y1="7.223cm" svg:x2="23.606cm" svg:y2="11.033cm">
          <text:p/>
        </draw:line>
        <draw:line draw:style-name="gr15" draw:text-style-name="P1" draw:layer="layout" svg:x1="20.558cm" svg:y1="10.779cm" svg:x2="13.319cm" svg:y2="10.779cm">
          <text:p/>
        </draw:line>
        <draw:line draw:style-name="gr15" draw:text-style-name="P1" draw:layer="layout" svg:x1="13.319cm" svg:y1="13.192cm" svg:x2="13.319cm" svg:y2="10.779cm">
          <text:p/>
        </draw:line>
        <draw:line draw:style-name="gr15" draw:text-style-name="P1" draw:layer="layout" svg:x1="12.049cm" svg:y1="13.192cm" svg:x2="13.319cm" svg:y2="13.192cm">
          <text:p/>
        </draw:line>
        <draw:line draw:style-name="gr15" draw:text-style-name="P1" draw:layer="layout" svg:x1="10.017cm" svg:y1="10.144cm" svg:x2="12.43cm" svg:y2="10.144cm">
          <text:p/>
        </draw:line>
        <draw:path draw:style-name="gr15" draw:text-style-name="P1" draw:layer="layout" svg:width="0.5cm" svg:height="0.178cm" svg:x="12.43cm" svg:y="9.965cm" svg:viewBox="0 0 501 179" svg:d="M0 179c201-403 400 0 400 0h101">
          <text:p/>
        </draw:path>
        <draw:path draw:style-name="gr15" draw:text-style-name="P1" draw:layer="layout" svg:width="0.5cm" svg:height="0.178cm" svg:x="20.565cm" svg:y="9.965cm" svg:viewBox="0 0 501 179" svg:d="M0 179c201-403 400 0 400 0h101">
          <text:p/>
        </draw:path>
        <draw:line draw:style-name="gr15" draw:text-style-name="P1" draw:layer="layout" svg:x1="12.938cm" svg:y1="10.144cm" svg:x2="20.558cm" svg:y2="10.144cm">
          <text:p/>
        </draw:line>
        <draw:line draw:style-name="gr15" draw:text-style-name="P1" draw:layer="layout" svg:x1="21.066cm" svg:y1="10.144cm" svg:x2="23.479cm" svg:y2="10.144cm">
          <text:p/>
        </draw:line>
        <draw:custom-shape draw:style-name="gr13" draw:text-style-name="P1" draw:layer="layout" svg:width="2.005cm" svg:height="1.002cm" draw:transform="rotate (1.5707963267946) translate (16.621cm 16.839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1" draw:text-style-name="P1" draw:layer="layout" svg:width="1.27cm" svg:height="1.905cm" svg:x="24.876cm" svg:y="11.287cm">
            <text:p/>
          </draw:rect>
          <draw:custom-shape draw:style-name="gr16" draw:text-style-name="P1" draw:layer="layout" svg:width="0.508cm" svg:height="0.635cm" svg:x="25.257cm" svg:y="12.557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5" draw:text-style-name="P1" draw:layer="layout" svg:x1="23.352cm" svg:y1="12.303cm" svg:x2="24.876cm" svg:y2="12.303cm">
          <text:p/>
        </draw:line>
        <draw:line draw:style-name="gr15" draw:text-style-name="P1" draw:layer="layout" svg:x1="20.685cm" svg:y1="12.049cm" svg:x2="17.891cm" svg:y2="12.049cm">
          <text:p/>
        </draw:line>
        <draw:line draw:style-name="gr15" draw:text-style-name="P1" draw:layer="layout" svg:x1="17.891cm" svg:y1="15.859cm" svg:x2="17.891cm" svg:y2="12.049cm">
          <text:p/>
        </draw:line>
        <draw:line draw:style-name="gr15" draw:text-style-name="P1" draw:layer="layout" svg:x1="17.637cm" svg:y1="15.859cm" svg:x2="17.891cm" svg:y2="15.859cm">
          <text:p/>
        </draw:line>
        <draw:line draw:style-name="gr15" draw:text-style-name="P1" draw:layer="layout" svg:x1="7.731cm" svg:y1="5.826cm" svg:x2="7.731cm" svg:y2="1.254cm">
          <text:p/>
        </draw:line>
        <draw:line draw:style-name="gr15" draw:text-style-name="P1" draw:layer="layout" svg:x1="13.573cm" svg:y1="4.81cm" svg:x2="14.716cm" svg:y2="4.81cm">
          <text:p/>
        </draw:line>
        <draw:line draw:style-name="gr15" draw:text-style-name="P1" draw:layer="layout" svg:x1="14.716cm" svg:y1="5.826cm" svg:x2="14.716cm" svg:y2="4.81cm">
          <text:p/>
        </draw:line>
        <draw:line draw:style-name="gr15" draw:text-style-name="P1" draw:layer="layout" svg:x1="14.97cm" svg:y1="6.461cm" svg:x2="14.97cm" svg:y2="10.144cm">
          <text:p/>
        </draw:line>
        <draw:line draw:style-name="gr15" draw:text-style-name="P1" draw:layer="layout" svg:x1="17.51cm" svg:y1="3.23cm" svg:x2="17.51cm" svg:y2="5.77cm">
          <text:p/>
        </draw:line>
        <draw:line draw:style-name="gr15" draw:text-style-name="P1" draw:layer="layout" svg:x1="18.399cm" svg:y1="5.788cm" svg:x2="17.51cm" svg:y2="5.788cm">
          <text:p/>
        </draw:line>
        <draw:line draw:style-name="gr15" draw:text-style-name="P1" draw:layer="layout" svg:x1="7.35cm" svg:y1="1.254cm" svg:x2="17.002cm" svg:y2="1.254cm">
          <text:p/>
        </draw:line>
        <draw:line draw:style-name="gr15" draw:text-style-name="P1" draw:layer="layout" svg:x1="22.209cm" svg:y1="13.065cm" svg:x2="22.209cm" svg:y2="15.224cm">
          <text:p/>
        </draw:line>
        <draw:line draw:style-name="gr15" draw:text-style-name="P1" draw:layer="layout" svg:x1="18.018cm" svg:y1="1.254cm" svg:x2="27.543cm" svg:y2="1.254cm">
          <text:p/>
        </draw:line>
        <draw:line draw:style-name="gr15" draw:text-style-name="P1" draw:layer="layout" svg:x1="22.209cm" svg:y1="15.224cm" svg:x2="27.543cm" svg:y2="15.224cm">
          <text:p/>
        </draw:line>
        <draw:line draw:style-name="gr15" draw:text-style-name="P1" draw:layer="layout" svg:x1="27.543cm" svg:y1="1.254cm" svg:x2="27.543cm" svg:y2="15.224cm">
          <text:p/>
        </draw:line>
        <draw:line draw:style-name="gr15" draw:text-style-name="P1" draw:layer="layout" svg:x1="7.35cm" svg:y1="1.254cm" svg:x2="0.365cm" svg:y2="1.254cm">
          <text:p/>
        </draw:line>
        <draw:line draw:style-name="gr15" draw:text-style-name="P1" draw:layer="layout" svg:x1="0.365cm" svg:y1="1.254cm" svg:x2="0.365cm" svg:y2="15.351cm">
          <text:p/>
        </draw:line>
        <draw:line draw:style-name="gr15" draw:text-style-name="P1" draw:layer="layout" svg:x1="0.365cm" svg:y1="15.351cm" svg:x2="16.621cm" svg:y2="15.351cm">
          <text:p/>
        </draw:line>
        <draw:rect draw:style-name="gr2" draw:text-style-name="P1" draw:layer="layout" svg:width="1.651cm" svg:height="1.651cm" svg:x="9.255cm" svg:y="16.24cm">
          <text:p/>
        </draw:rect>
        <draw:line draw:style-name="gr15" draw:text-style-name="P1" draw:layer="layout" svg:x1="7.858cm" svg:y1="15.351cm" svg:x2="7.858cm" svg:y2="16.875cm">
          <text:p/>
        </draw:line>
        <draw:line draw:style-name="gr15" draw:text-style-name="P1" draw:layer="layout" svg:x1="7.858cm" svg:y1="16.875cm" svg:x2="9.255cm" svg:y2="16.875cm">
          <text:p/>
        </draw:line>
        <draw:line draw:style-name="gr15" draw:text-style-name="P1" draw:layer="layout" svg:x1="15.986cm" svg:y1="16.494cm" svg:x2="16.621cm" svg:y2="16.494cm">
          <text:p/>
        </draw:line>
        <draw:line draw:style-name="gr15" draw:text-style-name="P1" draw:layer="layout" svg:x1="10.906cm" svg:y1="17.002cm" svg:x2="15.986cm" svg:y2="17.002cm">
          <text:p/>
        </draw:line>
        <draw:line draw:style-name="gr15" draw:text-style-name="P1" draw:layer="layout" svg:x1="10.136cm" svg:y1="17.891cm" svg:x2="10.136cm" svg:y2="19.034cm">
          <text:p/>
        </draw:line>
        <draw:line draw:style-name="gr15" draw:text-style-name="P1" draw:layer="layout" svg:x1="10.136cm" svg:y1="19.034cm" svg:x2="26.94cm" svg:y2="19.034cm">
          <text:p/>
        </draw:line>
        <draw:line draw:style-name="gr15" draw:text-style-name="P1" draw:layer="layout" svg:x1="26.94cm" svg:y1="19.034cm" svg:x2="26.94cm" svg:y2="15.478cm">
          <text:p/>
        </draw:line>
        <draw:path draw:style-name="gr15" draw:text-style-name="P1" draw:layer="layout" svg:width="0.178cm" svg:height="0.5cm" svg:x="26.94cm" svg:y="14.977cm" svg:viewBox="0 0 179 501" svg:d="M0 0c403 201 0 400 0 400v101">
          <text:p/>
        </draw:path>
        <draw:line draw:style-name="gr15" draw:text-style-name="P1" draw:layer="layout" svg:x1="26.94cm" svg:y1="14.97cm" svg:x2="26.94cm" svg:y2="12.303cm">
          <text:p/>
        </draw:line>
        <draw:line draw:style-name="gr15" draw:text-style-name="P1" draw:layer="layout" svg:x1="26.146cm" svg:y1="12.303cm" svg:x2="26.94cm" svg:y2="12.303cm">
          <text:p/>
        </draw:line>
        <draw:custom-shape draw:style-name="gr13" draw:text-style-name="P1" draw:layer="layout" svg:width="1.37cm" svg:height="0.621cm" svg:x="13.319cm" svg:y="8.61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" draw:layer="layout" svg:x1="13.573cm" svg:y1="9.255cm" svg:x2="13.573cm" svg:y2="9.636cm">
          <text:p/>
        </draw:line>
        <draw:line draw:style-name="gr15" draw:text-style-name="P1" draw:layer="layout" svg:x1="14.335cm" svg:y1="9.255cm" svg:x2="14.335cm" svg:y2="9.89cm">
          <text:p/>
        </draw:line>
        <draw:frame draw:style-name="gr17" draw:text-style-name="P7" draw:layer="layout" svg:width="0.762cm" svg:height="0.889cm" svg:x="13.446cm" svg:y="9.128cm">
          <draw:text-box>
            <text:p text:style-name="P28"><text:span text:style-name="T5">1</text:span></text:p>
          </draw:text-box>
        </draw:frame>
        <draw:line draw:style-name="gr18" draw:text-style-name="P1" draw:layer="layout" svg:x1="16.875cm" svg:y1="2.905cm" svg:x2="15.732cm" svg:y2="2.905cm">
          <text:p/>
        </draw:line>
        <draw:line draw:style-name="gr18" draw:text-style-name="P1" draw:layer="layout" svg:x1="15.097cm" svg:y1="6.08cm" svg:x2="15.351cm" svg:y2="6.08cm">
          <text:p/>
        </draw:line>
        <draw:line draw:style-name="gr18" draw:text-style-name="P1" draw:layer="layout" svg:x1="14.462cm" svg:y1="8.874cm" svg:x2="15.351cm" svg:y2="8.874cm">
          <text:p/>
        </draw:line>
        <draw:line draw:style-name="gr18" draw:text-style-name="P1" draw:layer="layout" svg:x1="11.414cm" svg:y1="13.446cm" svg:x2="11.414cm" svg:y2="14.081cm">
          <text:p/>
        </draw:line>
        <draw:line draw:style-name="gr18" draw:text-style-name="P1" draw:layer="layout" svg:x1="17.256cm" svg:y1="17.383cm" svg:x2="17.256cm" svg:y2="16.494cm">
          <text:p/>
        </draw:line>
        <draw:line draw:style-name="gr18" draw:text-style-name="P1" draw:layer="layout" svg:x1="11.922cm" svg:y1="4.81cm" svg:x2="10.906cm" svg:y2="4.81cm">
          <text:p/>
        </draw:line>
        <draw:path draw:style-name="gr15" draw:text-style-name="P1" draw:layer="layout" svg:width="0.5cm" svg:height="0.178cm" svg:x="23.479cm" svg:y="9.965cm" svg:viewBox="0 0 501 179" svg:d="M0 179c201-403 400 0 400 0h101">
          <text:p/>
        </draw:path>
        <draw:path draw:style-name="gr15" draw:text-style-name="P1" draw:layer="layout" svg:width="0.5cm" svg:height="0.178cm" svg:x="20.554cm" svg:y="10.626cm" svg:viewBox="0 0 501 179" svg:d="M0 179c201-403 400 0 400 0h101">
          <text:p/>
        </draw:path>
        <draw:line draw:style-name="gr15" draw:text-style-name="P1" draw:layer="layout" svg:x1="20.951cm" svg:y1="10.803cm" svg:x2="23.606cm" svg:y2="10.803cm">
          <text:p/>
        </draw:line>
        <draw:line draw:style-name="gr15" draw:text-style-name="P1" draw:layer="layout" svg:x1="23.987cm" svg:y1="10.144cm" svg:x2="27.543cm" svg:y2="10.144cm">
          <text:p/>
        </draw:line>
        <draw:rect draw:style-name="gr19" draw:text-style-name="P1" draw:layer="layout" svg:width="4.572cm" svg:height="4.318cm" svg:x="0.746cm" svg:y="8.239cm">
          <text:p/>
        </draw:rect>
        <draw:frame draw:style-name="gr20" draw:text-style-name="P8" draw:layer="layout" svg:width="4.926cm" svg:height="0.762cm" svg:x="0.773cm" svg:y="8.366cm">
          <draw:text-box>
            <text:p text:style-name="P28"><text:span text:style-name="T6">Peripheral Memory I/O</text:span></text:p>
          </draw:text-box>
        </draw:frame>
        <draw:line draw:style-name="gr15" draw:text-style-name="P1" draw:layer="layout" svg:x1="15.986cm" svg:y1="16.494cm" svg:x2="15.986cm" svg:y2="17.002cm">
          <text:p/>
        </draw:line>
        <draw:frame draw:style-name="gr21" draw:text-style-name="P10" draw:layer="layout" svg:width="3.601cm" svg:height="0.802cm" svg:x="11.668cm" svg:y="16.2cm">
          <draw:text-box>
            <text:p text:style-name="P29"><text:span text:style-name="T3">control_to_alu</text:span></text:p>
          </draw:text-box>
        </draw:frame>
        <draw:frame draw:style-name="gr21" draw:text-style-name="P12" draw:layer="layout" svg:width="6.78cm" svg:height="0.802cm" svg:x="14.081cm" svg:y="17.256cm">
          <draw:text-box>
            <text:p text:style-name="P30"><text:span text:style-name="T7">alu_from_opcode_or_control</text:span></text:p>
          </draw:text-box>
        </draw:frame>
        <draw:frame draw:style-name="gr21" draw:text-style-name="P13" draw:layer="layout" svg:width="2.775cm" svg:height="0.802cm" svg:x="8.239cm" svg:y="4.389cm">
          <draw:text-box>
            <text:p text:style-name="P13">pc_enable</text:p>
          </draw:text-box>
        </draw:frame>
        <draw:frame draw:style-name="gr21" draw:text-style-name="P12" draw:layer="layout" svg:width="4.583cm" svg:height="0.802cm" svg:x="11.149cm" svg:y="2.524cm">
          <draw:text-box>
            <text:p text:style-name="P30"><text:span text:style-name="T1">c_or_mem_control</text:span></text:p>
          </draw:text-box>
        </draw:frame>
        <draw:custom-shape draw:style-name="gr22" draw:text-style-name="P14" draw:layer="layout" svg:width="2.005cm" svg:height="1.002cm" draw:transform="rotate (3.1415926535892) translate (18.526cm 3.286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5" draw:layer="layout" svg:x1="17.002cm" svg:y1="2.27cm" svg:x2="17.002cm" svg:y2="1.254cm">
          <text:p/>
        </draw:line>
        <draw:line draw:style-name="gr15" draw:text-style-name="P15" draw:layer="layout" svg:x1="18.018cm" svg:y1="2.27cm" svg:x2="18.018cm" svg:y2="1.254cm">
          <text:p/>
        </draw:line>
        <draw:line draw:style-name="gr18" draw:text-style-name="P15" draw:layer="layout" svg:x1="5.445cm" svg:y1="6.334cm" svg:x2="4.175cm" svg:y2="6.334cm">
          <text:p/>
        </draw:line>
        <draw:line draw:style-name="gr18" draw:text-style-name="P15" draw:layer="layout" svg:x1="5.445cm" svg:y1="7.35cm" svg:x2="4.302cm" svg:y2="7.35cm">
          <text:p/>
        </draw:line>
        <draw:frame draw:style-name="gr21" draw:text-style-name="P12" draw:layer="layout" svg:width="4.037cm" svg:height="0.802cm" svg:x="10.017cm" svg:y="13.954cm">
          <draw:text-box>
            <text:p text:style-name="P30"><text:span text:style-name="T1">pc_or_b_control</text:span></text:p>
          </draw:text-box>
        </draw:frame>
        <draw:frame draw:style-name="gr21" draw:text-style-name="P17" draw:layer="layout" svg:width="2.09cm" svg:height="0.802cm" svg:x="15.278cm" svg:y="5.659cm">
          <draw:text-box>
            <text:p text:style-name="P13"><text:span text:style-name="T1">pc_jmp</text:span></text:p>
          </draw:text-box>
        </draw:frame>
        <draw:frame draw:style-name="gr21" draw:text-style-name="P17" draw:layer="layout" svg:width="2.255cm" svg:height="0.802cm" svg:x="15.278cm" svg:y="8.474cm">
          <draw:text-box>
            <text:p text:style-name="P13"><text:span text:style-name="T1">pc_brch</text:span></text:p>
          </draw:text-box>
        </draw:frame>
        <draw:path draw:style-name="gr15" draw:text-style-name="P1" draw:layer="layout" svg:width="0.5cm" svg:height="0.178cm" draw:transform="rotate (-1.57079632679579) translate (14.5139999999999cm 9.89699999999995cm)" svg:viewBox="0 0 501 179" svg:d="M0 179c201-403 400 0 400 0h101">
          <text:p/>
        </draw:path>
        <draw:line draw:style-name="gr15" draw:text-style-name="P15" draw:layer="layout" svg:x1="14.335cm" svg:y1="10.398cm" svg:x2="14.335cm" svg:y2="10.779cm">
          <text:p/>
        </draw:line>
        <draw:frame draw:style-name="gr21" draw:text-style-name="P18" draw:layer="layout" svg:width="0.697cm" svg:height="0.645cm" svg:x="13.919cm" svg:y="5.943cm">
          <draw:text-box>
            <text:p text:style-name="P18"><text:span text:style-name="T8">0</text:span></text:p>
          </draw:text-box>
        </draw:frame>
        <draw:frame draw:style-name="gr21" draw:text-style-name="P18" draw:layer="layout" svg:width="0.697cm" svg:height="0.645cm" svg:x="13.219cm" svg:y="8.737cm">
          <draw:text-box>
            <text:p text:style-name="P18"><text:span text:style-name="T8">0</text:span></text:p>
          </draw:text-box>
        </draw:frame>
        <draw:frame draw:style-name="gr21" draw:text-style-name="P20" draw:layer="layout" svg:width="0.697cm" svg:height="0.645cm" svg:x="14.616cm" svg:y="5.934cm">
          <draw:text-box>
            <text:p text:style-name="P22"><text:span text:style-name="T9">1</text:span></text:p>
          </draw:text-box>
        </draw:frame>
        <draw:frame draw:style-name="gr21" draw:text-style-name="P20" draw:layer="layout" svg:width="0.697cm" svg:height="0.645cm" svg:x="14.017cm" svg:y="8.735cm">
          <draw:text-box>
            <text:p text:style-name="P22"><text:span text:style-name="T9">1</text:span></text:p>
          </draw:text-box>
        </draw:frame>
        <draw:frame draw:style-name="gr21" draw:text-style-name="P18" draw:layer="layout" svg:width="0.697cm" svg:height="0.645cm" svg:x="16.618cm" svg:y="2.236cm">
          <draw:text-box>
            <text:p text:style-name="P23"><text:span text:style-name="T9">1</text:span></text:p>
          </draw:text-box>
        </draw:frame>
        <draw:frame draw:style-name="gr21" draw:text-style-name="P20" draw:layer="layout" svg:width="0.697cm" svg:height="0.645cm" svg:x="17.619cm" svg:y="2.237cm">
          <draw:text-box>
            <text:p text:style-name="P22"><text:span text:style-name="T9">0</text:span></text:p>
          </draw:text-box>
        </draw:frame>
        <draw:frame draw:style-name="gr21" draw:text-style-name="P20" draw:layer="layout" svg:width="0.697cm" svg:height="0.645cm" svg:x="11.479cm" svg:y="12.895cm">
          <draw:text-box>
            <text:p text:style-name="P22"><text:span text:style-name="T9">0</text:span></text:p>
          </draw:text-box>
        </draw:frame>
        <draw:frame draw:style-name="gr21" draw:text-style-name="P18" draw:layer="layout" svg:width="0.697cm" svg:height="0.645cm" svg:x="11.469cm" svg:y="11.777cm">
          <draw:text-box>
            <text:p text:style-name="P23"><text:span text:style-name="T9">1</text:span></text:p>
          </draw:text-box>
        </draw:frame>
        <draw:line draw:style-name="gr15" draw:text-style-name="P15" draw:layer="layout" svg:x1="16.113cm" svg:y1="15.351cm" svg:x2="16.113cm" svg:y2="11.414cm">
          <text:p/>
        </draw:line>
        <draw:line draw:style-name="gr15" draw:text-style-name="P15" draw:layer="layout" svg:x1="16.113cm" svg:y1="11.414cm" svg:x2="19.288cm" svg:y2="11.414cm">
          <text:p/>
        </draw:line>
        <draw:path draw:style-name="gr15" draw:text-style-name="P1" draw:layer="layout" svg:width="0.5cm" svg:height="0.178cm" draw:transform="rotate (1.5707963267946) translate (19.1090000000002cm 11.0400000000002cm)" svg:viewBox="0 0 501 179" svg:d="M0 179c201-403 400 0 400 0h101">
          <text:p/>
        </draw:path>
        <draw:path draw:style-name="gr15" draw:text-style-name="P1" draw:layer="layout" svg:width="0.5cm" svg:height="0.178cm" draw:transform="rotate (1.5707963267946) translate (19.1090000000002cm 10.2700000000002cm)" svg:viewBox="0 0 501 179" svg:d="M0 179c201-403 400 0 400 0h101">
          <text:p/>
        </draw:path>
        <draw:line draw:style-name="gr15" draw:text-style-name="P15" draw:layer="layout" svg:x1="19.288cm" svg:y1="11.414cm" svg:x2="19.288cm" svg:y2="11.033cm">
          <text:p/>
        </draw:line>
        <draw:line draw:style-name="gr15" draw:text-style-name="P15" draw:layer="layout" svg:x1="19.288cm" svg:y1="10.652cm" svg:x2="19.288cm" svg:y2="10.271cm">
          <text:p/>
        </draw:line>
        <draw:path draw:style-name="gr15" draw:text-style-name="P1" draw:layer="layout" svg:width="0.5cm" svg:height="0.178cm" svg:x="20.557cm" svg:y="9.201cm" svg:viewBox="0 0 501 179" svg:d="M0 179c201-403 400 0 400 0h101">
          <text:p/>
        </draw:path>
        <draw:line draw:style-name="gr15" draw:text-style-name="P15" draw:layer="layout" svg:x1="19.288cm" svg:y1="9.763cm" svg:x2="19.288cm" svg:y2="9.382cm">
          <text:p/>
        </draw:line>
        <draw:line draw:style-name="gr15" draw:text-style-name="P15" draw:layer="layout" svg:x1="20.558cm" svg:y1="9.382cm" svg:x2="19.288cm" svg:y2="9.382cm">
          <text:p/>
        </draw:line>
        <draw:path draw:style-name="gr15" draw:text-style-name="P1" draw:layer="layout" svg:width="0.5cm" svg:height="0.178cm" svg:x="23.438cm" svg:y="9.202cm" svg:viewBox="0 0 501 179" svg:d="M0 179c201-403 400 0 400 0h101">
          <text:p/>
        </draw:path>
        <draw:line draw:style-name="gr15" draw:text-style-name="P15" draw:layer="layout" svg:x1="21.058cm" svg:y1="9.38cm" svg:x2="23.438cm" svg:y2="9.38cm">
          <text:p/>
        </draw:line>
        <draw:line draw:style-name="gr15" draw:text-style-name="P15" draw:layer="layout" svg:x1="23.86cm" svg:y1="9.382cm" svg:x2="25.765cm" svg:y2="9.382cm">
          <text:p/>
        </draw:line>
        <draw:line draw:style-name="gr15" draw:text-style-name="P15" draw:layer="layout" svg:x1="25.765cm" svg:y1="9.382cm" svg:x2="25.765cm" svg:y2="1.889cm">
          <text:p/>
        </draw:line>
        <draw:line draw:style-name="gr15" draw:text-style-name="P15" draw:layer="layout" svg:x1="25.765cm" svg:y1="1.889cm" svg:x2="19.161cm" svg:y2="1.889cm">
          <text:p/>
        </draw:line>
        <draw:line draw:style-name="gr15" draw:text-style-name="P15" draw:layer="layout" svg:x1="22.717cm" svg:y1="1.889cm" svg:x2="22.717cm" svg:y2="2.27cm">
          <text:p/>
        </draw:line>
        <draw:line draw:style-name="gr15" draw:text-style-name="P15" draw:layer="layout" svg:x1="23.733cm" svg:y1="1.889cm" svg:x2="23.733cm" svg:y2="2.27cm">
          <text:p/>
        </draw:line>
        <draw:circle draw:style-name="gr23" draw:text-style-name="P15" draw:layer="layout" svg:width="0.127cm" svg:height="0.127cm" svg:x="16.05cm" svg:y="15.293cm">
          <text:p/>
        </draw:circle>
        <draw:circle draw:style-name="gr23" draw:text-style-name="P15" draw:layer="layout" svg:width="0.127cm" svg:height="0.127cm" svg:x="7.803cm" svg:y="15.294cm">
          <text:p/>
        </draw:circle>
        <draw:circle draw:style-name="gr23" draw:text-style-name="P15" draw:layer="layout" svg:width="0.127cm" svg:height="0.127cm" svg:x="14.267cm" svg:y="10.73cm">
          <text:p/>
        </draw:circle>
        <draw:circle draw:style-name="gr23" draw:text-style-name="P15" draw:layer="layout" svg:width="0.127cm" svg:height="0.127cm" svg:x="23.669cm" svg:y="1.816cm">
          <text:p/>
        </draw:circle>
        <draw:circle draw:style-name="gr23" draw:text-style-name="P15" draw:layer="layout" svg:width="0.127cm" svg:height="0.127cm" svg:x="27.478cm" svg:y="10.081cm">
          <text:p/>
        </draw:circle>
        <draw:circle draw:style-name="gr23" draw:text-style-name="P15" draw:layer="layout" svg:width="0.127cm" svg:height="0.127cm" svg:x="7.672cm" svg:y="1.175cm">
          <text:p/>
        </draw:circle>
        <draw:circle draw:style-name="gr23" draw:text-style-name="P15" draw:layer="layout" svg:width="0.127cm" svg:height="0.127cm" svg:x="12.613cm" svg:y="7.933cm">
          <text:p/>
        </draw:circle>
        <draw:circle draw:style-name="gr23" draw:text-style-name="P15" draw:layer="layout" svg:width="0.127cm" svg:height="0.127cm" svg:x="23.544cm" svg:y="10.743cm">
          <text:p/>
        </draw:circle>
        <draw:line draw:style-name="gr24" draw:text-style-name="P15" draw:layer="layout" svg:x1="19.161cm" svg:y1="2.778cm" svg:x2="19.161cm" svg:y2="1.889cm">
          <text:p/>
        </draw:line>
        <draw:circle draw:style-name="gr23" draw:text-style-name="P15" draw:layer="layout" svg:width="0.127cm" svg:height="0.127cm" svg:x="22.649cm" svg:y="1.817cm">
          <text:p/>
        </draw:circle>
        <draw:frame draw:style-name="gr21" draw:text-style-name="P19" draw:layer="layout" svg:width="3.22cm" svg:height="1.673cm" svg:x="2.016cm" svg:y="2.905cm">
          <draw:text-box>
            <text:p text:style-name="P19">STATE 1</text:p>
            <text:p text:style-name="P19">DECODE</text:p>
          </draw:text-box>
        </draw:frame>
        <draw:circle draw:style-name="gr23" draw:text-style-name="P15" draw:layer="layout" svg:width="0.127cm" svg:height="0.127cm" svg:x="14.909cm" svg:y="10.072cm">
          <text:p/>
        </draw:circle>
        <draw:frame draw:style-name="gr21" draw:text-style-name="P20" draw:layer="layout" svg:width="0.697cm" svg:height="0.645cm" svg:x="16.548cm" svg:y="16.178cm">
          <draw:text-box>
            <text:p text:style-name="P22"><text:span text:style-name="T9">0</text:span></text:p>
          </draw:text-box>
        </draw:frame>
        <draw:frame draw:style-name="gr21" draw:text-style-name="P18" draw:layer="layout" svg:width="0.697cm" svg:height="0.645cm" svg:x="16.549cm" svg:y="15.079cm">
          <draw:text-box>
            <text:p text:style-name="P23"><text:span text:style-name="T9">1</text:span></text:p>
          </draw:text-box>
        </draw:frame>
        <draw:rect draw:style-name="gr23" draw:text-style-name="P15" draw:layer="layout" svg:width="0.508cm" svg:height="0.508cm" svg:x="1.254cm" svg:y="15.86cm">
          <text:p/>
        </draw:rect>
        <draw:rect draw:style-name="gr25" draw:text-style-name="P15" draw:layer="layout" svg:width="0.508cm" svg:height="0.508cm" svg:x="1.254cm" svg:y="16.66cm">
          <text:p/>
        </draw:rect>
        <draw:rect draw:style-name="gr26" draw:text-style-name="P15" draw:layer="layout" svg:width="0.508cm" svg:height="0.508cm" svg:x="1.254cm" svg:y="17.46cm">
          <text:p/>
        </draw:rect>
        <draw:rect draw:style-name="gr27" draw:text-style-name="P15" draw:layer="layout" svg:width="0.508cm" svg:height="0.508cm" svg:x="1.254cm" svg:y="18.26cm">
          <text:p/>
        </draw:rect>
        <draw:frame draw:style-name="gr21" draw:text-style-name="P24" draw:layer="layout" svg:width="2.614cm" svg:height="0.802cm" svg:x="1.924cm" svg:y="15.741cm">
          <draw:text-box>
            <text:p text:style-name="P24"><text:span text:style-name="T10">Data Line</text:span></text:p>
          </draw:text-box>
        </draw:frame>
        <draw:frame draw:style-name="gr21" draw:text-style-name="P17" draw:layer="layout" svg:width="3.161cm" svg:height="0.802cm" svg:x="1.885cm" svg:y="16.539cm">
          <draw:text-box>
            <text:p text:style-name="P16"><text:span text:style-name="T1">Disabled (0)</text:span></text:p>
          </draw:text-box>
        </draw:frame>
        <draw:frame draw:style-name="gr21" draw:text-style-name="P12" draw:layer="layout" svg:width="3.05cm" svg:height="0.802cm" svg:x="1.912cm" svg:y="17.406cm">
          <draw:text-box>
            <text:p text:style-name="P19"><text:span text:style-name="T7">Enabled (1)</text:span></text:p>
          </draw:text-box>
        </draw:frame>
        <draw:frame draw:style-name="gr21" draw:text-style-name="P25" draw:layer="layout" svg:width="5.789cm" svg:height="0.802cm" svg:x="1.97cm" svg:y="18.154cm">
          <draw:text-box>
            <text:p text:style-name="P19"><text:span text:style-name="T1">Label (Data, not control)</text:span></text:p>
          </draw:text-box>
        </draw:frame>
      </draw:page>
      <draw:page draw:name="page3" draw:style-name="dp1" draw:master-page-name="Default">
        <draw:rect draw:style-name="gr1" draw:text-style-name="P1" draw:layer="layout" svg:width="0.635cm" svg:height="0.762cm" svg:x="13.7cm" svg:y="7.604cm">
          <text:p/>
        </draw:rect>
        <draw:rect draw:style-name="gr2" draw:text-style-name="P1" draw:layer="layout" svg:width="4.572cm" svg:height="8.001cm" svg:x="5.445cm" svg:y="5.826cm">
          <text:p/>
        </draw:rect>
        <draw:rect draw:style-name="gr2" draw:text-style-name="P1" draw:layer="layout" svg:width="6.096cm" svg:height="1.778cm" svg:x="18.399cm" svg:y="5.445cm">
          <text:p/>
        </draw:rect>
        <draw:polygon draw:style-name="gr3" draw:text-style-name="P1" draw:layer="layout" svg:width="3.76cm" svg:height="1.977cm" svg:x="20.226cm" svg:y="11.033cm" svg:viewBox="0 0 3761 1978" draw:points="1385,1037 2467,1037 2925,0 3761,0 2820,1978 940,1978 0,0 929,0">
          <text:p/>
        </draw:polygon>
        <draw:rect draw:style-name="gr2" draw:text-style-name="P1" draw:layer="layout" svg:width="1.651cm" svg:height="1.651cm" svg:x="11.922cm" svg:y="4.048cm">
          <text:p/>
        </draw:rect>
        <draw:frame draw:style-name="gr4" draw:text-style-name="P2" draw:layer="layout" svg:width="4.9cm" svg:height="1.091cm" svg:x="6.092cm" svg:y="12.174cm">
          <draw:text-box>
            <text:p text:style-name="P2"><text:span text:style-name="T1">port_a_address</text:span></text:p>
          </draw:text-box>
        </draw:frame>
        <draw:frame draw:style-name="gr5" draw:text-style-name="P3" draw:layer="layout" svg:width="4.9cm" svg:height="1.143cm" svg:x="0.418cm" svg:y="11.287cm">
          <draw:text-box>
            <text:p text:style-name="P3"><text:span text:style-name="T1">port_b_address</text:span></text:p>
          </draw:text-box>
        </draw:frame>
        <draw:frame draw:style-name="gr6" draw:text-style-name="P3" draw:layer="layout" svg:width="3.139cm" svg:height="0.964cm" svg:x="6.843cm" svg:y="9.709cm">
          <draw:text-box>
            <text:p text:style-name="P3"><text:span text:style-name="T1">port_a_in</text:span></text:p>
          </draw:text-box>
        </draw:frame>
        <draw:frame draw:style-name="gr7" draw:text-style-name="P3" draw:layer="layout" svg:width="3.139cm" svg:height="0.963cm" svg:x="2.179cm" svg:y="10.324cm">
          <draw:text-box>
            <text:p text:style-name="P3"><text:span text:style-name="T1">port_b_in</text:span></text:p>
          </draw:text-box>
        </draw:frame>
        <draw:frame draw:style-name="gr6" draw:text-style-name="P4" draw:layer="layout" svg:width="3.444cm" svg:height="0.964cm" svg:x="1.254cm" svg:y="6.894cm">
          <draw:text-box>
            <text:p text:style-name="P4"><text:span text:style-name="T2">port_b_we</text:span></text:p>
          </draw:text-box>
        </draw:frame>
        <draw:frame draw:style-name="gr6" draw:text-style-name="P4" draw:layer="layout" svg:width="3.444cm" svg:height="0.964cm" svg:x="1.254cm" svg:y="5.878cm">
          <draw:text-box>
            <text:p text:style-name="P4"><text:span text:style-name="T1">port_a_we</text:span></text:p>
          </draw:text-box>
        </draw:frame>
        <draw:frame draw:style-name="gr8" draw:text-style-name="P3" draw:layer="layout" svg:width="3.529cm" svg:height="1.016cm" svg:x="1.762cm" svg:y="9.382cm">
          <draw:text-box>
            <text:p text:style-name="P3"><text:span text:style-name="T1">port_b_out</text:span></text:p>
          </draw:text-box>
        </draw:frame>
        <draw:frame draw:style-name="gr9" draw:text-style-name="P2" draw:layer="layout" svg:width="3.529cm" svg:height="0.964cm" svg:x="6.207cm" svg:y="5.699cm">
          <draw:text-box>
            <text:p text:style-name="P2"><text:span text:style-name="T1">port_a_out</text:span></text:p>
          </draw:text-box>
        </draw:frame>
        <draw:frame draw:style-name="gr9" draw:text-style-name="P2" draw:layer="layout" svg:width="2.576cm" svg:height="0.964cm" svg:x="18.018cm" svg:y="12.101cm">
          <draw:text-box>
            <text:p text:style-name="P2"><text:span text:style-name="T3">opcode</text:span></text:p>
          </draw:text-box>
        </draw:frame>
        <draw:frame draw:style-name="gr9" draw:text-style-name="P2" draw:layer="layout" svg:width="0.82cm" svg:height="0.964cm" svg:x="22.336cm" svg:y="13.827cm">
          <draw:text-box>
            <text:p text:style-name="P2"><text:span text:style-name="T3">c</text:span></text:p>
          </draw:text-box>
        </draw:frame>
        <draw:frame draw:style-name="gr9" draw:text-style-name="P2" draw:layer="layout" svg:width="1.84cm" svg:height="0.964cm" svg:x="24.687cm" svg:y="13.192cm">
          <draw:text-box>
            <text:p text:style-name="P2"><text:span text:style-name="T3">flags</text:span></text:p>
          </draw:text-box>
        </draw:frame>
        <draw:frame draw:style-name="gr9" draw:text-style-name="P2" draw:layer="layout" svg:width="3.093cm" svg:height="0.964cm" draw:transform="rotate (1.5707963267946) translate (18.745cm 5.236cm)">
          <draw:text-box draw:corner-radius="0.553cm">
            <text:p text:style-name="P2"><text:span text:style-name="T3">reg_write</text:span></text:p>
          </draw:text-box>
        </draw:frame>
        <draw:frame draw:style-name="gr9" draw:text-style-name="P2" draw:layer="layout" svg:width="3.736cm" svg:height="0.964cm" draw:transform="rotate (1.5707963267946) translate (22.336cm 5.244cm)">
          <draw:text-box>
            <text:p text:style-name="P2"><text:span text:style-name="T1">reg_read_a</text:span></text:p>
          </draw:text-box>
        </draw:frame>
        <draw:frame draw:style-name="gr9" draw:text-style-name="P2" draw:layer="layout" svg:width="3.736cm" svg:height="0.964cm" draw:transform="rotate (1.5707963267946) translate (23.352cm 5.244cm)">
          <draw:text-box>
            <text:p text:style-name="P2"><text:span text:style-name="T1">reg_read_b</text:span></text:p>
          </draw:text-box>
        </draw:frame>
        <draw:frame draw:style-name="gr9" draw:text-style-name="P31" draw:layer="layout" svg:width="4.075cm" svg:height="0.964cm" draw:transform="rotate (1.5707963267946) translate (19.913cm 5.318cm)">
          <draw:text-box>
            <text:p text:style-name="P31"><text:span text:style-name="T7">write_enable</text:span></text:p>
          </draw:text-box>
        </draw:frame>
        <draw:frame draw:style-name="gr9" draw:text-style-name="P4" draw:layer="layout" svg:width="1.912cm" svg:height="0.964cm" draw:transform="rotate (1.5707963267946) translate (21.245cm 5.245cm)">
          <draw:text-box>
            <text:p text:style-name="P4"><text:span text:style-name="T2">reset</text:span></text:p>
          </draw:text-box>
        </draw:frame>
        <draw:frame draw:style-name="gr9" draw:text-style-name="P2" draw:layer="layout" svg:width="2.119cm" svg:height="0.964cm" svg:x="19.653cm" svg:y="6.377cm">
          <draw:text-box>
            <text:p text:style-name="P2"><text:span text:style-name="T3">reg_a</text:span></text:p>
          </draw:text-box>
        </draw:frame>
        <draw:frame draw:style-name="gr9" draw:text-style-name="P2" draw:layer="layout" svg:width="2.119cm" svg:height="0.964cm" svg:x="22.66cm" svg:y="6.377cm">
          <draw:text-box>
            <text:p text:style-name="P2"><text:span text:style-name="T3">reg_b</text:span></text:p>
          </draw:text-box>
        </draw:frame>
        <draw:frame draw:style-name="gr10" draw:text-style-name="P2" draw:layer="layout" svg:width="3.067cm" svg:height="1.143cm" svg:x="18.399cm" svg:y="5.426cm">
          <draw:text-box>
            <text:p text:style-name="P2"><text:span text:style-name="T1">alu_input</text:span></text:p>
          </draw:text-box>
        </draw:frame>
        <draw:frame draw:style-name="gr11" draw:text-style-name="P32" draw:layer="layout" svg:width="1.397cm" svg:height="1.802cm" svg:x="12.049cm" svg:y="4.429cm">
          <draw:text-box>
            <text:p text:style-name="P32">PC</text:p>
          </draw:text-box>
        </draw:frame>
        <draw:frame draw:style-name="gr12" draw:text-style-name="P6" draw:layer="layout" svg:width="1.905cm" svg:height="1.252cm" svg:x="9.229cm" svg:y="16.359cm">
          <draw:text-box>
            <text:p text:style-name="P6"><text:span text:style-name="T1">FSM</text:span></text:p>
          </draw:text-box>
        </draw:frame>
        <draw:g>
          <draw:custom-shape draw:style-name="gr13" draw:text-style-name="P1" draw:layer="layout" svg:width="2.109cm" svg:height="1.129cm" draw:transform="rotate (1.5707963267946) translate (10.911cm 13.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4" draw:text-style-name="P1" draw:layer="layout" svg:x1="10.017cm" svg:y1="12.557cm" svg:x2="10.906cm" svg:y2="12.557cm">
          <text:p/>
        </draw:line>
        <draw:custom-shape draw:style-name="gr13" draw:text-style-name="P1" draw:layer="layout" svg:width="1.37cm" svg:height="0.621cm" svg:x="13.963cm" svg:y="5.83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7" draw:layer="layout" svg:width="1.397cm" svg:height="1.802cm" svg:x="13.656cm" svg:y="7.477cm">
          <draw:text-box>
            <text:p text:style-name="P27">-</text:p>
          </draw:text-box>
        </draw:frame>
        <draw:line draw:style-name="gr15" draw:text-style-name="P1" draw:layer="layout" svg:x1="14.208cm" svg:y1="6.461cm" svg:x2="14.208cm" svg:y2="7.604cm">
          <text:p/>
        </draw:line>
        <draw:line draw:style-name="gr15" draw:text-style-name="P1" draw:layer="layout" svg:x1="13.954cm" svg:y1="8.366cm" svg:x2="13.954cm" svg:y2="8.62cm">
          <text:p/>
        </draw:line>
        <draw:line draw:style-name="gr15" draw:text-style-name="P1" draw:layer="layout" svg:x1="12.684cm" svg:y1="5.699cm" svg:x2="12.684cm" svg:y2="12.049cm">
          <text:p/>
        </draw:line>
        <draw:line draw:style-name="gr15" draw:text-style-name="P1" draw:layer="layout" svg:x1="13.7cm" svg:y1="7.985cm" svg:x2="12.684cm" svg:y2="7.985cm">
          <text:p/>
        </draw:line>
        <draw:line draw:style-name="gr15" draw:text-style-name="P1" draw:layer="layout" svg:x1="12.684cm" svg:y1="12.049cm" svg:x2="12.049cm" svg:y2="12.049cm">
          <text:p/>
        </draw:line>
        <draw:line draw:style-name="gr15" draw:text-style-name="P1" draw:layer="layout" svg:x1="20.685cm" svg:y1="7.223cm" svg:x2="20.685cm" svg:y2="11.033cm">
          <text:p/>
        </draw:line>
        <draw:line draw:style-name="gr15" draw:text-style-name="P1" draw:layer="layout" svg:x1="23.606cm" svg:y1="7.223cm" svg:x2="23.606cm" svg:y2="11.033cm">
          <text:p/>
        </draw:line>
        <draw:line draw:style-name="gr15" draw:text-style-name="P1" draw:layer="layout" svg:x1="20.558cm" svg:y1="10.779cm" svg:x2="13.319cm" svg:y2="10.779cm">
          <text:p/>
        </draw:line>
        <draw:line draw:style-name="gr15" draw:text-style-name="P1" draw:layer="layout" svg:x1="13.319cm" svg:y1="13.192cm" svg:x2="13.319cm" svg:y2="10.779cm">
          <text:p/>
        </draw:line>
        <draw:line draw:style-name="gr15" draw:text-style-name="P1" draw:layer="layout" svg:x1="12.049cm" svg:y1="13.192cm" svg:x2="13.319cm" svg:y2="13.192cm">
          <text:p/>
        </draw:line>
        <draw:line draw:style-name="gr15" draw:text-style-name="P1" draw:layer="layout" svg:x1="10.017cm" svg:y1="10.144cm" svg:x2="12.43cm" svg:y2="10.144cm">
          <text:p/>
        </draw:line>
        <draw:path draw:style-name="gr15" draw:text-style-name="P1" draw:layer="layout" svg:width="0.5cm" svg:height="0.178cm" svg:x="12.43cm" svg:y="9.965cm" svg:viewBox="0 0 501 179" svg:d="M0 179c201-403 400 0 400 0h101">
          <text:p/>
        </draw:path>
        <draw:path draw:style-name="gr15" draw:text-style-name="P1" draw:layer="layout" svg:width="0.5cm" svg:height="0.178cm" svg:x="20.565cm" svg:y="9.965cm" svg:viewBox="0 0 501 179" svg:d="M0 179c201-403 400 0 400 0h101">
          <text:p/>
        </draw:path>
        <draw:line draw:style-name="gr15" draw:text-style-name="P1" draw:layer="layout" svg:x1="12.938cm" svg:y1="10.144cm" svg:x2="20.558cm" svg:y2="10.144cm">
          <text:p/>
        </draw:line>
        <draw:line draw:style-name="gr15" draw:text-style-name="P1" draw:layer="layout" svg:x1="21.066cm" svg:y1="10.144cm" svg:x2="23.479cm" svg:y2="10.144cm">
          <text:p/>
        </draw:line>
        <draw:custom-shape draw:style-name="gr13" draw:text-style-name="P1" draw:layer="layout" svg:width="2.005cm" svg:height="1.002cm" draw:transform="rotate (1.5707963267946) translate (16.621cm 16.839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1" draw:text-style-name="P1" draw:layer="layout" svg:width="1.27cm" svg:height="1.905cm" svg:x="24.876cm" svg:y="11.287cm">
            <text:p/>
          </draw:rect>
          <draw:custom-shape draw:style-name="gr16" draw:text-style-name="P1" draw:layer="layout" svg:width="0.508cm" svg:height="0.635cm" svg:x="25.257cm" svg:y="12.557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5" draw:text-style-name="P1" draw:layer="layout" svg:x1="23.352cm" svg:y1="12.303cm" svg:x2="24.876cm" svg:y2="12.303cm">
          <text:p/>
        </draw:line>
        <draw:line draw:style-name="gr15" draw:text-style-name="P1" draw:layer="layout" svg:x1="20.685cm" svg:y1="12.049cm" svg:x2="17.891cm" svg:y2="12.049cm">
          <text:p/>
        </draw:line>
        <draw:line draw:style-name="gr15" draw:text-style-name="P1" draw:layer="layout" svg:x1="17.891cm" svg:y1="15.859cm" svg:x2="17.891cm" svg:y2="12.049cm">
          <text:p/>
        </draw:line>
        <draw:line draw:style-name="gr15" draw:text-style-name="P1" draw:layer="layout" svg:x1="17.637cm" svg:y1="15.859cm" svg:x2="17.891cm" svg:y2="15.859cm">
          <text:p/>
        </draw:line>
        <draw:line draw:style-name="gr15" draw:text-style-name="P1" draw:layer="layout" svg:x1="7.731cm" svg:y1="5.826cm" svg:x2="7.731cm" svg:y2="1.254cm">
          <text:p/>
        </draw:line>
        <draw:line draw:style-name="gr15" draw:text-style-name="P1" draw:layer="layout" svg:x1="13.573cm" svg:y1="4.81cm" svg:x2="14.716cm" svg:y2="4.81cm">
          <text:p/>
        </draw:line>
        <draw:line draw:style-name="gr15" draw:text-style-name="P1" draw:layer="layout" svg:x1="14.716cm" svg:y1="5.826cm" svg:x2="14.716cm" svg:y2="4.81cm">
          <text:p/>
        </draw:line>
        <draw:line draw:style-name="gr15" draw:text-style-name="P1" draw:layer="layout" svg:x1="14.97cm" svg:y1="6.461cm" svg:x2="14.97cm" svg:y2="10.144cm">
          <text:p/>
        </draw:line>
        <draw:line draw:style-name="gr15" draw:text-style-name="P1" draw:layer="layout" svg:x1="17.51cm" svg:y1="3.23cm" svg:x2="17.51cm" svg:y2="5.77cm">
          <text:p/>
        </draw:line>
        <draw:line draw:style-name="gr15" draw:text-style-name="P1" draw:layer="layout" svg:x1="18.399cm" svg:y1="5.788cm" svg:x2="17.51cm" svg:y2="5.788cm">
          <text:p/>
        </draw:line>
        <draw:line draw:style-name="gr15" draw:text-style-name="P1" draw:layer="layout" svg:x1="7.35cm" svg:y1="1.254cm" svg:x2="17.002cm" svg:y2="1.254cm">
          <text:p/>
        </draw:line>
        <draw:line draw:style-name="gr15" draw:text-style-name="P1" draw:layer="layout" svg:x1="22.209cm" svg:y1="13.065cm" svg:x2="22.209cm" svg:y2="15.224cm">
          <text:p/>
        </draw:line>
        <draw:line draw:style-name="gr15" draw:text-style-name="P1" draw:layer="layout" svg:x1="18.018cm" svg:y1="1.254cm" svg:x2="27.543cm" svg:y2="1.254cm">
          <text:p/>
        </draw:line>
        <draw:line draw:style-name="gr15" draw:text-style-name="P1" draw:layer="layout" svg:x1="22.209cm" svg:y1="15.224cm" svg:x2="27.543cm" svg:y2="15.224cm">
          <text:p/>
        </draw:line>
        <draw:line draw:style-name="gr15" draw:text-style-name="P1" draw:layer="layout" svg:x1="27.543cm" svg:y1="1.254cm" svg:x2="27.543cm" svg:y2="15.224cm">
          <text:p/>
        </draw:line>
        <draw:line draw:style-name="gr15" draw:text-style-name="P1" draw:layer="layout" svg:x1="7.35cm" svg:y1="1.254cm" svg:x2="0.365cm" svg:y2="1.254cm">
          <text:p/>
        </draw:line>
        <draw:line draw:style-name="gr15" draw:text-style-name="P1" draw:layer="layout" svg:x1="0.365cm" svg:y1="1.254cm" svg:x2="0.365cm" svg:y2="15.351cm">
          <text:p/>
        </draw:line>
        <draw:line draw:style-name="gr15" draw:text-style-name="P1" draw:layer="layout" svg:x1="0.365cm" svg:y1="15.351cm" svg:x2="16.621cm" svg:y2="15.351cm">
          <text:p/>
        </draw:line>
        <draw:rect draw:style-name="gr2" draw:text-style-name="P1" draw:layer="layout" svg:width="1.651cm" svg:height="1.651cm" svg:x="9.255cm" svg:y="16.24cm">
          <text:p/>
        </draw:rect>
        <draw:line draw:style-name="gr15" draw:text-style-name="P1" draw:layer="layout" svg:x1="7.858cm" svg:y1="15.351cm" svg:x2="7.858cm" svg:y2="16.875cm">
          <text:p/>
        </draw:line>
        <draw:line draw:style-name="gr15" draw:text-style-name="P1" draw:layer="layout" svg:x1="7.858cm" svg:y1="16.875cm" svg:x2="9.255cm" svg:y2="16.875cm">
          <text:p/>
        </draw:line>
        <draw:line draw:style-name="gr15" draw:text-style-name="P1" draw:layer="layout" svg:x1="15.986cm" svg:y1="16.494cm" svg:x2="16.621cm" svg:y2="16.494cm">
          <text:p/>
        </draw:line>
        <draw:line draw:style-name="gr15" draw:text-style-name="P1" draw:layer="layout" svg:x1="10.906cm" svg:y1="17.002cm" svg:x2="15.986cm" svg:y2="17.002cm">
          <text:p/>
        </draw:line>
        <draw:line draw:style-name="gr15" draw:text-style-name="P1" draw:layer="layout" svg:x1="10.136cm" svg:y1="17.891cm" svg:x2="10.136cm" svg:y2="19.034cm">
          <text:p/>
        </draw:line>
        <draw:line draw:style-name="gr15" draw:text-style-name="P1" draw:layer="layout" svg:x1="10.136cm" svg:y1="19.034cm" svg:x2="26.94cm" svg:y2="19.034cm">
          <text:p/>
        </draw:line>
        <draw:line draw:style-name="gr15" draw:text-style-name="P1" draw:layer="layout" svg:x1="26.94cm" svg:y1="19.034cm" svg:x2="26.94cm" svg:y2="15.478cm">
          <text:p/>
        </draw:line>
        <draw:path draw:style-name="gr15" draw:text-style-name="P1" draw:layer="layout" svg:width="0.178cm" svg:height="0.5cm" svg:x="26.94cm" svg:y="14.977cm" svg:viewBox="0 0 179 501" svg:d="M0 0c403 201 0 400 0 400v101">
          <text:p/>
        </draw:path>
        <draw:line draw:style-name="gr15" draw:text-style-name="P1" draw:layer="layout" svg:x1="26.94cm" svg:y1="14.97cm" svg:x2="26.94cm" svg:y2="12.303cm">
          <text:p/>
        </draw:line>
        <draw:line draw:style-name="gr15" draw:text-style-name="P1" draw:layer="layout" svg:x1="26.146cm" svg:y1="12.303cm" svg:x2="26.94cm" svg:y2="12.303cm">
          <text:p/>
        </draw:line>
        <draw:custom-shape draw:style-name="gr13" draw:text-style-name="P1" draw:layer="layout" svg:width="1.37cm" svg:height="0.621cm" svg:x="13.319cm" svg:y="8.61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" draw:layer="layout" svg:x1="13.573cm" svg:y1="9.255cm" svg:x2="13.573cm" svg:y2="9.636cm">
          <text:p/>
        </draw:line>
        <draw:line draw:style-name="gr15" draw:text-style-name="P1" draw:layer="layout" svg:x1="14.335cm" svg:y1="9.255cm" svg:x2="14.335cm" svg:y2="9.89cm">
          <text:p/>
        </draw:line>
        <draw:frame draw:style-name="gr17" draw:text-style-name="P7" draw:layer="layout" svg:width="0.762cm" svg:height="0.889cm" svg:x="13.446cm" svg:y="9.128cm">
          <draw:text-box>
            <text:p text:style-name="P28"><text:span text:style-name="T5">1</text:span></text:p>
          </draw:text-box>
        </draw:frame>
        <draw:line draw:style-name="gr18" draw:text-style-name="P1" draw:layer="layout" svg:x1="16.875cm" svg:y1="2.905cm" svg:x2="15.732cm" svg:y2="2.905cm">
          <text:p/>
        </draw:line>
        <draw:line draw:style-name="gr18" draw:text-style-name="P1" draw:layer="layout" svg:x1="15.097cm" svg:y1="6.08cm" svg:x2="15.351cm" svg:y2="6.08cm">
          <text:p/>
        </draw:line>
        <draw:line draw:style-name="gr18" draw:text-style-name="P1" draw:layer="layout" svg:x1="14.462cm" svg:y1="8.874cm" svg:x2="15.351cm" svg:y2="8.874cm">
          <text:p/>
        </draw:line>
        <draw:line draw:style-name="gr18" draw:text-style-name="P1" draw:layer="layout" svg:x1="11.414cm" svg:y1="13.446cm" svg:x2="11.414cm" svg:y2="14.081cm">
          <text:p/>
        </draw:line>
        <draw:line draw:style-name="gr18" draw:text-style-name="P1" draw:layer="layout" svg:x1="17.256cm" svg:y1="17.383cm" svg:x2="17.256cm" svg:y2="16.494cm">
          <text:p/>
        </draw:line>
        <draw:line draw:style-name="gr18" draw:text-style-name="P1" draw:layer="layout" svg:x1="11.922cm" svg:y1="4.81cm" svg:x2="10.906cm" svg:y2="4.81cm">
          <text:p/>
        </draw:line>
        <draw:path draw:style-name="gr15" draw:text-style-name="P1" draw:layer="layout" svg:width="0.5cm" svg:height="0.178cm" svg:x="23.479cm" svg:y="9.965cm" svg:viewBox="0 0 501 179" svg:d="M0 179c201-403 400 0 400 0h101">
          <text:p/>
        </draw:path>
        <draw:path draw:style-name="gr15" draw:text-style-name="P1" draw:layer="layout" svg:width="0.5cm" svg:height="0.178cm" svg:x="20.554cm" svg:y="10.626cm" svg:viewBox="0 0 501 179" svg:d="M0 179c201-403 400 0 400 0h101">
          <text:p/>
        </draw:path>
        <draw:line draw:style-name="gr15" draw:text-style-name="P1" draw:layer="layout" svg:x1="20.951cm" svg:y1="10.803cm" svg:x2="23.606cm" svg:y2="10.803cm">
          <text:p/>
        </draw:line>
        <draw:line draw:style-name="gr15" draw:text-style-name="P1" draw:layer="layout" svg:x1="23.987cm" svg:y1="10.144cm" svg:x2="27.543cm" svg:y2="10.144cm">
          <text:p/>
        </draw:line>
        <draw:rect draw:style-name="gr19" draw:text-style-name="P1" draw:layer="layout" svg:width="4.572cm" svg:height="4.318cm" svg:x="0.746cm" svg:y="8.239cm">
          <text:p/>
        </draw:rect>
        <draw:frame draw:style-name="gr20" draw:text-style-name="P8" draw:layer="layout" svg:width="4.926cm" svg:height="0.762cm" svg:x="0.773cm" svg:y="8.366cm">
          <draw:text-box>
            <text:p text:style-name="P28"><text:span text:style-name="T6">Peripheral Memory I/O</text:span></text:p>
          </draw:text-box>
        </draw:frame>
        <draw:line draw:style-name="gr15" draw:text-style-name="P1" draw:layer="layout" svg:x1="15.986cm" svg:y1="16.494cm" svg:x2="15.986cm" svg:y2="17.002cm">
          <text:p/>
        </draw:line>
        <draw:frame draw:style-name="gr21" draw:text-style-name="P10" draw:layer="layout" svg:width="3.601cm" svg:height="0.802cm" svg:x="11.668cm" svg:y="16.2cm">
          <draw:text-box>
            <text:p text:style-name="P29"><text:span text:style-name="T3">control_to_alu</text:span></text:p>
          </draw:text-box>
        </draw:frame>
        <draw:frame draw:style-name="gr21" draw:text-style-name="P12" draw:layer="layout" svg:width="6.78cm" svg:height="0.802cm" svg:x="14.081cm" svg:y="17.256cm">
          <draw:text-box>
            <text:p text:style-name="P30"><text:span text:style-name="T7">alu_from_opcode_or_control</text:span></text:p>
          </draw:text-box>
        </draw:frame>
        <draw:frame draw:style-name="gr21" draw:text-style-name="P30" draw:layer="layout" svg:width="2.775cm" svg:height="0.802cm" svg:x="8.239cm" svg:y="4.389cm">
          <draw:text-box>
            <text:p text:style-name="P30">pc_enable</text:p>
          </draw:text-box>
        </draw:frame>
        <draw:frame draw:style-name="gr21" draw:text-style-name="P12" draw:layer="layout" svg:width="4.583cm" svg:height="0.802cm" svg:x="11.149cm" svg:y="2.524cm">
          <draw:text-box>
            <text:p text:style-name="P30"><text:span text:style-name="T1">c_or_mem_control</text:span></text:p>
          </draw:text-box>
        </draw:frame>
        <draw:custom-shape draw:style-name="gr22" draw:text-style-name="P14" draw:layer="layout" svg:width="2.005cm" svg:height="1.002cm" draw:transform="rotate (3.1415926535892) translate (18.526cm 3.286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5" draw:layer="layout" svg:x1="17.002cm" svg:y1="2.27cm" svg:x2="17.002cm" svg:y2="1.254cm">
          <text:p/>
        </draw:line>
        <draw:line draw:style-name="gr15" draw:text-style-name="P15" draw:layer="layout" svg:x1="18.018cm" svg:y1="2.27cm" svg:x2="18.018cm" svg:y2="1.254cm">
          <text:p/>
        </draw:line>
        <draw:line draw:style-name="gr18" draw:text-style-name="P15" draw:layer="layout" svg:x1="5.445cm" svg:y1="6.334cm" svg:x2="4.175cm" svg:y2="6.334cm">
          <text:p/>
        </draw:line>
        <draw:line draw:style-name="gr18" draw:text-style-name="P15" draw:layer="layout" svg:x1="5.445cm" svg:y1="7.35cm" svg:x2="4.302cm" svg:y2="7.35cm">
          <text:p/>
        </draw:line>
        <draw:frame draw:style-name="gr21" draw:text-style-name="P12" draw:layer="layout" svg:width="4.037cm" svg:height="0.802cm" svg:x="10.017cm" svg:y="13.954cm">
          <draw:text-box>
            <text:p text:style-name="P30"><text:span text:style-name="T1">pc_or_b_control</text:span></text:p>
          </draw:text-box>
        </draw:frame>
        <draw:frame draw:style-name="gr21" draw:text-style-name="P17" draw:layer="layout" svg:width="2.09cm" svg:height="0.802cm" svg:x="15.278cm" svg:y="5.659cm">
          <draw:text-box>
            <text:p text:style-name="P13"><text:span text:style-name="T1">pc_jmp</text:span></text:p>
          </draw:text-box>
        </draw:frame>
        <draw:frame draw:style-name="gr21" draw:text-style-name="P17" draw:layer="layout" svg:width="2.255cm" svg:height="0.802cm" svg:x="15.278cm" svg:y="8.474cm">
          <draw:text-box>
            <text:p text:style-name="P13"><text:span text:style-name="T1">pc_brch</text:span></text:p>
          </draw:text-box>
        </draw:frame>
        <draw:path draw:style-name="gr15" draw:text-style-name="P1" draw:layer="layout" svg:width="0.5cm" svg:height="0.178cm" draw:transform="rotate (-1.57079632679579) translate (14.5139999999999cm 9.89699999999995cm)" svg:viewBox="0 0 501 179" svg:d="M0 179c201-403 400 0 400 0h101">
          <text:p/>
        </draw:path>
        <draw:line draw:style-name="gr15" draw:text-style-name="P15" draw:layer="layout" svg:x1="14.335cm" svg:y1="10.398cm" svg:x2="14.335cm" svg:y2="10.779cm">
          <text:p/>
        </draw:line>
        <draw:frame draw:style-name="gr21" draw:text-style-name="P18" draw:layer="layout" svg:width="0.697cm" svg:height="0.645cm" svg:x="13.919cm" svg:y="5.943cm">
          <draw:text-box>
            <text:p text:style-name="P18"><text:span text:style-name="T8">0</text:span></text:p>
          </draw:text-box>
        </draw:frame>
        <draw:frame draw:style-name="gr21" draw:text-style-name="P18" draw:layer="layout" svg:width="0.697cm" svg:height="0.645cm" svg:x="13.219cm" svg:y="8.737cm">
          <draw:text-box>
            <text:p text:style-name="P18"><text:span text:style-name="T8">0</text:span></text:p>
          </draw:text-box>
        </draw:frame>
        <draw:frame draw:style-name="gr21" draw:text-style-name="P20" draw:layer="layout" svg:width="0.697cm" svg:height="0.645cm" svg:x="14.616cm" svg:y="5.934cm">
          <draw:text-box>
            <text:p text:style-name="P22"><text:span text:style-name="T9">1</text:span></text:p>
          </draw:text-box>
        </draw:frame>
        <draw:frame draw:style-name="gr21" draw:text-style-name="P20" draw:layer="layout" svg:width="0.697cm" svg:height="0.645cm" svg:x="14.017cm" svg:y="8.735cm">
          <draw:text-box>
            <text:p text:style-name="P22"><text:span text:style-name="T9">1</text:span></text:p>
          </draw:text-box>
        </draw:frame>
        <draw:frame draw:style-name="gr21" draw:text-style-name="P18" draw:layer="layout" svg:width="0.697cm" svg:height="0.645cm" svg:x="16.618cm" svg:y="2.236cm">
          <draw:text-box>
            <text:p text:style-name="P23"><text:span text:style-name="T9">1</text:span></text:p>
          </draw:text-box>
        </draw:frame>
        <draw:frame draw:style-name="gr21" draw:text-style-name="P20" draw:layer="layout" svg:width="0.697cm" svg:height="0.645cm" svg:x="17.619cm" svg:y="2.237cm">
          <draw:text-box>
            <text:p text:style-name="P22"><text:span text:style-name="T9">0</text:span></text:p>
          </draw:text-box>
        </draw:frame>
        <draw:frame draw:style-name="gr21" draw:text-style-name="P20" draw:layer="layout" svg:width="0.697cm" svg:height="0.645cm" svg:x="11.479cm" svg:y="12.895cm">
          <draw:text-box>
            <text:p text:style-name="P22"><text:span text:style-name="T9">0</text:span></text:p>
          </draw:text-box>
        </draw:frame>
        <draw:frame draw:style-name="gr21" draw:text-style-name="P18" draw:layer="layout" svg:width="0.697cm" svg:height="0.645cm" svg:x="11.469cm" svg:y="11.777cm">
          <draw:text-box>
            <text:p text:style-name="P23"><text:span text:style-name="T9">1</text:span></text:p>
          </draw:text-box>
        </draw:frame>
        <draw:line draw:style-name="gr15" draw:text-style-name="P15" draw:layer="layout" svg:x1="16.113cm" svg:y1="15.351cm" svg:x2="16.113cm" svg:y2="11.414cm">
          <text:p/>
        </draw:line>
        <draw:line draw:style-name="gr15" draw:text-style-name="P15" draw:layer="layout" svg:x1="16.113cm" svg:y1="11.414cm" svg:x2="19.288cm" svg:y2="11.414cm">
          <text:p/>
        </draw:line>
        <draw:path draw:style-name="gr15" draw:text-style-name="P1" draw:layer="layout" svg:width="0.5cm" svg:height="0.178cm" draw:transform="rotate (1.5707963267946) translate (19.1090000000002cm 11.0400000000002cm)" svg:viewBox="0 0 501 179" svg:d="M0 179c201-403 400 0 400 0h101">
          <text:p/>
        </draw:path>
        <draw:path draw:style-name="gr15" draw:text-style-name="P1" draw:layer="layout" svg:width="0.5cm" svg:height="0.178cm" draw:transform="rotate (1.5707963267946) translate (19.1090000000002cm 10.2700000000002cm)" svg:viewBox="0 0 501 179" svg:d="M0 179c201-403 400 0 400 0h101">
          <text:p/>
        </draw:path>
        <draw:line draw:style-name="gr15" draw:text-style-name="P15" draw:layer="layout" svg:x1="19.288cm" svg:y1="11.414cm" svg:x2="19.288cm" svg:y2="11.033cm">
          <text:p/>
        </draw:line>
        <draw:line draw:style-name="gr15" draw:text-style-name="P15" draw:layer="layout" svg:x1="19.288cm" svg:y1="10.652cm" svg:x2="19.288cm" svg:y2="10.271cm">
          <text:p/>
        </draw:line>
        <draw:path draw:style-name="gr15" draw:text-style-name="P1" draw:layer="layout" svg:width="0.5cm" svg:height="0.178cm" svg:x="20.557cm" svg:y="9.201cm" svg:viewBox="0 0 501 179" svg:d="M0 179c201-403 400 0 400 0h101">
          <text:p/>
        </draw:path>
        <draw:line draw:style-name="gr15" draw:text-style-name="P15" draw:layer="layout" svg:x1="19.288cm" svg:y1="9.763cm" svg:x2="19.288cm" svg:y2="9.382cm">
          <text:p/>
        </draw:line>
        <draw:line draw:style-name="gr15" draw:text-style-name="P15" draw:layer="layout" svg:x1="20.558cm" svg:y1="9.382cm" svg:x2="19.288cm" svg:y2="9.382cm">
          <text:p/>
        </draw:line>
        <draw:path draw:style-name="gr15" draw:text-style-name="P1" draw:layer="layout" svg:width="0.5cm" svg:height="0.178cm" svg:x="23.438cm" svg:y="9.202cm" svg:viewBox="0 0 501 179" svg:d="M0 179c201-403 400 0 400 0h101">
          <text:p/>
        </draw:path>
        <draw:line draw:style-name="gr15" draw:text-style-name="P15" draw:layer="layout" svg:x1="21.058cm" svg:y1="9.38cm" svg:x2="23.438cm" svg:y2="9.38cm">
          <text:p/>
        </draw:line>
        <draw:line draw:style-name="gr15" draw:text-style-name="P15" draw:layer="layout" svg:x1="23.86cm" svg:y1="9.382cm" svg:x2="25.765cm" svg:y2="9.382cm">
          <text:p/>
        </draw:line>
        <draw:line draw:style-name="gr15" draw:text-style-name="P15" draw:layer="layout" svg:x1="25.765cm" svg:y1="9.382cm" svg:x2="25.765cm" svg:y2="1.889cm">
          <text:p/>
        </draw:line>
        <draw:line draw:style-name="gr15" draw:text-style-name="P15" draw:layer="layout" svg:x1="25.765cm" svg:y1="1.889cm" svg:x2="19.161cm" svg:y2="1.889cm">
          <text:p/>
        </draw:line>
        <draw:line draw:style-name="gr15" draw:text-style-name="P15" draw:layer="layout" svg:x1="22.717cm" svg:y1="1.889cm" svg:x2="22.717cm" svg:y2="2.27cm">
          <text:p/>
        </draw:line>
        <draw:line draw:style-name="gr15" draw:text-style-name="P15" draw:layer="layout" svg:x1="23.733cm" svg:y1="1.889cm" svg:x2="23.733cm" svg:y2="2.27cm">
          <text:p/>
        </draw:line>
        <draw:circle draw:style-name="gr23" draw:text-style-name="P15" draw:layer="layout" svg:width="0.127cm" svg:height="0.127cm" svg:x="16.05cm" svg:y="15.293cm">
          <text:p/>
        </draw:circle>
        <draw:circle draw:style-name="gr23" draw:text-style-name="P15" draw:layer="layout" svg:width="0.127cm" svg:height="0.127cm" svg:x="7.803cm" svg:y="15.294cm">
          <text:p/>
        </draw:circle>
        <draw:circle draw:style-name="gr23" draw:text-style-name="P15" draw:layer="layout" svg:width="0.127cm" svg:height="0.127cm" svg:x="14.267cm" svg:y="10.73cm">
          <text:p/>
        </draw:circle>
        <draw:circle draw:style-name="gr23" draw:text-style-name="P15" draw:layer="layout" svg:width="0.127cm" svg:height="0.127cm" svg:x="23.669cm" svg:y="1.816cm">
          <text:p/>
        </draw:circle>
        <draw:circle draw:style-name="gr23" draw:text-style-name="P15" draw:layer="layout" svg:width="0.127cm" svg:height="0.127cm" svg:x="27.478cm" svg:y="10.081cm">
          <text:p/>
        </draw:circle>
        <draw:circle draw:style-name="gr23" draw:text-style-name="P15" draw:layer="layout" svg:width="0.127cm" svg:height="0.127cm" svg:x="7.672cm" svg:y="1.175cm">
          <text:p/>
        </draw:circle>
        <draw:circle draw:style-name="gr23" draw:text-style-name="P15" draw:layer="layout" svg:width="0.127cm" svg:height="0.127cm" svg:x="12.613cm" svg:y="7.933cm">
          <text:p/>
        </draw:circle>
        <draw:circle draw:style-name="gr23" draw:text-style-name="P15" draw:layer="layout" svg:width="0.127cm" svg:height="0.127cm" svg:x="23.544cm" svg:y="10.743cm">
          <text:p/>
        </draw:circle>
        <draw:line draw:style-name="gr15" draw:text-style-name="P15" draw:layer="layout" svg:x1="19.161cm" svg:y1="2.778cm" svg:x2="19.161cm" svg:y2="1.889cm">
          <text:p/>
        </draw:line>
        <draw:circle draw:style-name="gr23" draw:text-style-name="P15" draw:layer="layout" svg:width="0.127cm" svg:height="0.127cm" svg:x="22.649cm" svg:y="1.817cm">
          <text:p/>
        </draw:circle>
        <draw:frame draw:style-name="gr21" draw:text-style-name="P19" draw:layer="layout" svg:width="5.231cm" svg:height="1.673cm" svg:x="2.016cm" svg:y="2.905cm">
          <draw:text-box>
            <text:p text:style-name="P19">STATE 2</text:p>
            <text:p text:style-name="P19">RTYPE &amp; ITYPE</text:p>
          </draw:text-box>
        </draw:frame>
        <draw:circle draw:style-name="gr23" draw:text-style-name="P15" draw:layer="layout" svg:width="0.127cm" svg:height="0.127cm" svg:x="14.909cm" svg:y="10.072cm">
          <text:p/>
        </draw:circle>
        <draw:frame draw:style-name="gr21" draw:text-style-name="P20" draw:layer="layout" svg:width="0.697cm" svg:height="0.645cm" svg:x="16.548cm" svg:y="16.178cm">
          <draw:text-box>
            <text:p text:style-name="P22"><text:span text:style-name="T9">0</text:span></text:p>
          </draw:text-box>
        </draw:frame>
        <draw:frame draw:style-name="gr21" draw:text-style-name="P18" draw:layer="layout" svg:width="0.697cm" svg:height="0.645cm" svg:x="16.549cm" svg:y="15.079cm">
          <draw:text-box>
            <text:p text:style-name="P23"><text:span text:style-name="T9">1</text:span></text:p>
          </draw:text-box>
        </draw:frame>
        <draw:rect draw:style-name="gr23" draw:text-style-name="P15" draw:layer="layout" svg:width="0.508cm" svg:height="0.508cm" svg:x="1.254cm" svg:y="15.86cm">
          <text:p/>
        </draw:rect>
        <draw:rect draw:style-name="gr25" draw:text-style-name="P15" draw:layer="layout" svg:width="0.508cm" svg:height="0.508cm" svg:x="1.254cm" svg:y="16.66cm">
          <text:p/>
        </draw:rect>
        <draw:rect draw:style-name="gr26" draw:text-style-name="P15" draw:layer="layout" svg:width="0.508cm" svg:height="0.508cm" svg:x="1.254cm" svg:y="17.46cm">
          <text:p/>
        </draw:rect>
        <draw:rect draw:style-name="gr27" draw:text-style-name="P15" draw:layer="layout" svg:width="0.508cm" svg:height="0.508cm" svg:x="1.254cm" svg:y="18.26cm">
          <text:p/>
        </draw:rect>
        <draw:frame draw:style-name="gr21" draw:text-style-name="P24" draw:layer="layout" svg:width="2.614cm" svg:height="0.802cm" svg:x="1.924cm" svg:y="15.741cm">
          <draw:text-box>
            <text:p text:style-name="P24"><text:span text:style-name="T10">Data Line</text:span></text:p>
          </draw:text-box>
        </draw:frame>
        <draw:frame draw:style-name="gr21" draw:text-style-name="P17" draw:layer="layout" svg:width="3.161cm" svg:height="0.802cm" svg:x="1.885cm" svg:y="16.539cm">
          <draw:text-box>
            <text:p text:style-name="P16"><text:span text:style-name="T1">Disabled (0)</text:span></text:p>
          </draw:text-box>
        </draw:frame>
        <draw:frame draw:style-name="gr21" draw:text-style-name="P12" draw:layer="layout" svg:width="3.05cm" svg:height="0.802cm" svg:x="1.912cm" svg:y="17.406cm">
          <draw:text-box>
            <text:p text:style-name="P19"><text:span text:style-name="T7">Enabled (1)</text:span></text:p>
          </draw:text-box>
        </draw:frame>
        <draw:frame draw:style-name="gr21" draw:text-style-name="P25" draw:layer="layout" svg:width="5.789cm" svg:height="0.802cm" svg:x="1.97cm" svg:y="18.154cm">
          <draw:text-box>
            <text:p text:style-name="P19"><text:span text:style-name="T1">Label (Data, not control)</text:span></text:p>
          </draw:text-box>
        </draw:frame>
      </draw:page>
      <draw:page draw:name="page4" draw:style-name="dp1" draw:master-page-name="Default">
        <draw:rect draw:style-name="gr1" draw:text-style-name="P1" draw:layer="layout" svg:width="0.635cm" svg:height="0.762cm" svg:x="13.7cm" svg:y="7.604cm">
          <text:p/>
        </draw:rect>
        <draw:rect draw:style-name="gr2" draw:text-style-name="P1" draw:layer="layout" svg:width="4.572cm" svg:height="8.001cm" svg:x="5.445cm" svg:y="5.826cm">
          <text:p/>
        </draw:rect>
        <draw:rect draw:style-name="gr2" draw:text-style-name="P1" draw:layer="layout" svg:width="6.096cm" svg:height="1.778cm" svg:x="18.399cm" svg:y="5.445cm">
          <text:p/>
        </draw:rect>
        <draw:polygon draw:style-name="gr3" draw:text-style-name="P1" draw:layer="layout" svg:width="3.76cm" svg:height="1.977cm" svg:x="20.226cm" svg:y="11.033cm" svg:viewBox="0 0 3761 1978" draw:points="1385,1037 2467,1037 2925,0 3761,0 2820,1978 940,1978 0,0 929,0">
          <text:p/>
        </draw:polygon>
        <draw:rect draw:style-name="gr2" draw:text-style-name="P1" draw:layer="layout" svg:width="1.651cm" svg:height="1.651cm" svg:x="11.922cm" svg:y="4.048cm">
          <text:p/>
        </draw:rect>
        <draw:frame draw:style-name="gr4" draw:text-style-name="P2" draw:layer="layout" svg:width="4.9cm" svg:height="1.091cm" svg:x="6.092cm" svg:y="12.174cm">
          <draw:text-box>
            <text:p text:style-name="P2"><text:span text:style-name="T1">port_a_address</text:span></text:p>
          </draw:text-box>
        </draw:frame>
        <draw:frame draw:style-name="gr5" draw:text-style-name="P3" draw:layer="layout" svg:width="4.9cm" svg:height="1.143cm" svg:x="0.418cm" svg:y="11.287cm">
          <draw:text-box>
            <text:p text:style-name="P3"><text:span text:style-name="T1">port_b_address</text:span></text:p>
          </draw:text-box>
        </draw:frame>
        <draw:frame draw:style-name="gr6" draw:text-style-name="P3" draw:layer="layout" svg:width="3.139cm" svg:height="0.964cm" svg:x="6.843cm" svg:y="9.709cm">
          <draw:text-box>
            <text:p text:style-name="P3"><text:span text:style-name="T1">port_a_in</text:span></text:p>
          </draw:text-box>
        </draw:frame>
        <draw:frame draw:style-name="gr7" draw:text-style-name="P3" draw:layer="layout" svg:width="3.139cm" svg:height="0.963cm" svg:x="2.179cm" svg:y="10.324cm">
          <draw:text-box>
            <text:p text:style-name="P3"><text:span text:style-name="T1">port_b_in</text:span></text:p>
          </draw:text-box>
        </draw:frame>
        <draw:frame draw:style-name="gr6" draw:text-style-name="P4" draw:layer="layout" svg:width="3.444cm" svg:height="0.964cm" svg:x="1.254cm" svg:y="6.894cm">
          <draw:text-box>
            <text:p text:style-name="P4"><text:span text:style-name="T2">port_b_we</text:span></text:p>
          </draw:text-box>
        </draw:frame>
        <draw:frame draw:style-name="gr6" draw:text-style-name="P4" draw:layer="layout" svg:width="3.444cm" svg:height="0.964cm" svg:x="1.254cm" svg:y="5.878cm">
          <draw:text-box>
            <text:p text:style-name="P4"><text:span text:style-name="T1">port_a_we</text:span></text:p>
          </draw:text-box>
        </draw:frame>
        <draw:frame draw:style-name="gr8" draw:text-style-name="P3" draw:layer="layout" svg:width="3.529cm" svg:height="1.016cm" svg:x="1.762cm" svg:y="9.382cm">
          <draw:text-box>
            <text:p text:style-name="P3"><text:span text:style-name="T1">port_b_out</text:span></text:p>
          </draw:text-box>
        </draw:frame>
        <draw:frame draw:style-name="gr9" draw:text-style-name="P2" draw:layer="layout" svg:width="3.529cm" svg:height="0.964cm" svg:x="6.207cm" svg:y="5.699cm">
          <draw:text-box>
            <text:p text:style-name="P2"><text:span text:style-name="T1">port_a_out</text:span></text:p>
          </draw:text-box>
        </draw:frame>
        <draw:frame draw:style-name="gr9" draw:text-style-name="P2" draw:layer="layout" svg:width="2.576cm" svg:height="0.964cm" svg:x="18.018cm" svg:y="12.101cm">
          <draw:text-box>
            <text:p text:style-name="P2"><text:span text:style-name="T3">opcode</text:span></text:p>
          </draw:text-box>
        </draw:frame>
        <draw:frame draw:style-name="gr9" draw:text-style-name="P2" draw:layer="layout" svg:width="0.82cm" svg:height="0.964cm" svg:x="22.336cm" svg:y="13.827cm">
          <draw:text-box>
            <text:p text:style-name="P2"><text:span text:style-name="T3">c</text:span></text:p>
          </draw:text-box>
        </draw:frame>
        <draw:frame draw:style-name="gr9" draw:text-style-name="P2" draw:layer="layout" svg:width="1.84cm" svg:height="0.964cm" svg:x="24.687cm" svg:y="13.192cm">
          <draw:text-box>
            <text:p text:style-name="P2"><text:span text:style-name="T3">flags</text:span></text:p>
          </draw:text-box>
        </draw:frame>
        <draw:frame draw:style-name="gr9" draw:text-style-name="P2" draw:layer="layout" svg:width="3.093cm" svg:height="0.964cm" draw:transform="rotate (1.5707963267946) translate (18.745cm 5.236cm)">
          <draw:text-box draw:corner-radius="0.553cm">
            <text:p text:style-name="P2"><text:span text:style-name="T3">reg_write</text:span></text:p>
          </draw:text-box>
        </draw:frame>
        <draw:frame draw:style-name="gr9" draw:text-style-name="P2" draw:layer="layout" svg:width="3.736cm" svg:height="0.964cm" draw:transform="rotate (1.5707963267946) translate (22.336cm 5.244cm)">
          <draw:text-box>
            <text:p text:style-name="P2"><text:span text:style-name="T1">reg_read_a</text:span></text:p>
          </draw:text-box>
        </draw:frame>
        <draw:frame draw:style-name="gr9" draw:text-style-name="P2" draw:layer="layout" svg:width="3.736cm" svg:height="0.964cm" draw:transform="rotate (1.5707963267946) translate (23.352cm 5.244cm)">
          <draw:text-box>
            <text:p text:style-name="P2"><text:span text:style-name="T1">reg_read_b</text:span></text:p>
          </draw:text-box>
        </draw:frame>
        <draw:frame draw:style-name="gr9" draw:text-style-name="P4" draw:layer="layout" svg:width="4.075cm" svg:height="0.964cm" draw:transform="rotate (1.5707963267946) translate (19.913cm 5.318cm)">
          <draw:text-box>
            <text:p text:style-name="P4"><text:span text:style-name="T2">write_enable</text:span></text:p>
          </draw:text-box>
        </draw:frame>
        <draw:frame draw:style-name="gr9" draw:text-style-name="P4" draw:layer="layout" svg:width="1.912cm" svg:height="0.964cm" draw:transform="rotate (1.5707963267946) translate (21.245cm 5.245cm)">
          <draw:text-box>
            <text:p text:style-name="P4"><text:span text:style-name="T2">reset</text:span></text:p>
          </draw:text-box>
        </draw:frame>
        <draw:frame draw:style-name="gr9" draw:text-style-name="P2" draw:layer="layout" svg:width="2.119cm" svg:height="0.964cm" svg:x="19.653cm" svg:y="6.377cm">
          <draw:text-box>
            <text:p text:style-name="P2"><text:span text:style-name="T3">reg_a</text:span></text:p>
          </draw:text-box>
        </draw:frame>
        <draw:frame draw:style-name="gr9" draw:text-style-name="P2" draw:layer="layout" svg:width="2.119cm" svg:height="0.964cm" svg:x="22.66cm" svg:y="6.377cm">
          <draw:text-box>
            <text:p text:style-name="P2"><text:span text:style-name="T3">reg_b</text:span></text:p>
          </draw:text-box>
        </draw:frame>
        <draw:frame draw:style-name="gr10" draw:text-style-name="P2" draw:layer="layout" svg:width="3.067cm" svg:height="1.143cm" svg:x="18.399cm" svg:y="5.426cm">
          <draw:text-box>
            <text:p text:style-name="P2"><text:span text:style-name="T1">alu_input</text:span></text:p>
          </draw:text-box>
        </draw:frame>
        <draw:frame draw:style-name="gr11" draw:text-style-name="P32" draw:layer="layout" svg:width="1.397cm" svg:height="1.802cm" svg:x="12.049cm" svg:y="4.429cm">
          <draw:text-box>
            <text:p text:style-name="P32"><text:span text:style-name="T11">PC</text:span></text:p>
          </draw:text-box>
        </draw:frame>
        <draw:frame draw:style-name="gr12" draw:text-style-name="P6" draw:layer="layout" svg:width="1.905cm" svg:height="1.252cm" svg:x="9.229cm" svg:y="16.359cm">
          <draw:text-box>
            <text:p text:style-name="P6"><text:span text:style-name="T1">FSM</text:span></text:p>
          </draw:text-box>
        </draw:frame>
        <draw:g>
          <draw:custom-shape draw:style-name="gr13" draw:text-style-name="P1" draw:layer="layout" svg:width="2.109cm" svg:height="1.129cm" draw:transform="rotate (1.5707963267946) translate (10.911cm 13.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4" draw:text-style-name="P1" draw:layer="layout" svg:x1="10.017cm" svg:y1="12.557cm" svg:x2="10.906cm" svg:y2="12.557cm">
          <text:p/>
        </draw:line>
        <draw:custom-shape draw:style-name="gr13" draw:text-style-name="P1" draw:layer="layout" svg:width="1.37cm" svg:height="0.621cm" svg:x="13.963cm" svg:y="5.83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7" draw:layer="layout" svg:width="1.441cm" svg:height="1.802cm" svg:x="13.656cm" svg:y="7.477cm">
          <draw:text-box>
            <text:p text:style-name="P27">-</text:p>
          </draw:text-box>
        </draw:frame>
        <draw:line draw:style-name="gr15" draw:text-style-name="P1" draw:layer="layout" svg:x1="14.208cm" svg:y1="6.461cm" svg:x2="14.208cm" svg:y2="7.604cm">
          <text:p/>
        </draw:line>
        <draw:line draw:style-name="gr15" draw:text-style-name="P1" draw:layer="layout" svg:x1="13.954cm" svg:y1="8.366cm" svg:x2="13.954cm" svg:y2="8.62cm">
          <text:p/>
        </draw:line>
        <draw:line draw:style-name="gr15" draw:text-style-name="P1" draw:layer="layout" svg:x1="12.684cm" svg:y1="5.699cm" svg:x2="12.684cm" svg:y2="12.049cm">
          <text:p/>
        </draw:line>
        <draw:line draw:style-name="gr15" draw:text-style-name="P1" draw:layer="layout" svg:x1="13.7cm" svg:y1="7.985cm" svg:x2="12.684cm" svg:y2="7.985cm">
          <text:p/>
        </draw:line>
        <draw:line draw:style-name="gr15" draw:text-style-name="P1" draw:layer="layout" svg:x1="12.684cm" svg:y1="12.049cm" svg:x2="12.049cm" svg:y2="12.049cm">
          <text:p/>
        </draw:line>
        <draw:line draw:style-name="gr15" draw:text-style-name="P1" draw:layer="layout" svg:x1="20.685cm" svg:y1="7.223cm" svg:x2="20.685cm" svg:y2="11.033cm">
          <text:p/>
        </draw:line>
        <draw:line draw:style-name="gr15" draw:text-style-name="P1" draw:layer="layout" svg:x1="23.606cm" svg:y1="7.223cm" svg:x2="23.606cm" svg:y2="11.033cm">
          <text:p/>
        </draw:line>
        <draw:line draw:style-name="gr15" draw:text-style-name="P1" draw:layer="layout" svg:x1="20.558cm" svg:y1="10.779cm" svg:x2="13.319cm" svg:y2="10.779cm">
          <text:p/>
        </draw:line>
        <draw:line draw:style-name="gr15" draw:text-style-name="P1" draw:layer="layout" svg:x1="13.319cm" svg:y1="13.192cm" svg:x2="13.319cm" svg:y2="10.779cm">
          <text:p/>
        </draw:line>
        <draw:line draw:style-name="gr15" draw:text-style-name="P1" draw:layer="layout" svg:x1="12.049cm" svg:y1="13.192cm" svg:x2="13.319cm" svg:y2="13.192cm">
          <text:p/>
        </draw:line>
        <draw:line draw:style-name="gr15" draw:text-style-name="P1" draw:layer="layout" svg:x1="10.017cm" svg:y1="10.144cm" svg:x2="12.43cm" svg:y2="10.144cm">
          <text:p/>
        </draw:line>
        <draw:path draw:style-name="gr15" draw:text-style-name="P1" draw:layer="layout" svg:width="0.5cm" svg:height="0.178cm" svg:x="12.43cm" svg:y="9.965cm" svg:viewBox="0 0 501 179" svg:d="M0 179c201-403 400 0 400 0h101">
          <text:p/>
        </draw:path>
        <draw:path draw:style-name="gr15" draw:text-style-name="P1" draw:layer="layout" svg:width="0.5cm" svg:height="0.178cm" svg:x="20.565cm" svg:y="9.965cm" svg:viewBox="0 0 501 179" svg:d="M0 179c201-403 400 0 400 0h101">
          <text:p/>
        </draw:path>
        <draw:line draw:style-name="gr15" draw:text-style-name="P1" draw:layer="layout" svg:x1="12.938cm" svg:y1="10.144cm" svg:x2="20.558cm" svg:y2="10.144cm">
          <text:p/>
        </draw:line>
        <draw:line draw:style-name="gr15" draw:text-style-name="P1" draw:layer="layout" svg:x1="21.066cm" svg:y1="10.144cm" svg:x2="23.479cm" svg:y2="10.144cm">
          <text:p/>
        </draw:line>
        <draw:custom-shape draw:style-name="gr13" draw:text-style-name="P1" draw:layer="layout" svg:width="2.005cm" svg:height="1.002cm" draw:transform="rotate (1.5707963267946) translate (16.621cm 16.839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1" draw:text-style-name="P1" draw:layer="layout" svg:width="1.27cm" svg:height="1.905cm" svg:x="24.876cm" svg:y="11.287cm">
            <text:p/>
          </draw:rect>
          <draw:custom-shape draw:style-name="gr16" draw:text-style-name="P1" draw:layer="layout" svg:width="0.508cm" svg:height="0.635cm" svg:x="25.257cm" svg:y="12.557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5" draw:text-style-name="P1" draw:layer="layout" svg:x1="23.352cm" svg:y1="12.303cm" svg:x2="24.876cm" svg:y2="12.303cm">
          <text:p/>
        </draw:line>
        <draw:line draw:style-name="gr15" draw:text-style-name="P1" draw:layer="layout" svg:x1="20.685cm" svg:y1="12.049cm" svg:x2="17.891cm" svg:y2="12.049cm">
          <text:p/>
        </draw:line>
        <draw:line draw:style-name="gr15" draw:text-style-name="P1" draw:layer="layout" svg:x1="17.891cm" svg:y1="15.859cm" svg:x2="17.891cm" svg:y2="12.049cm">
          <text:p/>
        </draw:line>
        <draw:line draw:style-name="gr15" draw:text-style-name="P1" draw:layer="layout" svg:x1="17.637cm" svg:y1="15.859cm" svg:x2="17.891cm" svg:y2="15.859cm">
          <text:p/>
        </draw:line>
        <draw:line draw:style-name="gr15" draw:text-style-name="P1" draw:layer="layout" svg:x1="7.731cm" svg:y1="5.826cm" svg:x2="7.731cm" svg:y2="1.254cm">
          <text:p/>
        </draw:line>
        <draw:line draw:style-name="gr15" draw:text-style-name="P1" draw:layer="layout" svg:x1="13.573cm" svg:y1="4.81cm" svg:x2="14.716cm" svg:y2="4.81cm">
          <text:p/>
        </draw:line>
        <draw:line draw:style-name="gr15" draw:text-style-name="P1" draw:layer="layout" svg:x1="14.716cm" svg:y1="5.826cm" svg:x2="14.716cm" svg:y2="4.81cm">
          <text:p/>
        </draw:line>
        <draw:line draw:style-name="gr15" draw:text-style-name="P1" draw:layer="layout" svg:x1="14.97cm" svg:y1="6.461cm" svg:x2="14.97cm" svg:y2="10.144cm">
          <text:p/>
        </draw:line>
        <draw:line draw:style-name="gr15" draw:text-style-name="P1" draw:layer="layout" svg:x1="17.51cm" svg:y1="3.23cm" svg:x2="17.51cm" svg:y2="5.77cm">
          <text:p/>
        </draw:line>
        <draw:line draw:style-name="gr15" draw:text-style-name="P1" draw:layer="layout" svg:x1="18.399cm" svg:y1="5.788cm" svg:x2="17.51cm" svg:y2="5.788cm">
          <text:p/>
        </draw:line>
        <draw:line draw:style-name="gr15" draw:text-style-name="P1" draw:layer="layout" svg:x1="7.35cm" svg:y1="1.254cm" svg:x2="17.002cm" svg:y2="1.254cm">
          <text:p/>
        </draw:line>
        <draw:line draw:style-name="gr15" draw:text-style-name="P1" draw:layer="layout" svg:x1="22.209cm" svg:y1="13.065cm" svg:x2="22.209cm" svg:y2="15.224cm">
          <text:p/>
        </draw:line>
        <draw:line draw:style-name="gr15" draw:text-style-name="P1" draw:layer="layout" svg:x1="18.018cm" svg:y1="1.254cm" svg:x2="27.543cm" svg:y2="1.254cm">
          <text:p/>
        </draw:line>
        <draw:line draw:style-name="gr15" draw:text-style-name="P1" draw:layer="layout" svg:x1="22.209cm" svg:y1="15.224cm" svg:x2="27.543cm" svg:y2="15.224cm">
          <text:p/>
        </draw:line>
        <draw:line draw:style-name="gr15" draw:text-style-name="P1" draw:layer="layout" svg:x1="27.543cm" svg:y1="1.254cm" svg:x2="27.543cm" svg:y2="15.224cm">
          <text:p/>
        </draw:line>
        <draw:line draw:style-name="gr15" draw:text-style-name="P1" draw:layer="layout" svg:x1="7.35cm" svg:y1="1.254cm" svg:x2="0.365cm" svg:y2="1.254cm">
          <text:p/>
        </draw:line>
        <draw:line draw:style-name="gr15" draw:text-style-name="P1" draw:layer="layout" svg:x1="0.365cm" svg:y1="1.254cm" svg:x2="0.365cm" svg:y2="15.351cm">
          <text:p/>
        </draw:line>
        <draw:line draw:style-name="gr15" draw:text-style-name="P1" draw:layer="layout" svg:x1="0.365cm" svg:y1="15.351cm" svg:x2="16.621cm" svg:y2="15.351cm">
          <text:p/>
        </draw:line>
        <draw:rect draw:style-name="gr2" draw:text-style-name="P1" draw:layer="layout" svg:width="1.651cm" svg:height="1.651cm" svg:x="9.255cm" svg:y="16.24cm">
          <text:p/>
        </draw:rect>
        <draw:line draw:style-name="gr15" draw:text-style-name="P1" draw:layer="layout" svg:x1="7.858cm" svg:y1="15.351cm" svg:x2="7.858cm" svg:y2="16.875cm">
          <text:p/>
        </draw:line>
        <draw:line draw:style-name="gr15" draw:text-style-name="P1" draw:layer="layout" svg:x1="7.858cm" svg:y1="16.875cm" svg:x2="9.255cm" svg:y2="16.875cm">
          <text:p/>
        </draw:line>
        <draw:line draw:style-name="gr15" draw:text-style-name="P1" draw:layer="layout" svg:x1="15.986cm" svg:y1="16.494cm" svg:x2="16.621cm" svg:y2="16.494cm">
          <text:p/>
        </draw:line>
        <draw:line draw:style-name="gr15" draw:text-style-name="P1" draw:layer="layout" svg:x1="10.906cm" svg:y1="17.002cm" svg:x2="15.986cm" svg:y2="17.002cm">
          <text:p/>
        </draw:line>
        <draw:line draw:style-name="gr15" draw:text-style-name="P1" draw:layer="layout" svg:x1="10.136cm" svg:y1="17.891cm" svg:x2="10.136cm" svg:y2="19.034cm">
          <text:p/>
        </draw:line>
        <draw:line draw:style-name="gr15" draw:text-style-name="P1" draw:layer="layout" svg:x1="10.136cm" svg:y1="19.034cm" svg:x2="26.94cm" svg:y2="19.034cm">
          <text:p/>
        </draw:line>
        <draw:line draw:style-name="gr15" draw:text-style-name="P1" draw:layer="layout" svg:x1="26.94cm" svg:y1="19.034cm" svg:x2="26.94cm" svg:y2="15.478cm">
          <text:p/>
        </draw:line>
        <draw:path draw:style-name="gr15" draw:text-style-name="P1" draw:layer="layout" svg:width="0.178cm" svg:height="0.5cm" svg:x="26.94cm" svg:y="14.977cm" svg:viewBox="0 0 179 501" svg:d="M0 0c403 201 0 400 0 400v101">
          <text:p/>
        </draw:path>
        <draw:line draw:style-name="gr15" draw:text-style-name="P1" draw:layer="layout" svg:x1="26.94cm" svg:y1="14.97cm" svg:x2="26.94cm" svg:y2="12.303cm">
          <text:p/>
        </draw:line>
        <draw:line draw:style-name="gr15" draw:text-style-name="P1" draw:layer="layout" svg:x1="26.146cm" svg:y1="12.303cm" svg:x2="26.94cm" svg:y2="12.303cm">
          <text:p/>
        </draw:line>
        <draw:custom-shape draw:style-name="gr13" draw:text-style-name="P1" draw:layer="layout" svg:width="1.37cm" svg:height="0.621cm" svg:x="13.319cm" svg:y="8.61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" draw:layer="layout" svg:x1="13.573cm" svg:y1="9.255cm" svg:x2="13.573cm" svg:y2="9.636cm">
          <text:p/>
        </draw:line>
        <draw:line draw:style-name="gr15" draw:text-style-name="P1" draw:layer="layout" svg:x1="14.335cm" svg:y1="9.255cm" svg:x2="14.335cm" svg:y2="9.89cm">
          <text:p/>
        </draw:line>
        <draw:frame draw:style-name="gr17" draw:text-style-name="P7" draw:layer="layout" svg:width="0.762cm" svg:height="0.889cm" svg:x="13.446cm" svg:y="9.128cm">
          <draw:text-box>
            <text:p text:style-name="P28"><text:span text:style-name="T5">1</text:span></text:p>
          </draw:text-box>
        </draw:frame>
        <draw:line draw:style-name="gr18" draw:text-style-name="P1" draw:layer="layout" svg:x1="16.875cm" svg:y1="2.905cm" svg:x2="15.732cm" svg:y2="2.905cm">
          <text:p/>
        </draw:line>
        <draw:line draw:style-name="gr18" draw:text-style-name="P1" draw:layer="layout" svg:x1="15.097cm" svg:y1="6.08cm" svg:x2="15.351cm" svg:y2="6.08cm">
          <text:p/>
        </draw:line>
        <draw:line draw:style-name="gr18" draw:text-style-name="P1" draw:layer="layout" svg:x1="14.462cm" svg:y1="8.874cm" svg:x2="15.351cm" svg:y2="8.874cm">
          <text:p/>
        </draw:line>
        <draw:line draw:style-name="gr18" draw:text-style-name="P1" draw:layer="layout" svg:x1="11.414cm" svg:y1="13.446cm" svg:x2="11.414cm" svg:y2="14.081cm">
          <text:p/>
        </draw:line>
        <draw:line draw:style-name="gr18" draw:text-style-name="P1" draw:layer="layout" svg:x1="17.256cm" svg:y1="17.383cm" svg:x2="17.256cm" svg:y2="16.494cm">
          <text:p/>
        </draw:line>
        <draw:line draw:style-name="gr18" draw:text-style-name="P1" draw:layer="layout" svg:x1="11.922cm" svg:y1="4.81cm" svg:x2="10.906cm" svg:y2="4.81cm">
          <text:p/>
        </draw:line>
        <draw:path draw:style-name="gr15" draw:text-style-name="P1" draw:layer="layout" svg:width="0.5cm" svg:height="0.178cm" svg:x="23.479cm" svg:y="9.965cm" svg:viewBox="0 0 501 179" svg:d="M0 179c201-403 400 0 400 0h101">
          <text:p/>
        </draw:path>
        <draw:path draw:style-name="gr15" draw:text-style-name="P1" draw:layer="layout" svg:width="0.5cm" svg:height="0.178cm" svg:x="20.554cm" svg:y="10.626cm" svg:viewBox="0 0 501 179" svg:d="M0 179c201-403 400 0 400 0h101">
          <text:p/>
        </draw:path>
        <draw:line draw:style-name="gr15" draw:text-style-name="P1" draw:layer="layout" svg:x1="20.951cm" svg:y1="10.803cm" svg:x2="23.606cm" svg:y2="10.803cm">
          <text:p/>
        </draw:line>
        <draw:line draw:style-name="gr15" draw:text-style-name="P1" draw:layer="layout" svg:x1="23.987cm" svg:y1="10.144cm" svg:x2="27.543cm" svg:y2="10.144cm">
          <text:p/>
        </draw:line>
        <draw:rect draw:style-name="gr19" draw:text-style-name="P1" draw:layer="layout" svg:width="4.572cm" svg:height="4.318cm" svg:x="0.746cm" svg:y="8.239cm">
          <text:p/>
        </draw:rect>
        <draw:frame draw:style-name="gr20" draw:text-style-name="P8" draw:layer="layout" svg:width="4.926cm" svg:height="0.762cm" svg:x="0.773cm" svg:y="8.366cm">
          <draw:text-box>
            <text:p text:style-name="P28"><text:span text:style-name="T6">Peripheral Memory I/O</text:span></text:p>
          </draw:text-box>
        </draw:frame>
        <draw:line draw:style-name="gr15" draw:text-style-name="P1" draw:layer="layout" svg:x1="15.986cm" svg:y1="16.494cm" svg:x2="15.986cm" svg:y2="17.002cm">
          <text:p/>
        </draw:line>
        <draw:frame draw:style-name="gr21" draw:text-style-name="P10" draw:layer="layout" svg:width="3.601cm" svg:height="0.802cm" svg:x="11.668cm" svg:y="16.2cm">
          <draw:text-box>
            <text:p text:style-name="P29"><text:span text:style-name="T3">control_to_alu</text:span></text:p>
          </draw:text-box>
        </draw:frame>
        <draw:frame draw:style-name="gr21" draw:text-style-name="P12" draw:layer="layout" svg:width="6.78cm" svg:height="0.802cm" svg:x="14.081cm" svg:y="17.256cm">
          <draw:text-box>
            <text:p text:style-name="P30"><text:span text:style-name="T7">alu_from_opcode_or_control</text:span></text:p>
          </draw:text-box>
        </draw:frame>
        <draw:frame draw:style-name="gr21" draw:text-style-name="P30" draw:layer="layout" svg:width="2.775cm" svg:height="0.802cm" svg:x="8.239cm" svg:y="4.389cm">
          <draw:text-box>
            <text:p text:style-name="P30">pc_enable</text:p>
          </draw:text-box>
        </draw:frame>
        <draw:frame draw:style-name="gr21" draw:text-style-name="P12" draw:layer="layout" svg:width="4.583cm" svg:height="0.802cm" svg:x="11.149cm" svg:y="2.524cm">
          <draw:text-box>
            <text:p text:style-name="P30"><text:span text:style-name="T1">c_or_mem_control</text:span></text:p>
          </draw:text-box>
        </draw:frame>
        <draw:custom-shape draw:style-name="gr22" draw:text-style-name="P14" draw:layer="layout" svg:width="2.005cm" svg:height="1.002cm" draw:transform="rotate (3.1415926535892) translate (18.526cm 3.286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5" draw:layer="layout" svg:x1="17.002cm" svg:y1="2.27cm" svg:x2="17.002cm" svg:y2="1.254cm">
          <text:p/>
        </draw:line>
        <draw:line draw:style-name="gr15" draw:text-style-name="P15" draw:layer="layout" svg:x1="18.018cm" svg:y1="2.27cm" svg:x2="18.018cm" svg:y2="1.254cm">
          <text:p/>
        </draw:line>
        <draw:line draw:style-name="gr18" draw:text-style-name="P15" draw:layer="layout" svg:x1="5.445cm" svg:y1="6.334cm" svg:x2="4.175cm" svg:y2="6.334cm">
          <text:p/>
        </draw:line>
        <draw:line draw:style-name="gr18" draw:text-style-name="P15" draw:layer="layout" svg:x1="5.445cm" svg:y1="7.35cm" svg:x2="4.302cm" svg:y2="7.35cm">
          <text:p/>
        </draw:line>
        <draw:frame draw:style-name="gr21" draw:text-style-name="P12" draw:layer="layout" svg:width="4.037cm" svg:height="0.802cm" svg:x="10.017cm" svg:y="13.954cm">
          <draw:text-box>
            <text:p text:style-name="P30"><text:span text:style-name="T1">pc_or_b_control</text:span></text:p>
          </draw:text-box>
        </draw:frame>
        <draw:frame draw:style-name="gr21" draw:text-style-name="P12" draw:layer="layout" svg:width="2.09cm" svg:height="0.802cm" svg:x="15.278cm" svg:y="5.659cm">
          <draw:text-box>
            <text:p text:style-name="P30"><text:span text:style-name="T7">pc_jmp</text:span></text:p>
          </draw:text-box>
        </draw:frame>
        <draw:frame draw:style-name="gr21" draw:text-style-name="P17" draw:layer="layout" svg:width="2.255cm" svg:height="0.802cm" svg:x="15.278cm" svg:y="8.474cm">
          <draw:text-box>
            <text:p text:style-name="P13"><text:span text:style-name="T1">pc_brch</text:span></text:p>
          </draw:text-box>
        </draw:frame>
        <draw:path draw:style-name="gr15" draw:text-style-name="P1" draw:layer="layout" svg:width="0.5cm" svg:height="0.178cm" draw:transform="rotate (-1.57079632679579) translate (14.5139999999999cm 9.89699999999995cm)" svg:viewBox="0 0 501 179" svg:d="M0 179c201-403 400 0 400 0h101">
          <text:p/>
        </draw:path>
        <draw:line draw:style-name="gr15" draw:text-style-name="P15" draw:layer="layout" svg:x1="14.335cm" svg:y1="10.398cm" svg:x2="14.335cm" svg:y2="10.779cm">
          <text:p/>
        </draw:line>
        <draw:frame draw:style-name="gr21" draw:text-style-name="P33" draw:layer="layout" svg:width="0.697cm" svg:height="0.645cm" svg:x="13.919cm" svg:y="5.943cm">
          <draw:text-box>
            <text:p text:style-name="P33"><text:span text:style-name="T12">0</text:span></text:p>
          </draw:text-box>
        </draw:frame>
        <draw:frame draw:style-name="gr21" draw:text-style-name="P18" draw:layer="layout" svg:width="0.697cm" svg:height="0.645cm" svg:x="13.219cm" svg:y="8.737cm">
          <draw:text-box>
            <text:p text:style-name="P18"><text:span text:style-name="T8">0</text:span></text:p>
          </draw:text-box>
        </draw:frame>
        <draw:frame draw:style-name="gr21" draw:text-style-name="P18" draw:layer="layout" svg:width="0.697cm" svg:height="0.645cm" svg:x="14.616cm" svg:y="5.934cm">
          <draw:text-box>
            <text:p text:style-name="P23"><text:span text:style-name="T9">1</text:span></text:p>
          </draw:text-box>
        </draw:frame>
        <draw:frame draw:style-name="gr21" draw:text-style-name="P20" draw:layer="layout" svg:width="0.697cm" svg:height="0.645cm" svg:x="14.017cm" svg:y="8.735cm">
          <draw:text-box>
            <text:p text:style-name="P22"><text:span text:style-name="T9">1</text:span></text:p>
          </draw:text-box>
        </draw:frame>
        <draw:frame draw:style-name="gr21" draw:text-style-name="P18" draw:layer="layout" svg:width="0.697cm" svg:height="0.645cm" svg:x="16.618cm" svg:y="2.236cm">
          <draw:text-box>
            <text:p text:style-name="P23"><text:span text:style-name="T9">1</text:span></text:p>
          </draw:text-box>
        </draw:frame>
        <draw:frame draw:style-name="gr21" draw:text-style-name="P20" draw:layer="layout" svg:width="0.697cm" svg:height="0.645cm" svg:x="17.619cm" svg:y="2.237cm">
          <draw:text-box>
            <text:p text:style-name="P22"><text:span text:style-name="T9">0</text:span></text:p>
          </draw:text-box>
        </draw:frame>
        <draw:frame draw:style-name="gr21" draw:text-style-name="P35" draw:layer="layout" svg:width="0.697cm" svg:height="0.645cm" svg:x="16.548cm" svg:y="16.178cm">
          <draw:text-box>
            <text:p text:style-name="P34"><text:span text:style-name="T9">0</text:span></text:p>
          </draw:text-box>
        </draw:frame>
        <draw:frame draw:style-name="gr21" draw:text-style-name="P33" draw:layer="layout" svg:width="0.697cm" svg:height="0.645cm" svg:x="16.549cm" svg:y="15.079cm">
          <draw:text-box>
            <text:p text:style-name="P36"><text:span text:style-name="T9">1</text:span></text:p>
          </draw:text-box>
        </draw:frame>
        <draw:frame draw:style-name="gr21" draw:text-style-name="P20" draw:layer="layout" svg:width="0.697cm" svg:height="0.645cm" svg:x="11.479cm" svg:y="12.895cm">
          <draw:text-box>
            <text:p text:style-name="P22"><text:span text:style-name="T9">0</text:span></text:p>
          </draw:text-box>
        </draw:frame>
        <draw:frame draw:style-name="gr21" draw:text-style-name="P18" draw:layer="layout" svg:width="0.697cm" svg:height="0.645cm" svg:x="11.469cm" svg:y="11.777cm">
          <draw:text-box>
            <text:p text:style-name="P23"><text:span text:style-name="T9">1</text:span></text:p>
          </draw:text-box>
        </draw:frame>
        <draw:line draw:style-name="gr15" draw:text-style-name="P15" draw:layer="layout" svg:x1="16.113cm" svg:y1="15.351cm" svg:x2="16.113cm" svg:y2="11.414cm">
          <text:p/>
        </draw:line>
        <draw:line draw:style-name="gr15" draw:text-style-name="P15" draw:layer="layout" svg:x1="16.113cm" svg:y1="11.414cm" svg:x2="19.288cm" svg:y2="11.414cm">
          <text:p/>
        </draw:line>
        <draw:path draw:style-name="gr15" draw:text-style-name="P1" draw:layer="layout" svg:width="0.5cm" svg:height="0.178cm" draw:transform="rotate (1.5707963267946) translate (19.1090000000002cm 11.0400000000002cm)" svg:viewBox="0 0 501 179" svg:d="M0 179c201-403 400 0 400 0h101">
          <text:p/>
        </draw:path>
        <draw:path draw:style-name="gr15" draw:text-style-name="P1" draw:layer="layout" svg:width="0.5cm" svg:height="0.178cm" draw:transform="rotate (1.5707963267946) translate (19.1090000000002cm 10.2700000000002cm)" svg:viewBox="0 0 501 179" svg:d="M0 179c201-403 400 0 400 0h101">
          <text:p/>
        </draw:path>
        <draw:line draw:style-name="gr15" draw:text-style-name="P15" draw:layer="layout" svg:x1="19.288cm" svg:y1="11.414cm" svg:x2="19.288cm" svg:y2="11.033cm">
          <text:p/>
        </draw:line>
        <draw:line draw:style-name="gr15" draw:text-style-name="P15" draw:layer="layout" svg:x1="19.288cm" svg:y1="10.652cm" svg:x2="19.288cm" svg:y2="10.271cm">
          <text:p/>
        </draw:line>
        <draw:path draw:style-name="gr15" draw:text-style-name="P1" draw:layer="layout" svg:width="0.5cm" svg:height="0.178cm" svg:x="20.557cm" svg:y="9.201cm" svg:viewBox="0 0 501 179" svg:d="M0 179c201-403 400 0 400 0h101">
          <text:p/>
        </draw:path>
        <draw:line draw:style-name="gr15" draw:text-style-name="P15" draw:layer="layout" svg:x1="19.288cm" svg:y1="9.763cm" svg:x2="19.288cm" svg:y2="9.382cm">
          <text:p/>
        </draw:line>
        <draw:line draw:style-name="gr15" draw:text-style-name="P15" draw:layer="layout" svg:x1="20.558cm" svg:y1="9.382cm" svg:x2="19.288cm" svg:y2="9.382cm">
          <text:p/>
        </draw:line>
        <draw:path draw:style-name="gr15" draw:text-style-name="P1" draw:layer="layout" svg:width="0.5cm" svg:height="0.178cm" svg:x="23.438cm" svg:y="9.202cm" svg:viewBox="0 0 501 179" svg:d="M0 179c201-403 400 0 400 0h101">
          <text:p/>
        </draw:path>
        <draw:line draw:style-name="gr15" draw:text-style-name="P15" draw:layer="layout" svg:x1="21.058cm" svg:y1="9.38cm" svg:x2="23.438cm" svg:y2="9.38cm">
          <text:p/>
        </draw:line>
        <draw:line draw:style-name="gr15" draw:text-style-name="P15" draw:layer="layout" svg:x1="23.86cm" svg:y1="9.382cm" svg:x2="25.765cm" svg:y2="9.382cm">
          <text:p/>
        </draw:line>
        <draw:line draw:style-name="gr15" draw:text-style-name="P15" draw:layer="layout" svg:x1="25.765cm" svg:y1="9.382cm" svg:x2="25.765cm" svg:y2="1.889cm">
          <text:p/>
        </draw:line>
        <draw:line draw:style-name="gr15" draw:text-style-name="P15" draw:layer="layout" svg:x1="25.765cm" svg:y1="1.889cm" svg:x2="19.161cm" svg:y2="1.889cm">
          <text:p/>
        </draw:line>
        <draw:line draw:style-name="gr15" draw:text-style-name="P15" draw:layer="layout" svg:x1="22.717cm" svg:y1="1.889cm" svg:x2="22.717cm" svg:y2="2.27cm">
          <text:p/>
        </draw:line>
        <draw:line draw:style-name="gr15" draw:text-style-name="P15" draw:layer="layout" svg:x1="23.733cm" svg:y1="1.889cm" svg:x2="23.733cm" svg:y2="2.27cm">
          <text:p/>
        </draw:line>
        <draw:circle draw:style-name="gr23" draw:text-style-name="P15" draw:layer="layout" svg:width="0.127cm" svg:height="0.127cm" svg:x="16.05cm" svg:y="15.293cm">
          <text:p/>
        </draw:circle>
        <draw:circle draw:style-name="gr23" draw:text-style-name="P15" draw:layer="layout" svg:width="0.127cm" svg:height="0.127cm" svg:x="7.803cm" svg:y="15.294cm">
          <text:p/>
        </draw:circle>
        <draw:circle draw:style-name="gr23" draw:text-style-name="P15" draw:layer="layout" svg:width="0.127cm" svg:height="0.127cm" svg:x="14.267cm" svg:y="10.73cm">
          <text:p/>
        </draw:circle>
        <draw:circle draw:style-name="gr23" draw:text-style-name="P15" draw:layer="layout" svg:width="0.127cm" svg:height="0.127cm" svg:x="23.669cm" svg:y="1.816cm">
          <text:p/>
        </draw:circle>
        <draw:circle draw:style-name="gr23" draw:text-style-name="P15" draw:layer="layout" svg:width="0.127cm" svg:height="0.127cm" svg:x="27.478cm" svg:y="10.081cm">
          <text:p/>
        </draw:circle>
        <draw:circle draw:style-name="gr23" draw:text-style-name="P15" draw:layer="layout" svg:width="0.127cm" svg:height="0.127cm" svg:x="7.672cm" svg:y="1.175cm">
          <text:p/>
        </draw:circle>
        <draw:circle draw:style-name="gr23" draw:text-style-name="P15" draw:layer="layout" svg:width="0.127cm" svg:height="0.127cm" svg:x="12.613cm" svg:y="7.933cm">
          <text:p/>
        </draw:circle>
        <draw:circle draw:style-name="gr23" draw:text-style-name="P15" draw:layer="layout" svg:width="0.127cm" svg:height="0.127cm" svg:x="23.544cm" svg:y="10.743cm">
          <text:p/>
        </draw:circle>
        <draw:line draw:style-name="gr24" draw:text-style-name="P15" draw:layer="layout" svg:x1="19.161cm" svg:y1="2.778cm" svg:x2="19.161cm" svg:y2="1.889cm">
          <text:p/>
        </draw:line>
        <draw:circle draw:style-name="gr23" draw:text-style-name="P15" draw:layer="layout" svg:width="0.127cm" svg:height="0.127cm" svg:x="22.649cm" svg:y="1.817cm">
          <text:p/>
        </draw:circle>
        <draw:frame draw:style-name="gr21" draw:text-style-name="P37" draw:layer="layout" svg:width="3.076cm" svg:height="1.673cm" svg:x="2.016cm" svg:y="2.905cm">
          <draw:text-box>
            <text:p text:style-name="P37">STATE 3</text:p>
            <text:p text:style-name="P37">JUMP</text:p>
          </draw:text-box>
        </draw:frame>
        <draw:circle draw:style-name="gr23" draw:text-style-name="P15" draw:layer="layout" svg:width="0.127cm" svg:height="0.127cm" svg:x="14.908cm" svg:y="10.071cm">
          <text:p/>
        </draw:circle>
        <draw:rect draw:style-name="gr23" draw:text-style-name="P15" draw:layer="layout" svg:width="0.508cm" svg:height="0.508cm" svg:x="1.254cm" svg:y="15.859cm">
          <text:p/>
        </draw:rect>
        <draw:rect draw:style-name="gr25" draw:text-style-name="P15" draw:layer="layout" svg:width="0.508cm" svg:height="0.508cm" svg:x="1.254cm" svg:y="16.659cm">
          <text:p/>
        </draw:rect>
        <draw:rect draw:style-name="gr26" draw:text-style-name="P15" draw:layer="layout" svg:width="0.508cm" svg:height="0.508cm" svg:x="1.254cm" svg:y="17.459cm">
          <text:p/>
        </draw:rect>
        <draw:rect draw:style-name="gr27" draw:text-style-name="P15" draw:layer="layout" svg:width="0.508cm" svg:height="0.508cm" svg:x="1.254cm" svg:y="18.259cm">
          <text:p/>
        </draw:rect>
        <draw:frame draw:style-name="gr21" draw:text-style-name="P24" draw:layer="layout" svg:width="2.614cm" svg:height="0.802cm" svg:x="1.924cm" svg:y="15.74cm">
          <draw:text-box>
            <text:p text:style-name="P24"><text:span text:style-name="T10">Data Line</text:span></text:p>
          </draw:text-box>
        </draw:frame>
        <draw:frame draw:style-name="gr21" draw:text-style-name="P17" draw:layer="layout" svg:width="3.161cm" svg:height="0.802cm" svg:x="1.885cm" svg:y="16.538cm">
          <draw:text-box>
            <text:p text:style-name="P16"><text:span text:style-name="T1">Disabled (0)</text:span></text:p>
          </draw:text-box>
        </draw:frame>
        <draw:frame draw:style-name="gr21" draw:text-style-name="P12" draw:layer="layout" svg:width="3.05cm" svg:height="0.802cm" svg:x="1.912cm" svg:y="17.405cm">
          <draw:text-box>
            <text:p text:style-name="P19"><text:span text:style-name="T7">Enabled (1)</text:span></text:p>
          </draw:text-box>
        </draw:frame>
        <draw:frame draw:style-name="gr21" draw:text-style-name="P25" draw:layer="layout" svg:width="5.789cm" svg:height="0.802cm" svg:x="1.97cm" svg:y="18.153cm">
          <draw:text-box>
            <text:p text:style-name="P19"><text:span text:style-name="T1">Label (Data, not control)</text:span></text:p>
          </draw:text-box>
        </draw:frame>
      </draw:page>
      <draw:page draw:name="page5" draw:style-name="dp1" draw:master-page-name="Default">
        <draw:rect draw:style-name="gr1" draw:text-style-name="P1" draw:layer="layout" svg:width="0.635cm" svg:height="0.762cm" svg:x="13.7cm" svg:y="7.604cm">
          <text:p/>
        </draw:rect>
        <draw:rect draw:style-name="gr2" draw:text-style-name="P1" draw:layer="layout" svg:width="4.572cm" svg:height="8.001cm" svg:x="5.445cm" svg:y="5.826cm">
          <text:p/>
        </draw:rect>
        <draw:rect draw:style-name="gr2" draw:text-style-name="P1" draw:layer="layout" svg:width="6.096cm" svg:height="1.778cm" svg:x="18.399cm" svg:y="5.445cm">
          <text:p/>
        </draw:rect>
        <draw:polygon draw:style-name="gr3" draw:text-style-name="P1" draw:layer="layout" svg:width="3.76cm" svg:height="1.977cm" svg:x="20.226cm" svg:y="11.033cm" svg:viewBox="0 0 3761 1978" draw:points="1385,1037 2467,1037 2925,0 3761,0 2820,1978 940,1978 0,0 929,0">
          <text:p/>
        </draw:polygon>
        <draw:rect draw:style-name="gr2" draw:text-style-name="P1" draw:layer="layout" svg:width="1.651cm" svg:height="1.651cm" svg:x="11.922cm" svg:y="4.048cm">
          <text:p/>
        </draw:rect>
        <draw:frame draw:style-name="gr4" draw:text-style-name="P2" draw:layer="layout" svg:width="4.9cm" svg:height="1.091cm" svg:x="6.092cm" svg:y="12.174cm">
          <draw:text-box>
            <text:p text:style-name="P2"><text:span text:style-name="T1">port_a_address</text:span></text:p>
          </draw:text-box>
        </draw:frame>
        <draw:frame draw:style-name="gr5" draw:text-style-name="P3" draw:layer="layout" svg:width="4.9cm" svg:height="1.143cm" svg:x="0.418cm" svg:y="11.287cm">
          <draw:text-box>
            <text:p text:style-name="P3"><text:span text:style-name="T1">port_b_address</text:span></text:p>
          </draw:text-box>
        </draw:frame>
        <draw:frame draw:style-name="gr6" draw:text-style-name="P3" draw:layer="layout" svg:width="3.139cm" svg:height="0.964cm" svg:x="6.843cm" svg:y="9.709cm">
          <draw:text-box>
            <text:p text:style-name="P3"><text:span text:style-name="T1">port_a_in</text:span></text:p>
          </draw:text-box>
        </draw:frame>
        <draw:frame draw:style-name="gr7" draw:text-style-name="P3" draw:layer="layout" svg:width="3.139cm" svg:height="0.963cm" svg:x="2.179cm" svg:y="10.324cm">
          <draw:text-box>
            <text:p text:style-name="P3"><text:span text:style-name="T1">port_b_in</text:span></text:p>
          </draw:text-box>
        </draw:frame>
        <draw:frame draw:style-name="gr6" draw:text-style-name="P4" draw:layer="layout" svg:width="3.444cm" svg:height="0.964cm" svg:x="1.254cm" svg:y="6.894cm">
          <draw:text-box>
            <text:p text:style-name="P4"><text:span text:style-name="T2">port_b_we</text:span></text:p>
          </draw:text-box>
        </draw:frame>
        <draw:frame draw:style-name="gr6" draw:text-style-name="P4" draw:layer="layout" svg:width="3.444cm" svg:height="0.964cm" svg:x="1.254cm" svg:y="5.878cm">
          <draw:text-box>
            <text:p text:style-name="P4"><text:span text:style-name="T1">port_a_we</text:span></text:p>
          </draw:text-box>
        </draw:frame>
        <draw:frame draw:style-name="gr8" draw:text-style-name="P3" draw:layer="layout" svg:width="3.529cm" svg:height="1.016cm" svg:x="1.762cm" svg:y="9.382cm">
          <draw:text-box>
            <text:p text:style-name="P3"><text:span text:style-name="T1">port_b_out</text:span></text:p>
          </draw:text-box>
        </draw:frame>
        <draw:frame draw:style-name="gr9" draw:text-style-name="P2" draw:layer="layout" svg:width="3.529cm" svg:height="0.964cm" svg:x="6.207cm" svg:y="5.699cm">
          <draw:text-box>
            <text:p text:style-name="P2"><text:span text:style-name="T1">port_a_out</text:span></text:p>
          </draw:text-box>
        </draw:frame>
        <draw:frame draw:style-name="gr9" draw:text-style-name="P2" draw:layer="layout" svg:width="2.576cm" svg:height="0.964cm" svg:x="18.018cm" svg:y="12.101cm">
          <draw:text-box>
            <text:p text:style-name="P2"><text:span text:style-name="T3">opcode</text:span></text:p>
          </draw:text-box>
        </draw:frame>
        <draw:frame draw:style-name="gr9" draw:text-style-name="P2" draw:layer="layout" svg:width="0.82cm" svg:height="0.964cm" svg:x="22.336cm" svg:y="13.827cm">
          <draw:text-box>
            <text:p text:style-name="P2"><text:span text:style-name="T3">c</text:span></text:p>
          </draw:text-box>
        </draw:frame>
        <draw:frame draw:style-name="gr9" draw:text-style-name="P2" draw:layer="layout" svg:width="1.84cm" svg:height="0.964cm" svg:x="24.687cm" svg:y="13.192cm">
          <draw:text-box>
            <text:p text:style-name="P2"><text:span text:style-name="T3">flags</text:span></text:p>
          </draw:text-box>
        </draw:frame>
        <draw:frame draw:style-name="gr9" draw:text-style-name="P2" draw:layer="layout" svg:width="3.093cm" svg:height="0.964cm" draw:transform="rotate (1.5707963267946) translate (18.745cm 5.236cm)">
          <draw:text-box draw:corner-radius="0.553cm">
            <text:p text:style-name="P2"><text:span text:style-name="T3">reg_write</text:span></text:p>
          </draw:text-box>
        </draw:frame>
        <draw:frame draw:style-name="gr9" draw:text-style-name="P2" draw:layer="layout" svg:width="3.736cm" svg:height="0.964cm" draw:transform="rotate (1.5707963267946) translate (22.336cm 5.244cm)">
          <draw:text-box>
            <text:p text:style-name="P2"><text:span text:style-name="T1">reg_read_a</text:span></text:p>
          </draw:text-box>
        </draw:frame>
        <draw:frame draw:style-name="gr9" draw:text-style-name="P2" draw:layer="layout" svg:width="3.736cm" svg:height="0.964cm" draw:transform="rotate (1.5707963267946) translate (23.352cm 5.244cm)">
          <draw:text-box>
            <text:p text:style-name="P2"><text:span text:style-name="T1">reg_read_b</text:span></text:p>
          </draw:text-box>
        </draw:frame>
        <draw:frame draw:style-name="gr9" draw:text-style-name="P4" draw:layer="layout" svg:width="4.075cm" svg:height="0.964cm" draw:transform="rotate (1.5707963267946) translate (19.913cm 5.318cm)">
          <draw:text-box>
            <text:p text:style-name="P4"><text:span text:style-name="T2">write_enable</text:span></text:p>
          </draw:text-box>
        </draw:frame>
        <draw:frame draw:style-name="gr9" draw:text-style-name="P4" draw:layer="layout" svg:width="1.912cm" svg:height="0.964cm" draw:transform="rotate (1.5707963267946) translate (21.245cm 5.245cm)">
          <draw:text-box>
            <text:p text:style-name="P4"><text:span text:style-name="T2">reset</text:span></text:p>
          </draw:text-box>
        </draw:frame>
        <draw:frame draw:style-name="gr9" draw:text-style-name="P2" draw:layer="layout" svg:width="2.119cm" svg:height="0.964cm" svg:x="19.653cm" svg:y="6.377cm">
          <draw:text-box>
            <text:p text:style-name="P2"><text:span text:style-name="T3">reg_a</text:span></text:p>
          </draw:text-box>
        </draw:frame>
        <draw:frame draw:style-name="gr9" draw:text-style-name="P2" draw:layer="layout" svg:width="2.119cm" svg:height="0.964cm" svg:x="22.66cm" svg:y="6.377cm">
          <draw:text-box>
            <text:p text:style-name="P2"><text:span text:style-name="T3">reg_b</text:span></text:p>
          </draw:text-box>
        </draw:frame>
        <draw:frame draw:style-name="gr10" draw:text-style-name="P2" draw:layer="layout" svg:width="3.067cm" svg:height="1.143cm" svg:x="18.399cm" svg:y="5.426cm">
          <draw:text-box>
            <text:p text:style-name="P2"><text:span text:style-name="T1">alu_input</text:span></text:p>
          </draw:text-box>
        </draw:frame>
        <draw:frame draw:style-name="gr11" draw:text-style-name="P26" draw:layer="layout" svg:width="1.397cm" svg:height="1.802cm" svg:x="12.049cm" svg:y="4.429cm">
          <draw:text-box>
            <text:p text:style-name="P26"><text:span text:style-name="T4">PC</text:span></text:p>
          </draw:text-box>
        </draw:frame>
        <draw:frame draw:style-name="gr12" draw:text-style-name="P6" draw:layer="layout" svg:width="1.905cm" svg:height="1.252cm" svg:x="9.229cm" svg:y="16.359cm">
          <draw:text-box>
            <text:p text:style-name="P6"><text:span text:style-name="T1">FSM</text:span></text:p>
          </draw:text-box>
        </draw:frame>
        <draw:g>
          <draw:custom-shape draw:style-name="gr13" draw:text-style-name="P1" draw:layer="layout" svg:width="2.109cm" svg:height="1.129cm" draw:transform="rotate (1.5707963267946) translate (10.911cm 13.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4" draw:text-style-name="P1" draw:layer="layout" svg:x1="10.017cm" svg:y1="12.557cm" svg:x2="10.906cm" svg:y2="12.557cm">
          <text:p/>
        </draw:line>
        <draw:custom-shape draw:style-name="gr13" draw:text-style-name="P1" draw:layer="layout" svg:width="1.37cm" svg:height="0.621cm" svg:x="13.963cm" svg:y="5.83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7" draw:layer="layout" svg:width="1.397cm" svg:height="1.802cm" svg:x="13.656cm" svg:y="7.477cm">
          <draw:text-box>
            <text:p text:style-name="P27">-</text:p>
          </draw:text-box>
        </draw:frame>
        <draw:line draw:style-name="gr15" draw:text-style-name="P1" draw:layer="layout" svg:x1="14.208cm" svg:y1="6.461cm" svg:x2="14.208cm" svg:y2="7.604cm">
          <text:p/>
        </draw:line>
        <draw:line draw:style-name="gr15" draw:text-style-name="P1" draw:layer="layout" svg:x1="13.954cm" svg:y1="8.366cm" svg:x2="13.954cm" svg:y2="8.62cm">
          <text:p/>
        </draw:line>
        <draw:line draw:style-name="gr15" draw:text-style-name="P1" draw:layer="layout" svg:x1="12.684cm" svg:y1="5.699cm" svg:x2="12.684cm" svg:y2="12.049cm">
          <text:p/>
        </draw:line>
        <draw:line draw:style-name="gr15" draw:text-style-name="P1" draw:layer="layout" svg:x1="13.7cm" svg:y1="7.985cm" svg:x2="12.684cm" svg:y2="7.985cm">
          <text:p/>
        </draw:line>
        <draw:line draw:style-name="gr15" draw:text-style-name="P1" draw:layer="layout" svg:x1="12.684cm" svg:y1="12.049cm" svg:x2="12.049cm" svg:y2="12.049cm">
          <text:p/>
        </draw:line>
        <draw:line draw:style-name="gr15" draw:text-style-name="P1" draw:layer="layout" svg:x1="20.685cm" svg:y1="7.223cm" svg:x2="20.685cm" svg:y2="11.033cm">
          <text:p/>
        </draw:line>
        <draw:line draw:style-name="gr15" draw:text-style-name="P1" draw:layer="layout" svg:x1="23.606cm" svg:y1="7.223cm" svg:x2="23.606cm" svg:y2="11.033cm">
          <text:p/>
        </draw:line>
        <draw:line draw:style-name="gr15" draw:text-style-name="P1" draw:layer="layout" svg:x1="20.558cm" svg:y1="10.779cm" svg:x2="13.319cm" svg:y2="10.779cm">
          <text:p/>
        </draw:line>
        <draw:line draw:style-name="gr15" draw:text-style-name="P1" draw:layer="layout" svg:x1="13.319cm" svg:y1="13.192cm" svg:x2="13.319cm" svg:y2="10.779cm">
          <text:p/>
        </draw:line>
        <draw:line draw:style-name="gr15" draw:text-style-name="P1" draw:layer="layout" svg:x1="12.049cm" svg:y1="13.192cm" svg:x2="13.319cm" svg:y2="13.192cm">
          <text:p/>
        </draw:line>
        <draw:line draw:style-name="gr15" draw:text-style-name="P1" draw:layer="layout" svg:x1="10.017cm" svg:y1="10.144cm" svg:x2="12.43cm" svg:y2="10.144cm">
          <text:p/>
        </draw:line>
        <draw:path draw:style-name="gr15" draw:text-style-name="P1" draw:layer="layout" svg:width="0.5cm" svg:height="0.178cm" svg:x="12.43cm" svg:y="9.965cm" svg:viewBox="0 0 501 179" svg:d="M0 179c201-403 400 0 400 0h101">
          <text:p/>
        </draw:path>
        <draw:path draw:style-name="gr15" draw:text-style-name="P1" draw:layer="layout" svg:width="0.5cm" svg:height="0.178cm" svg:x="20.565cm" svg:y="9.965cm" svg:viewBox="0 0 501 179" svg:d="M0 179c201-403 400 0 400 0h101">
          <text:p/>
        </draw:path>
        <draw:line draw:style-name="gr15" draw:text-style-name="P1" draw:layer="layout" svg:x1="12.938cm" svg:y1="10.144cm" svg:x2="20.558cm" svg:y2="10.144cm">
          <text:p/>
        </draw:line>
        <draw:line draw:style-name="gr15" draw:text-style-name="P1" draw:layer="layout" svg:x1="21.066cm" svg:y1="10.144cm" svg:x2="23.479cm" svg:y2="10.144cm">
          <text:p/>
        </draw:line>
        <draw:custom-shape draw:style-name="gr13" draw:text-style-name="P1" draw:layer="layout" svg:width="2.005cm" svg:height="1.002cm" draw:transform="rotate (1.5707963267946) translate (16.621cm 16.839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1" draw:text-style-name="P1" draw:layer="layout" svg:width="1.27cm" svg:height="1.905cm" svg:x="24.876cm" svg:y="11.287cm">
            <text:p/>
          </draw:rect>
          <draw:custom-shape draw:style-name="gr16" draw:text-style-name="P1" draw:layer="layout" svg:width="0.508cm" svg:height="0.635cm" svg:x="25.257cm" svg:y="12.557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5" draw:text-style-name="P1" draw:layer="layout" svg:x1="23.352cm" svg:y1="12.303cm" svg:x2="24.876cm" svg:y2="12.303cm">
          <text:p/>
        </draw:line>
        <draw:line draw:style-name="gr15" draw:text-style-name="P1" draw:layer="layout" svg:x1="20.685cm" svg:y1="12.049cm" svg:x2="17.891cm" svg:y2="12.049cm">
          <text:p/>
        </draw:line>
        <draw:line draw:style-name="gr15" draw:text-style-name="P1" draw:layer="layout" svg:x1="17.891cm" svg:y1="15.859cm" svg:x2="17.891cm" svg:y2="12.049cm">
          <text:p/>
        </draw:line>
        <draw:line draw:style-name="gr15" draw:text-style-name="P1" draw:layer="layout" svg:x1="17.637cm" svg:y1="15.859cm" svg:x2="17.891cm" svg:y2="15.859cm">
          <text:p/>
        </draw:line>
        <draw:line draw:style-name="gr15" draw:text-style-name="P1" draw:layer="layout" svg:x1="7.731cm" svg:y1="5.826cm" svg:x2="7.731cm" svg:y2="1.254cm">
          <text:p/>
        </draw:line>
        <draw:line draw:style-name="gr15" draw:text-style-name="P1" draw:layer="layout" svg:x1="13.573cm" svg:y1="4.81cm" svg:x2="14.716cm" svg:y2="4.81cm">
          <text:p/>
        </draw:line>
        <draw:line draw:style-name="gr15" draw:text-style-name="P1" draw:layer="layout" svg:x1="14.716cm" svg:y1="5.826cm" svg:x2="14.716cm" svg:y2="4.81cm">
          <text:p/>
        </draw:line>
        <draw:line draw:style-name="gr15" draw:text-style-name="P1" draw:layer="layout" svg:x1="14.97cm" svg:y1="6.461cm" svg:x2="14.97cm" svg:y2="10.144cm">
          <text:p/>
        </draw:line>
        <draw:line draw:style-name="gr15" draw:text-style-name="P1" draw:layer="layout" svg:x1="17.51cm" svg:y1="3.23cm" svg:x2="17.51cm" svg:y2="5.77cm">
          <text:p/>
        </draw:line>
        <draw:line draw:style-name="gr15" draw:text-style-name="P1" draw:layer="layout" svg:x1="18.399cm" svg:y1="5.788cm" svg:x2="17.51cm" svg:y2="5.788cm">
          <text:p/>
        </draw:line>
        <draw:line draw:style-name="gr15" draw:text-style-name="P1" draw:layer="layout" svg:x1="7.35cm" svg:y1="1.254cm" svg:x2="17.002cm" svg:y2="1.254cm">
          <text:p/>
        </draw:line>
        <draw:line draw:style-name="gr15" draw:text-style-name="P1" draw:layer="layout" svg:x1="22.209cm" svg:y1="13.065cm" svg:x2="22.209cm" svg:y2="15.224cm">
          <text:p/>
        </draw:line>
        <draw:line draw:style-name="gr15" draw:text-style-name="P1" draw:layer="layout" svg:x1="18.018cm" svg:y1="1.254cm" svg:x2="27.543cm" svg:y2="1.254cm">
          <text:p/>
        </draw:line>
        <draw:line draw:style-name="gr15" draw:text-style-name="P1" draw:layer="layout" svg:x1="22.209cm" svg:y1="15.224cm" svg:x2="27.543cm" svg:y2="15.224cm">
          <text:p/>
        </draw:line>
        <draw:line draw:style-name="gr15" draw:text-style-name="P1" draw:layer="layout" svg:x1="27.543cm" svg:y1="1.254cm" svg:x2="27.543cm" svg:y2="15.224cm">
          <text:p/>
        </draw:line>
        <draw:line draw:style-name="gr15" draw:text-style-name="P1" draw:layer="layout" svg:x1="7.35cm" svg:y1="1.254cm" svg:x2="0.365cm" svg:y2="1.254cm">
          <text:p/>
        </draw:line>
        <draw:line draw:style-name="gr15" draw:text-style-name="P1" draw:layer="layout" svg:x1="0.365cm" svg:y1="1.254cm" svg:x2="0.365cm" svg:y2="15.351cm">
          <text:p/>
        </draw:line>
        <draw:line draw:style-name="gr15" draw:text-style-name="P1" draw:layer="layout" svg:x1="0.365cm" svg:y1="15.351cm" svg:x2="16.621cm" svg:y2="15.351cm">
          <text:p/>
        </draw:line>
        <draw:rect draw:style-name="gr2" draw:text-style-name="P1" draw:layer="layout" svg:width="1.651cm" svg:height="1.651cm" svg:x="9.255cm" svg:y="16.24cm">
          <text:p/>
        </draw:rect>
        <draw:line draw:style-name="gr15" draw:text-style-name="P1" draw:layer="layout" svg:x1="7.858cm" svg:y1="15.351cm" svg:x2="7.858cm" svg:y2="16.875cm">
          <text:p/>
        </draw:line>
        <draw:line draw:style-name="gr15" draw:text-style-name="P1" draw:layer="layout" svg:x1="7.858cm" svg:y1="16.875cm" svg:x2="9.255cm" svg:y2="16.875cm">
          <text:p/>
        </draw:line>
        <draw:line draw:style-name="gr15" draw:text-style-name="P1" draw:layer="layout" svg:x1="15.986cm" svg:y1="16.494cm" svg:x2="16.621cm" svg:y2="16.494cm">
          <text:p/>
        </draw:line>
        <draw:line draw:style-name="gr15" draw:text-style-name="P1" draw:layer="layout" svg:x1="10.906cm" svg:y1="17.002cm" svg:x2="15.986cm" svg:y2="17.002cm">
          <text:p/>
        </draw:line>
        <draw:line draw:style-name="gr15" draw:text-style-name="P1" draw:layer="layout" svg:x1="10.136cm" svg:y1="17.891cm" svg:x2="10.136cm" svg:y2="19.034cm">
          <text:p/>
        </draw:line>
        <draw:line draw:style-name="gr15" draw:text-style-name="P1" draw:layer="layout" svg:x1="10.136cm" svg:y1="19.034cm" svg:x2="26.94cm" svg:y2="19.034cm">
          <text:p/>
        </draw:line>
        <draw:line draw:style-name="gr15" draw:text-style-name="P1" draw:layer="layout" svg:x1="26.94cm" svg:y1="19.034cm" svg:x2="26.94cm" svg:y2="15.478cm">
          <text:p/>
        </draw:line>
        <draw:path draw:style-name="gr15" draw:text-style-name="P1" draw:layer="layout" svg:width="0.178cm" svg:height="0.5cm" svg:x="26.94cm" svg:y="14.977cm" svg:viewBox="0 0 179 501" svg:d="M0 0c403 201 0 400 0 400v101">
          <text:p/>
        </draw:path>
        <draw:line draw:style-name="gr15" draw:text-style-name="P1" draw:layer="layout" svg:x1="26.94cm" svg:y1="14.97cm" svg:x2="26.94cm" svg:y2="12.303cm">
          <text:p/>
        </draw:line>
        <draw:line draw:style-name="gr15" draw:text-style-name="P1" draw:layer="layout" svg:x1="26.146cm" svg:y1="12.303cm" svg:x2="26.94cm" svg:y2="12.303cm">
          <text:p/>
        </draw:line>
        <draw:custom-shape draw:style-name="gr13" draw:text-style-name="P1" draw:layer="layout" svg:width="1.37cm" svg:height="0.621cm" svg:x="13.319cm" svg:y="8.61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" draw:layer="layout" svg:x1="13.573cm" svg:y1="9.255cm" svg:x2="13.573cm" svg:y2="9.636cm">
          <text:p/>
        </draw:line>
        <draw:line draw:style-name="gr15" draw:text-style-name="P1" draw:layer="layout" svg:x1="14.335cm" svg:y1="9.255cm" svg:x2="14.335cm" svg:y2="9.89cm">
          <text:p/>
        </draw:line>
        <draw:frame draw:style-name="gr17" draw:text-style-name="P7" draw:layer="layout" svg:width="0.762cm" svg:height="0.889cm" svg:x="13.446cm" svg:y="9.128cm">
          <draw:text-box>
            <text:p text:style-name="P28"><text:span text:style-name="T5">1</text:span></text:p>
          </draw:text-box>
        </draw:frame>
        <draw:line draw:style-name="gr18" draw:text-style-name="P1" draw:layer="layout" svg:x1="16.875cm" svg:y1="2.905cm" svg:x2="15.732cm" svg:y2="2.905cm">
          <text:p/>
        </draw:line>
        <draw:line draw:style-name="gr18" draw:text-style-name="P1" draw:layer="layout" svg:x1="15.097cm" svg:y1="6.08cm" svg:x2="15.351cm" svg:y2="6.08cm">
          <text:p/>
        </draw:line>
        <draw:line draw:style-name="gr18" draw:text-style-name="P1" draw:layer="layout" svg:x1="14.462cm" svg:y1="8.874cm" svg:x2="15.351cm" svg:y2="8.874cm">
          <text:p/>
        </draw:line>
        <draw:line draw:style-name="gr18" draw:text-style-name="P1" draw:layer="layout" svg:x1="11.414cm" svg:y1="13.446cm" svg:x2="11.414cm" svg:y2="14.081cm">
          <text:p/>
        </draw:line>
        <draw:line draw:style-name="gr18" draw:text-style-name="P1" draw:layer="layout" svg:x1="17.256cm" svg:y1="17.383cm" svg:x2="17.256cm" svg:y2="16.494cm">
          <text:p/>
        </draw:line>
        <draw:line draw:style-name="gr18" draw:text-style-name="P1" draw:layer="layout" svg:x1="11.922cm" svg:y1="4.81cm" svg:x2="10.906cm" svg:y2="4.81cm">
          <text:p/>
        </draw:line>
        <draw:path draw:style-name="gr15" draw:text-style-name="P1" draw:layer="layout" svg:width="0.5cm" svg:height="0.178cm" svg:x="23.479cm" svg:y="9.965cm" svg:viewBox="0 0 501 179" svg:d="M0 179c201-403 400 0 400 0h101">
          <text:p/>
        </draw:path>
        <draw:path draw:style-name="gr15" draw:text-style-name="P1" draw:layer="layout" svg:width="0.5cm" svg:height="0.178cm" svg:x="20.554cm" svg:y="10.626cm" svg:viewBox="0 0 501 179" svg:d="M0 179c201-403 400 0 400 0h101">
          <text:p/>
        </draw:path>
        <draw:line draw:style-name="gr15" draw:text-style-name="P1" draw:layer="layout" svg:x1="20.951cm" svg:y1="10.803cm" svg:x2="23.606cm" svg:y2="10.803cm">
          <text:p/>
        </draw:line>
        <draw:line draw:style-name="gr15" draw:text-style-name="P1" draw:layer="layout" svg:x1="23.987cm" svg:y1="10.144cm" svg:x2="27.543cm" svg:y2="10.144cm">
          <text:p/>
        </draw:line>
        <draw:rect draw:style-name="gr19" draw:text-style-name="P1" draw:layer="layout" svg:width="4.572cm" svg:height="4.318cm" svg:x="0.746cm" svg:y="8.239cm">
          <text:p/>
        </draw:rect>
        <draw:frame draw:style-name="gr20" draw:text-style-name="P8" draw:layer="layout" svg:width="4.926cm" svg:height="0.762cm" svg:x="0.773cm" svg:y="8.366cm">
          <draw:text-box>
            <text:p text:style-name="P28"><text:span text:style-name="T6">Peripheral Memory I/O</text:span></text:p>
          </draw:text-box>
        </draw:frame>
        <draw:line draw:style-name="gr15" draw:text-style-name="P1" draw:layer="layout" svg:x1="15.986cm" svg:y1="16.494cm" svg:x2="15.986cm" svg:y2="17.002cm">
          <text:p/>
        </draw:line>
        <draw:frame draw:style-name="gr21" draw:text-style-name="P10" draw:layer="layout" svg:width="3.601cm" svg:height="0.802cm" svg:x="11.668cm" svg:y="16.2cm">
          <draw:text-box>
            <text:p text:style-name="P29"><text:span text:style-name="T3">control_to_alu</text:span></text:p>
          </draw:text-box>
        </draw:frame>
        <draw:frame draw:style-name="gr21" draw:text-style-name="P12" draw:layer="layout" svg:width="6.78cm" svg:height="0.802cm" svg:x="14.081cm" svg:y="17.256cm">
          <draw:text-box>
            <text:p text:style-name="P30"><text:span text:style-name="T7">alu_from_opcode_or_control</text:span></text:p>
          </draw:text-box>
        </draw:frame>
        <draw:frame draw:style-name="gr21" draw:text-style-name="P13" draw:layer="layout" svg:width="2.775cm" svg:height="0.802cm" svg:x="8.239cm" svg:y="4.389cm">
          <draw:text-box>
            <text:p text:style-name="P13">pc_enable</text:p>
          </draw:text-box>
        </draw:frame>
        <draw:frame draw:style-name="gr21" draw:text-style-name="P12" draw:layer="layout" svg:width="4.583cm" svg:height="0.802cm" svg:x="11.149cm" svg:y="2.524cm">
          <draw:text-box>
            <text:p text:style-name="P30"><text:span text:style-name="T1">c_or_mem_control</text:span></text:p>
          </draw:text-box>
        </draw:frame>
        <draw:custom-shape draw:style-name="gr22" draw:text-style-name="P14" draw:layer="layout" svg:width="2.005cm" svg:height="1.002cm" draw:transform="rotate (3.1415926535892) translate (18.526cm 3.286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5" draw:layer="layout" svg:x1="17.002cm" svg:y1="2.27cm" svg:x2="17.002cm" svg:y2="1.254cm">
          <text:p/>
        </draw:line>
        <draw:line draw:style-name="gr15" draw:text-style-name="P15" draw:layer="layout" svg:x1="18.018cm" svg:y1="2.27cm" svg:x2="18.018cm" svg:y2="1.254cm">
          <text:p/>
        </draw:line>
        <draw:line draw:style-name="gr18" draw:text-style-name="P15" draw:layer="layout" svg:x1="5.445cm" svg:y1="6.334cm" svg:x2="4.175cm" svg:y2="6.334cm">
          <text:p/>
        </draw:line>
        <draw:line draw:style-name="gr18" draw:text-style-name="P15" draw:layer="layout" svg:x1="5.445cm" svg:y1="7.35cm" svg:x2="4.302cm" svg:y2="7.35cm">
          <text:p/>
        </draw:line>
        <draw:frame draw:style-name="gr21" draw:text-style-name="P17" draw:layer="layout" svg:width="4.037cm" svg:height="0.802cm" svg:x="10.017cm" svg:y="13.954cm">
          <draw:text-box>
            <text:p text:style-name="P13"><text:span text:style-name="T2">pc_or_b_control</text:span></text:p>
          </draw:text-box>
        </draw:frame>
        <draw:frame draw:style-name="gr21" draw:text-style-name="P17" draw:layer="layout" svg:width="2.09cm" svg:height="0.802cm" svg:x="15.278cm" svg:y="5.659cm">
          <draw:text-box>
            <text:p text:style-name="P13"><text:span text:style-name="T1">pc_jmp</text:span></text:p>
          </draw:text-box>
        </draw:frame>
        <draw:frame draw:style-name="gr21" draw:text-style-name="P17" draw:layer="layout" svg:width="2.255cm" svg:height="0.802cm" svg:x="15.278cm" svg:y="8.474cm">
          <draw:text-box>
            <text:p text:style-name="P13"><text:span text:style-name="T1">pc_brch</text:span></text:p>
          </draw:text-box>
        </draw:frame>
        <draw:path draw:style-name="gr15" draw:text-style-name="P1" draw:layer="layout" svg:width="0.5cm" svg:height="0.178cm" draw:transform="rotate (-1.57079632679579) translate (14.5139999999999cm 9.89699999999995cm)" svg:viewBox="0 0 501 179" svg:d="M0 179c201-403 400 0 400 0h101">
          <text:p/>
        </draw:path>
        <draw:line draw:style-name="gr15" draw:text-style-name="P15" draw:layer="layout" svg:x1="14.335cm" svg:y1="10.398cm" svg:x2="14.335cm" svg:y2="10.779cm">
          <text:p/>
        </draw:line>
        <draw:frame draw:style-name="gr21" draw:text-style-name="P18" draw:layer="layout" svg:width="0.697cm" svg:height="0.645cm" svg:x="13.919cm" svg:y="5.943cm">
          <draw:text-box>
            <text:p text:style-name="P18"><text:span text:style-name="T8">0</text:span></text:p>
          </draw:text-box>
        </draw:frame>
        <draw:frame draw:style-name="gr21" draw:text-style-name="P18" draw:layer="layout" svg:width="0.697cm" svg:height="0.645cm" svg:x="13.219cm" svg:y="8.737cm">
          <draw:text-box>
            <text:p text:style-name="P18"><text:span text:style-name="T8">0</text:span></text:p>
          </draw:text-box>
        </draw:frame>
        <draw:frame draw:style-name="gr21" draw:text-style-name="P20" draw:layer="layout" svg:width="0.697cm" svg:height="0.645cm" svg:x="14.616cm" svg:y="5.934cm">
          <draw:text-box>
            <text:p text:style-name="P22"><text:span text:style-name="T9">1</text:span></text:p>
          </draw:text-box>
        </draw:frame>
        <draw:frame draw:style-name="gr21" draw:text-style-name="P20" draw:layer="layout" svg:width="0.697cm" svg:height="0.645cm" svg:x="14.017cm" svg:y="8.735cm">
          <draw:text-box>
            <text:p text:style-name="P22"><text:span text:style-name="T9">1</text:span></text:p>
          </draw:text-box>
        </draw:frame>
        <draw:frame draw:style-name="gr21" draw:text-style-name="P18" draw:layer="layout" svg:width="0.697cm" svg:height="0.645cm" svg:x="16.618cm" svg:y="2.236cm">
          <draw:text-box>
            <text:p text:style-name="P23"><text:span text:style-name="T9">1</text:span></text:p>
          </draw:text-box>
        </draw:frame>
        <draw:frame draw:style-name="gr21" draw:text-style-name="P20" draw:layer="layout" svg:width="0.697cm" svg:height="0.645cm" svg:x="17.619cm" svg:y="2.237cm">
          <draw:text-box>
            <text:p text:style-name="P22"><text:span text:style-name="T9">0</text:span></text:p>
          </draw:text-box>
        </draw:frame>
        <draw:frame draw:style-name="gr21" draw:text-style-name="P18" draw:layer="layout" svg:width="0.697cm" svg:height="0.645cm" svg:x="11.479cm" svg:y="12.895cm">
          <draw:text-box>
            <text:p text:style-name="P23"><text:span text:style-name="T9">0</text:span></text:p>
          </draw:text-box>
        </draw:frame>
        <draw:frame draw:style-name="gr21" draw:text-style-name="P33" draw:layer="layout" svg:width="0.697cm" svg:height="0.645cm" svg:x="11.469cm" svg:y="11.777cm">
          <draw:text-box>
            <text:p text:style-name="P36"><text:span text:style-name="T9">1</text:span></text:p>
          </draw:text-box>
        </draw:frame>
        <draw:line draw:style-name="gr15" draw:text-style-name="P15" draw:layer="layout" svg:x1="16.113cm" svg:y1="15.351cm" svg:x2="16.113cm" svg:y2="11.414cm">
          <text:p/>
        </draw:line>
        <draw:line draw:style-name="gr15" draw:text-style-name="P15" draw:layer="layout" svg:x1="16.113cm" svg:y1="11.414cm" svg:x2="19.288cm" svg:y2="11.414cm">
          <text:p/>
        </draw:line>
        <draw:path draw:style-name="gr15" draw:text-style-name="P1" draw:layer="layout" svg:width="0.5cm" svg:height="0.178cm" draw:transform="rotate (1.5707963267946) translate (19.1090000000002cm 11.0400000000002cm)" svg:viewBox="0 0 501 179" svg:d="M0 179c201-403 400 0 400 0h101">
          <text:p/>
        </draw:path>
        <draw:path draw:style-name="gr15" draw:text-style-name="P1" draw:layer="layout" svg:width="0.5cm" svg:height="0.178cm" draw:transform="rotate (1.5707963267946) translate (19.1090000000002cm 10.2700000000002cm)" svg:viewBox="0 0 501 179" svg:d="M0 179c201-403 400 0 400 0h101">
          <text:p/>
        </draw:path>
        <draw:line draw:style-name="gr15" draw:text-style-name="P15" draw:layer="layout" svg:x1="19.288cm" svg:y1="11.414cm" svg:x2="19.288cm" svg:y2="11.033cm">
          <text:p/>
        </draw:line>
        <draw:line draw:style-name="gr15" draw:text-style-name="P15" draw:layer="layout" svg:x1="19.288cm" svg:y1="10.652cm" svg:x2="19.288cm" svg:y2="10.271cm">
          <text:p/>
        </draw:line>
        <draw:path draw:style-name="gr15" draw:text-style-name="P1" draw:layer="layout" svg:width="0.5cm" svg:height="0.178cm" svg:x="20.557cm" svg:y="9.201cm" svg:viewBox="0 0 501 179" svg:d="M0 179c201-403 400 0 400 0h101">
          <text:p/>
        </draw:path>
        <draw:line draw:style-name="gr15" draw:text-style-name="P15" draw:layer="layout" svg:x1="19.288cm" svg:y1="9.763cm" svg:x2="19.288cm" svg:y2="9.382cm">
          <text:p/>
        </draw:line>
        <draw:line draw:style-name="gr15" draw:text-style-name="P15" draw:layer="layout" svg:x1="20.558cm" svg:y1="9.382cm" svg:x2="19.288cm" svg:y2="9.382cm">
          <text:p/>
        </draw:line>
        <draw:path draw:style-name="gr15" draw:text-style-name="P1" draw:layer="layout" svg:width="0.5cm" svg:height="0.178cm" svg:x="23.438cm" svg:y="9.202cm" svg:viewBox="0 0 501 179" svg:d="M0 179c201-403 400 0 400 0h101">
          <text:p/>
        </draw:path>
        <draw:line draw:style-name="gr15" draw:text-style-name="P15" draw:layer="layout" svg:x1="21.058cm" svg:y1="9.38cm" svg:x2="23.438cm" svg:y2="9.38cm">
          <text:p/>
        </draw:line>
        <draw:line draw:style-name="gr15" draw:text-style-name="P15" draw:layer="layout" svg:x1="23.86cm" svg:y1="9.382cm" svg:x2="25.765cm" svg:y2="9.382cm">
          <text:p/>
        </draw:line>
        <draw:line draw:style-name="gr15" draw:text-style-name="P15" draw:layer="layout" svg:x1="25.765cm" svg:y1="9.382cm" svg:x2="25.765cm" svg:y2="1.889cm">
          <text:p/>
        </draw:line>
        <draw:line draw:style-name="gr15" draw:text-style-name="P15" draw:layer="layout" svg:x1="25.765cm" svg:y1="1.889cm" svg:x2="19.161cm" svg:y2="1.889cm">
          <text:p/>
        </draw:line>
        <draw:line draw:style-name="gr15" draw:text-style-name="P15" draw:layer="layout" svg:x1="22.717cm" svg:y1="1.889cm" svg:x2="22.717cm" svg:y2="2.27cm">
          <text:p/>
        </draw:line>
        <draw:line draw:style-name="gr15" draw:text-style-name="P15" draw:layer="layout" svg:x1="23.733cm" svg:y1="1.889cm" svg:x2="23.733cm" svg:y2="2.27cm">
          <text:p/>
        </draw:line>
        <draw:circle draw:style-name="gr23" draw:text-style-name="P15" draw:layer="layout" svg:width="0.127cm" svg:height="0.127cm" svg:x="16.05cm" svg:y="15.293cm">
          <text:p/>
        </draw:circle>
        <draw:circle draw:style-name="gr23" draw:text-style-name="P15" draw:layer="layout" svg:width="0.127cm" svg:height="0.127cm" svg:x="7.803cm" svg:y="15.294cm">
          <text:p/>
        </draw:circle>
        <draw:circle draw:style-name="gr23" draw:text-style-name="P15" draw:layer="layout" svg:width="0.127cm" svg:height="0.127cm" svg:x="14.267cm" svg:y="10.73cm">
          <text:p/>
        </draw:circle>
        <draw:circle draw:style-name="gr23" draw:text-style-name="P15" draw:layer="layout" svg:width="0.127cm" svg:height="0.127cm" svg:x="23.669cm" svg:y="1.816cm">
          <text:p/>
        </draw:circle>
        <draw:circle draw:style-name="gr23" draw:text-style-name="P15" draw:layer="layout" svg:width="0.127cm" svg:height="0.127cm" svg:x="27.478cm" svg:y="10.081cm">
          <text:p/>
        </draw:circle>
        <draw:circle draw:style-name="gr23" draw:text-style-name="P15" draw:layer="layout" svg:width="0.127cm" svg:height="0.127cm" svg:x="7.672cm" svg:y="1.175cm">
          <text:p/>
        </draw:circle>
        <draw:circle draw:style-name="gr23" draw:text-style-name="P15" draw:layer="layout" svg:width="0.127cm" svg:height="0.127cm" svg:x="12.613cm" svg:y="7.933cm">
          <text:p/>
        </draw:circle>
        <draw:circle draw:style-name="gr23" draw:text-style-name="P15" draw:layer="layout" svg:width="0.127cm" svg:height="0.127cm" svg:x="23.544cm" svg:y="10.743cm">
          <text:p/>
        </draw:circle>
        <draw:line draw:style-name="gr24" draw:text-style-name="P15" draw:layer="layout" svg:x1="19.161cm" svg:y1="2.778cm" svg:x2="19.161cm" svg:y2="1.889cm">
          <text:p/>
        </draw:line>
        <draw:circle draw:style-name="gr23" draw:text-style-name="P15" draw:layer="layout" svg:width="0.127cm" svg:height="0.127cm" svg:x="22.649cm" svg:y="1.817cm">
          <text:p/>
        </draw:circle>
        <draw:frame draw:style-name="gr21" draw:text-style-name="P37" draw:layer="layout" svg:width="3.076cm" svg:height="1.673cm" svg:x="2.016cm" svg:y="2.905cm">
          <draw:text-box>
            <text:p text:style-name="P37">STATE 4</text:p>
            <text:p text:style-name="P37">LOAD 1</text:p>
          </draw:text-box>
        </draw:frame>
        <draw:circle draw:style-name="gr23" draw:text-style-name="P15" draw:layer="layout" svg:width="0.127cm" svg:height="0.127cm" svg:x="14.909cm" svg:y="10.072cm">
          <text:p/>
        </draw:circle>
        <draw:frame draw:style-name="gr21" draw:text-style-name="P20" draw:layer="layout" svg:width="0.697cm" svg:height="0.645cm" svg:x="16.548cm" svg:y="16.178cm">
          <draw:text-box>
            <text:p text:style-name="P22"><text:span text:style-name="T9">0</text:span></text:p>
          </draw:text-box>
        </draw:frame>
        <draw:frame draw:style-name="gr21" draw:text-style-name="P18" draw:layer="layout" svg:width="0.697cm" svg:height="0.645cm" svg:x="16.549cm" svg:y="15.079cm">
          <draw:text-box>
            <text:p text:style-name="P23"><text:span text:style-name="T9">1</text:span></text:p>
          </draw:text-box>
        </draw:frame>
        <draw:rect draw:style-name="gr23" draw:text-style-name="P15" draw:layer="layout" svg:width="0.508cm" svg:height="0.508cm" svg:x="1.254cm" svg:y="15.86cm">
          <text:p/>
        </draw:rect>
        <draw:rect draw:style-name="gr25" draw:text-style-name="P15" draw:layer="layout" svg:width="0.508cm" svg:height="0.508cm" svg:x="1.254cm" svg:y="16.66cm">
          <text:p/>
        </draw:rect>
        <draw:rect draw:style-name="gr26" draw:text-style-name="P15" draw:layer="layout" svg:width="0.508cm" svg:height="0.508cm" svg:x="1.254cm" svg:y="17.46cm">
          <text:p/>
        </draw:rect>
        <draw:rect draw:style-name="gr27" draw:text-style-name="P15" draw:layer="layout" svg:width="0.508cm" svg:height="0.508cm" svg:x="1.254cm" svg:y="18.26cm">
          <text:p/>
        </draw:rect>
        <draw:frame draw:style-name="gr21" draw:text-style-name="P24" draw:layer="layout" svg:width="2.614cm" svg:height="0.802cm" svg:x="1.924cm" svg:y="15.741cm">
          <draw:text-box>
            <text:p text:style-name="P24"><text:span text:style-name="T10">Data Line</text:span></text:p>
          </draw:text-box>
        </draw:frame>
        <draw:frame draw:style-name="gr21" draw:text-style-name="P17" draw:layer="layout" svg:width="3.161cm" svg:height="0.802cm" svg:x="1.885cm" svg:y="16.539cm">
          <draw:text-box>
            <text:p text:style-name="P13"><text:span text:style-name="T1">Disabled (0)</text:span></text:p>
          </draw:text-box>
        </draw:frame>
        <draw:frame draw:style-name="gr21" draw:text-style-name="P12" draw:layer="layout" svg:width="3.05cm" svg:height="0.802cm" svg:x="1.912cm" svg:y="17.406cm">
          <draw:text-box>
            <text:p text:style-name="P38"><text:span text:style-name="T7">Enabled (1)</text:span></text:p>
          </draw:text-box>
        </draw:frame>
        <draw:frame draw:style-name="gr21" draw:text-style-name="P25" draw:layer="layout" svg:width="5.789cm" svg:height="0.802cm" svg:x="1.97cm" svg:y="18.154cm">
          <draw:text-box>
            <text:p text:style-name="P38"><text:span text:style-name="T1">Label (Data, not control)</text:span></text:p>
          </draw:text-box>
        </draw:frame>
      </draw:page>
      <draw:page draw:name="page6" draw:style-name="dp1" draw:master-page-name="Default">
        <draw:rect draw:style-name="gr1" draw:text-style-name="P1" draw:layer="layout" svg:width="0.635cm" svg:height="0.762cm" svg:x="13.7cm" svg:y="7.604cm">
          <text:p/>
        </draw:rect>
        <draw:rect draw:style-name="gr2" draw:text-style-name="P1" draw:layer="layout" svg:width="4.572cm" svg:height="8.001cm" svg:x="5.445cm" svg:y="5.826cm">
          <text:p/>
        </draw:rect>
        <draw:rect draw:style-name="gr2" draw:text-style-name="P1" draw:layer="layout" svg:width="6.096cm" svg:height="1.778cm" svg:x="18.399cm" svg:y="5.445cm">
          <text:p/>
        </draw:rect>
        <draw:polygon draw:style-name="gr3" draw:text-style-name="P1" draw:layer="layout" svg:width="3.76cm" svg:height="1.977cm" svg:x="20.226cm" svg:y="11.033cm" svg:viewBox="0 0 3761 1978" draw:points="1385,1037 2467,1037 2925,0 3761,0 2820,1978 940,1978 0,0 929,0">
          <text:p/>
        </draw:polygon>
        <draw:rect draw:style-name="gr2" draw:text-style-name="P1" draw:layer="layout" svg:width="1.651cm" svg:height="1.651cm" svg:x="11.922cm" svg:y="4.048cm">
          <text:p/>
        </draw:rect>
        <draw:frame draw:style-name="gr4" draw:text-style-name="P2" draw:layer="layout" svg:width="4.9cm" svg:height="1.091cm" svg:x="6.092cm" svg:y="12.174cm">
          <draw:text-box>
            <text:p text:style-name="P2"><text:span text:style-name="T1">port_a_address</text:span></text:p>
          </draw:text-box>
        </draw:frame>
        <draw:frame draw:style-name="gr5" draw:text-style-name="P3" draw:layer="layout" svg:width="4.9cm" svg:height="1.143cm" svg:x="0.418cm" svg:y="11.287cm">
          <draw:text-box>
            <text:p text:style-name="P3"><text:span text:style-name="T1">port_b_address</text:span></text:p>
          </draw:text-box>
        </draw:frame>
        <draw:frame draw:style-name="gr6" draw:text-style-name="P3" draw:layer="layout" svg:width="3.139cm" svg:height="0.964cm" svg:x="6.843cm" svg:y="9.709cm">
          <draw:text-box>
            <text:p text:style-name="P3"><text:span text:style-name="T1">port_a_in</text:span></text:p>
          </draw:text-box>
        </draw:frame>
        <draw:frame draw:style-name="gr7" draw:text-style-name="P3" draw:layer="layout" svg:width="3.139cm" svg:height="0.963cm" svg:x="2.179cm" svg:y="10.324cm">
          <draw:text-box>
            <text:p text:style-name="P3"><text:span text:style-name="T1">port_b_in</text:span></text:p>
          </draw:text-box>
        </draw:frame>
        <draw:frame draw:style-name="gr6" draw:text-style-name="P4" draw:layer="layout" svg:width="3.444cm" svg:height="0.964cm" svg:x="1.254cm" svg:y="6.894cm">
          <draw:text-box>
            <text:p text:style-name="P4"><text:span text:style-name="T2">port_b_we</text:span></text:p>
          </draw:text-box>
        </draw:frame>
        <draw:frame draw:style-name="gr6" draw:text-style-name="P4" draw:layer="layout" svg:width="3.444cm" svg:height="0.964cm" svg:x="1.254cm" svg:y="5.878cm">
          <draw:text-box>
            <text:p text:style-name="P4"><text:span text:style-name="T1">port_a_we</text:span></text:p>
          </draw:text-box>
        </draw:frame>
        <draw:frame draw:style-name="gr8" draw:text-style-name="P3" draw:layer="layout" svg:width="3.529cm" svg:height="1.016cm" svg:x="1.762cm" svg:y="9.382cm">
          <draw:text-box>
            <text:p text:style-name="P3"><text:span text:style-name="T1">port_b_out</text:span></text:p>
          </draw:text-box>
        </draw:frame>
        <draw:frame draw:style-name="gr9" draw:text-style-name="P2" draw:layer="layout" svg:width="3.529cm" svg:height="0.964cm" svg:x="6.207cm" svg:y="5.699cm">
          <draw:text-box>
            <text:p text:style-name="P2"><text:span text:style-name="T1">port_a_out</text:span></text:p>
          </draw:text-box>
        </draw:frame>
        <draw:frame draw:style-name="gr9" draw:text-style-name="P2" draw:layer="layout" svg:width="2.576cm" svg:height="0.964cm" svg:x="18.018cm" svg:y="12.101cm">
          <draw:text-box>
            <text:p text:style-name="P2"><text:span text:style-name="T3">opcode</text:span></text:p>
          </draw:text-box>
        </draw:frame>
        <draw:frame draw:style-name="gr9" draw:text-style-name="P2" draw:layer="layout" svg:width="0.82cm" svg:height="0.964cm" svg:x="22.336cm" svg:y="13.827cm">
          <draw:text-box>
            <text:p text:style-name="P2"><text:span text:style-name="T3">c</text:span></text:p>
          </draw:text-box>
        </draw:frame>
        <draw:frame draw:style-name="gr9" draw:text-style-name="P2" draw:layer="layout" svg:width="1.84cm" svg:height="0.964cm" svg:x="24.687cm" svg:y="13.192cm">
          <draw:text-box>
            <text:p text:style-name="P2"><text:span text:style-name="T3">flags</text:span></text:p>
          </draw:text-box>
        </draw:frame>
        <draw:frame draw:style-name="gr9" draw:text-style-name="P2" draw:layer="layout" svg:width="3.093cm" svg:height="0.964cm" draw:transform="rotate (1.5707963267946) translate (18.745cm 5.236cm)">
          <draw:text-box draw:corner-radius="0.553cm">
            <text:p text:style-name="P2"><text:span text:style-name="T3">reg_write</text:span></text:p>
          </draw:text-box>
        </draw:frame>
        <draw:frame draw:style-name="gr9" draw:text-style-name="P2" draw:layer="layout" svg:width="3.736cm" svg:height="0.964cm" draw:transform="rotate (1.5707963267946) translate (22.336cm 5.244cm)">
          <draw:text-box>
            <text:p text:style-name="P2"><text:span text:style-name="T1">reg_read_a</text:span></text:p>
          </draw:text-box>
        </draw:frame>
        <draw:frame draw:style-name="gr9" draw:text-style-name="P2" draw:layer="layout" svg:width="3.736cm" svg:height="0.964cm" draw:transform="rotate (1.5707963267946) translate (23.352cm 5.244cm)">
          <draw:text-box>
            <text:p text:style-name="P2"><text:span text:style-name="T1">reg_read_b</text:span></text:p>
          </draw:text-box>
        </draw:frame>
        <draw:frame draw:style-name="gr9" draw:text-style-name="P31" draw:layer="layout" svg:width="4.075cm" svg:height="0.964cm" draw:transform="rotate (1.5707963267946) translate (19.913cm 5.318cm)">
          <draw:text-box>
            <text:p text:style-name="P31"><text:span text:style-name="T1">write_enable</text:span></text:p>
          </draw:text-box>
        </draw:frame>
        <draw:frame draw:style-name="gr9" draw:text-style-name="P4" draw:layer="layout" svg:width="1.912cm" svg:height="0.964cm" draw:transform="rotate (1.5707963267946) translate (21.245cm 5.245cm)">
          <draw:text-box>
            <text:p text:style-name="P4"><text:span text:style-name="T2">reset</text:span></text:p>
          </draw:text-box>
        </draw:frame>
        <draw:frame draw:style-name="gr9" draw:text-style-name="P2" draw:layer="layout" svg:width="2.119cm" svg:height="0.964cm" svg:x="19.653cm" svg:y="6.377cm">
          <draw:text-box>
            <text:p text:style-name="P2"><text:span text:style-name="T3">reg_a</text:span></text:p>
          </draw:text-box>
        </draw:frame>
        <draw:frame draw:style-name="gr9" draw:text-style-name="P2" draw:layer="layout" svg:width="2.119cm" svg:height="0.964cm" svg:x="22.66cm" svg:y="6.377cm">
          <draw:text-box>
            <text:p text:style-name="P2"><text:span text:style-name="T3">reg_b</text:span></text:p>
          </draw:text-box>
        </draw:frame>
        <draw:frame draw:style-name="gr10" draw:text-style-name="P2" draw:layer="layout" svg:width="3.067cm" svg:height="1.143cm" svg:x="18.399cm" svg:y="5.426cm">
          <draw:text-box>
            <text:p text:style-name="P2"><text:span text:style-name="T1">alu_input</text:span></text:p>
          </draw:text-box>
        </draw:frame>
        <draw:frame draw:style-name="gr11" draw:text-style-name="P32" draw:layer="layout" svg:width="1.397cm" svg:height="1.802cm" svg:x="12.049cm" svg:y="4.429cm">
          <draw:text-box>
            <text:p text:style-name="P32"><text:span text:style-name="T11">PC</text:span></text:p>
          </draw:text-box>
        </draw:frame>
        <draw:frame draw:style-name="gr12" draw:text-style-name="P6" draw:layer="layout" svg:width="1.905cm" svg:height="1.252cm" svg:x="9.229cm" svg:y="16.359cm">
          <draw:text-box>
            <text:p text:style-name="P6"><text:span text:style-name="T1">FSM</text:span></text:p>
          </draw:text-box>
        </draw:frame>
        <draw:g>
          <draw:custom-shape draw:style-name="gr13" draw:text-style-name="P1" draw:layer="layout" svg:width="2.109cm" svg:height="1.129cm" draw:transform="rotate (1.5707963267946) translate (10.911cm 13.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4" draw:text-style-name="P1" draw:layer="layout" svg:x1="10.017cm" svg:y1="12.557cm" svg:x2="10.906cm" svg:y2="12.557cm">
          <text:p/>
        </draw:line>
        <draw:custom-shape draw:style-name="gr13" draw:text-style-name="P1" draw:layer="layout" svg:width="1.37cm" svg:height="0.621cm" svg:x="13.963cm" svg:y="5.83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7" draw:layer="layout" svg:width="1.397cm" svg:height="1.802cm" svg:x="13.656cm" svg:y="7.477cm">
          <draw:text-box>
            <text:p text:style-name="P27">-</text:p>
          </draw:text-box>
        </draw:frame>
        <draw:line draw:style-name="gr15" draw:text-style-name="P1" draw:layer="layout" svg:x1="14.208cm" svg:y1="6.461cm" svg:x2="14.208cm" svg:y2="7.604cm">
          <text:p/>
        </draw:line>
        <draw:line draw:style-name="gr15" draw:text-style-name="P1" draw:layer="layout" svg:x1="13.954cm" svg:y1="8.366cm" svg:x2="13.954cm" svg:y2="8.62cm">
          <text:p/>
        </draw:line>
        <draw:line draw:style-name="gr15" draw:text-style-name="P1" draw:layer="layout" svg:x1="12.684cm" svg:y1="5.699cm" svg:x2="12.684cm" svg:y2="12.049cm">
          <text:p/>
        </draw:line>
        <draw:line draw:style-name="gr15" draw:text-style-name="P1" draw:layer="layout" svg:x1="13.7cm" svg:y1="7.985cm" svg:x2="12.684cm" svg:y2="7.985cm">
          <text:p/>
        </draw:line>
        <draw:line draw:style-name="gr15" draw:text-style-name="P1" draw:layer="layout" svg:x1="12.684cm" svg:y1="12.049cm" svg:x2="12.049cm" svg:y2="12.049cm">
          <text:p/>
        </draw:line>
        <draw:line draw:style-name="gr15" draw:text-style-name="P1" draw:layer="layout" svg:x1="20.685cm" svg:y1="7.223cm" svg:x2="20.685cm" svg:y2="11.033cm">
          <text:p/>
        </draw:line>
        <draw:line draw:style-name="gr15" draw:text-style-name="P1" draw:layer="layout" svg:x1="23.606cm" svg:y1="7.223cm" svg:x2="23.606cm" svg:y2="11.033cm">
          <text:p/>
        </draw:line>
        <draw:line draw:style-name="gr15" draw:text-style-name="P1" draw:layer="layout" svg:x1="20.558cm" svg:y1="10.779cm" svg:x2="13.319cm" svg:y2="10.779cm">
          <text:p/>
        </draw:line>
        <draw:line draw:style-name="gr15" draw:text-style-name="P1" draw:layer="layout" svg:x1="13.319cm" svg:y1="13.192cm" svg:x2="13.319cm" svg:y2="10.779cm">
          <text:p/>
        </draw:line>
        <draw:line draw:style-name="gr15" draw:text-style-name="P1" draw:layer="layout" svg:x1="12.049cm" svg:y1="13.192cm" svg:x2="13.319cm" svg:y2="13.192cm">
          <text:p/>
        </draw:line>
        <draw:line draw:style-name="gr15" draw:text-style-name="P1" draw:layer="layout" svg:x1="10.017cm" svg:y1="10.144cm" svg:x2="12.43cm" svg:y2="10.144cm">
          <text:p/>
        </draw:line>
        <draw:path draw:style-name="gr15" draw:text-style-name="P1" draw:layer="layout" svg:width="0.5cm" svg:height="0.178cm" svg:x="12.43cm" svg:y="9.965cm" svg:viewBox="0 0 501 179" svg:d="M0 179c201-403 400 0 400 0h101">
          <text:p/>
        </draw:path>
        <draw:path draw:style-name="gr15" draw:text-style-name="P1" draw:layer="layout" svg:width="0.5cm" svg:height="0.178cm" svg:x="20.565cm" svg:y="9.965cm" svg:viewBox="0 0 501 179" svg:d="M0 179c201-403 400 0 400 0h101">
          <text:p/>
        </draw:path>
        <draw:line draw:style-name="gr15" draw:text-style-name="P1" draw:layer="layout" svg:x1="12.938cm" svg:y1="10.144cm" svg:x2="20.558cm" svg:y2="10.144cm">
          <text:p/>
        </draw:line>
        <draw:line draw:style-name="gr15" draw:text-style-name="P1" draw:layer="layout" svg:x1="21.066cm" svg:y1="10.144cm" svg:x2="23.479cm" svg:y2="10.144cm">
          <text:p/>
        </draw:line>
        <draw:custom-shape draw:style-name="gr13" draw:text-style-name="P1" draw:layer="layout" svg:width="2.005cm" svg:height="1.002cm" draw:transform="rotate (1.5707963267946) translate (16.621cm 16.839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1" draw:text-style-name="P1" draw:layer="layout" svg:width="1.27cm" svg:height="1.905cm" svg:x="24.876cm" svg:y="11.287cm">
            <text:p/>
          </draw:rect>
          <draw:custom-shape draw:style-name="gr16" draw:text-style-name="P1" draw:layer="layout" svg:width="0.508cm" svg:height="0.635cm" svg:x="25.257cm" svg:y="12.557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5" draw:text-style-name="P1" draw:layer="layout" svg:x1="23.352cm" svg:y1="12.303cm" svg:x2="24.876cm" svg:y2="12.303cm">
          <text:p/>
        </draw:line>
        <draw:line draw:style-name="gr15" draw:text-style-name="P1" draw:layer="layout" svg:x1="20.685cm" svg:y1="12.049cm" svg:x2="17.891cm" svg:y2="12.049cm">
          <text:p/>
        </draw:line>
        <draw:line draw:style-name="gr15" draw:text-style-name="P1" draw:layer="layout" svg:x1="17.891cm" svg:y1="15.859cm" svg:x2="17.891cm" svg:y2="12.049cm">
          <text:p/>
        </draw:line>
        <draw:line draw:style-name="gr15" draw:text-style-name="P1" draw:layer="layout" svg:x1="17.637cm" svg:y1="15.859cm" svg:x2="17.891cm" svg:y2="15.859cm">
          <text:p/>
        </draw:line>
        <draw:line draw:style-name="gr15" draw:text-style-name="P1" draw:layer="layout" svg:x1="7.731cm" svg:y1="5.826cm" svg:x2="7.731cm" svg:y2="1.254cm">
          <text:p/>
        </draw:line>
        <draw:line draw:style-name="gr15" draw:text-style-name="P1" draw:layer="layout" svg:x1="13.573cm" svg:y1="4.81cm" svg:x2="14.716cm" svg:y2="4.81cm">
          <text:p/>
        </draw:line>
        <draw:line draw:style-name="gr15" draw:text-style-name="P1" draw:layer="layout" svg:x1="14.716cm" svg:y1="5.826cm" svg:x2="14.716cm" svg:y2="4.81cm">
          <text:p/>
        </draw:line>
        <draw:line draw:style-name="gr15" draw:text-style-name="P1" draw:layer="layout" svg:x1="14.97cm" svg:y1="6.461cm" svg:x2="14.97cm" svg:y2="10.144cm">
          <text:p/>
        </draw:line>
        <draw:line draw:style-name="gr15" draw:text-style-name="P1" draw:layer="layout" svg:x1="17.51cm" svg:y1="3.23cm" svg:x2="17.51cm" svg:y2="5.77cm">
          <text:p/>
        </draw:line>
        <draw:line draw:style-name="gr15" draw:text-style-name="P1" draw:layer="layout" svg:x1="18.399cm" svg:y1="5.788cm" svg:x2="17.51cm" svg:y2="5.788cm">
          <text:p/>
        </draw:line>
        <draw:line draw:style-name="gr15" draw:text-style-name="P1" draw:layer="layout" svg:x1="7.35cm" svg:y1="1.254cm" svg:x2="17.002cm" svg:y2="1.254cm">
          <text:p/>
        </draw:line>
        <draw:line draw:style-name="gr15" draw:text-style-name="P1" draw:layer="layout" svg:x1="22.209cm" svg:y1="13.065cm" svg:x2="22.209cm" svg:y2="15.224cm">
          <text:p/>
        </draw:line>
        <draw:line draw:style-name="gr15" draw:text-style-name="P1" draw:layer="layout" svg:x1="18.018cm" svg:y1="1.254cm" svg:x2="27.543cm" svg:y2="1.254cm">
          <text:p/>
        </draw:line>
        <draw:line draw:style-name="gr15" draw:text-style-name="P1" draw:layer="layout" svg:x1="22.209cm" svg:y1="15.224cm" svg:x2="27.543cm" svg:y2="15.224cm">
          <text:p/>
        </draw:line>
        <draw:line draw:style-name="gr15" draw:text-style-name="P1" draw:layer="layout" svg:x1="27.543cm" svg:y1="1.254cm" svg:x2="27.543cm" svg:y2="15.224cm">
          <text:p/>
        </draw:line>
        <draw:line draw:style-name="gr15" draw:text-style-name="P1" draw:layer="layout" svg:x1="7.35cm" svg:y1="1.254cm" svg:x2="0.365cm" svg:y2="1.254cm">
          <text:p/>
        </draw:line>
        <draw:line draw:style-name="gr15" draw:text-style-name="P1" draw:layer="layout" svg:x1="0.365cm" svg:y1="1.254cm" svg:x2="0.365cm" svg:y2="15.351cm">
          <text:p/>
        </draw:line>
        <draw:line draw:style-name="gr15" draw:text-style-name="P1" draw:layer="layout" svg:x1="0.365cm" svg:y1="15.351cm" svg:x2="16.621cm" svg:y2="15.351cm">
          <text:p/>
        </draw:line>
        <draw:rect draw:style-name="gr2" draw:text-style-name="P1" draw:layer="layout" svg:width="1.651cm" svg:height="1.651cm" svg:x="9.255cm" svg:y="16.24cm">
          <text:p/>
        </draw:rect>
        <draw:line draw:style-name="gr15" draw:text-style-name="P1" draw:layer="layout" svg:x1="7.858cm" svg:y1="15.351cm" svg:x2="7.858cm" svg:y2="16.875cm">
          <text:p/>
        </draw:line>
        <draw:line draw:style-name="gr15" draw:text-style-name="P1" draw:layer="layout" svg:x1="7.858cm" svg:y1="16.875cm" svg:x2="9.255cm" svg:y2="16.875cm">
          <text:p/>
        </draw:line>
        <draw:line draw:style-name="gr15" draw:text-style-name="P1" draw:layer="layout" svg:x1="15.986cm" svg:y1="16.494cm" svg:x2="16.621cm" svg:y2="16.494cm">
          <text:p/>
        </draw:line>
        <draw:line draw:style-name="gr15" draw:text-style-name="P1" draw:layer="layout" svg:x1="10.906cm" svg:y1="17.002cm" svg:x2="15.986cm" svg:y2="17.002cm">
          <text:p/>
        </draw:line>
        <draw:line draw:style-name="gr15" draw:text-style-name="P1" draw:layer="layout" svg:x1="10.136cm" svg:y1="17.891cm" svg:x2="10.136cm" svg:y2="19.034cm">
          <text:p/>
        </draw:line>
        <draw:line draw:style-name="gr15" draw:text-style-name="P1" draw:layer="layout" svg:x1="10.136cm" svg:y1="19.034cm" svg:x2="26.94cm" svg:y2="19.034cm">
          <text:p/>
        </draw:line>
        <draw:line draw:style-name="gr15" draw:text-style-name="P1" draw:layer="layout" svg:x1="26.94cm" svg:y1="19.034cm" svg:x2="26.94cm" svg:y2="15.478cm">
          <text:p/>
        </draw:line>
        <draw:path draw:style-name="gr15" draw:text-style-name="P1" draw:layer="layout" svg:width="0.178cm" svg:height="0.5cm" svg:x="26.94cm" svg:y="14.977cm" svg:viewBox="0 0 179 501" svg:d="M0 0c403 201 0 400 0 400v101">
          <text:p/>
        </draw:path>
        <draw:line draw:style-name="gr15" draw:text-style-name="P1" draw:layer="layout" svg:x1="26.94cm" svg:y1="14.97cm" svg:x2="26.94cm" svg:y2="12.303cm">
          <text:p/>
        </draw:line>
        <draw:line draw:style-name="gr15" draw:text-style-name="P1" draw:layer="layout" svg:x1="26.146cm" svg:y1="12.303cm" svg:x2="26.94cm" svg:y2="12.303cm">
          <text:p/>
        </draw:line>
        <draw:custom-shape draw:style-name="gr13" draw:text-style-name="P1" draw:layer="layout" svg:width="1.37cm" svg:height="0.621cm" svg:x="13.319cm" svg:y="8.61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" draw:layer="layout" svg:x1="13.573cm" svg:y1="9.255cm" svg:x2="13.573cm" svg:y2="9.636cm">
          <text:p/>
        </draw:line>
        <draw:line draw:style-name="gr15" draw:text-style-name="P1" draw:layer="layout" svg:x1="14.335cm" svg:y1="9.255cm" svg:x2="14.335cm" svg:y2="9.89cm">
          <text:p/>
        </draw:line>
        <draw:frame draw:style-name="gr17" draw:text-style-name="P7" draw:layer="layout" svg:width="0.762cm" svg:height="0.889cm" svg:x="13.446cm" svg:y="9.128cm">
          <draw:text-box>
            <text:p text:style-name="P28"><text:span text:style-name="T5">1</text:span></text:p>
          </draw:text-box>
        </draw:frame>
        <draw:line draw:style-name="gr18" draw:text-style-name="P1" draw:layer="layout" svg:x1="16.875cm" svg:y1="2.905cm" svg:x2="15.732cm" svg:y2="2.905cm">
          <text:p/>
        </draw:line>
        <draw:line draw:style-name="gr18" draw:text-style-name="P1" draw:layer="layout" svg:x1="15.097cm" svg:y1="6.08cm" svg:x2="15.351cm" svg:y2="6.08cm">
          <text:p/>
        </draw:line>
        <draw:line draw:style-name="gr18" draw:text-style-name="P1" draw:layer="layout" svg:x1="14.462cm" svg:y1="8.874cm" svg:x2="15.351cm" svg:y2="8.874cm">
          <text:p/>
        </draw:line>
        <draw:line draw:style-name="gr18" draw:text-style-name="P1" draw:layer="layout" svg:x1="11.414cm" svg:y1="13.446cm" svg:x2="11.414cm" svg:y2="14.081cm">
          <text:p/>
        </draw:line>
        <draw:line draw:style-name="gr18" draw:text-style-name="P1" draw:layer="layout" svg:x1="17.256cm" svg:y1="17.383cm" svg:x2="17.256cm" svg:y2="16.494cm">
          <text:p/>
        </draw:line>
        <draw:line draw:style-name="gr18" draw:text-style-name="P1" draw:layer="layout" svg:x1="11.922cm" svg:y1="4.81cm" svg:x2="10.906cm" svg:y2="4.81cm">
          <text:p/>
        </draw:line>
        <draw:path draw:style-name="gr15" draw:text-style-name="P1" draw:layer="layout" svg:width="0.5cm" svg:height="0.178cm" svg:x="23.479cm" svg:y="9.965cm" svg:viewBox="0 0 501 179" svg:d="M0 179c201-403 400 0 400 0h101">
          <text:p/>
        </draw:path>
        <draw:path draw:style-name="gr15" draw:text-style-name="P1" draw:layer="layout" svg:width="0.5cm" svg:height="0.178cm" svg:x="20.554cm" svg:y="10.626cm" svg:viewBox="0 0 501 179" svg:d="M0 179c201-403 400 0 400 0h101">
          <text:p/>
        </draw:path>
        <draw:line draw:style-name="gr15" draw:text-style-name="P1" draw:layer="layout" svg:x1="20.951cm" svg:y1="10.803cm" svg:x2="23.606cm" svg:y2="10.803cm">
          <text:p/>
        </draw:line>
        <draw:line draw:style-name="gr15" draw:text-style-name="P1" draw:layer="layout" svg:x1="23.987cm" svg:y1="10.144cm" svg:x2="27.543cm" svg:y2="10.144cm">
          <text:p/>
        </draw:line>
        <draw:rect draw:style-name="gr19" draw:text-style-name="P1" draw:layer="layout" svg:width="4.572cm" svg:height="4.318cm" svg:x="0.746cm" svg:y="8.239cm">
          <text:p/>
        </draw:rect>
        <draw:frame draw:style-name="gr20" draw:text-style-name="P8" draw:layer="layout" svg:width="4.926cm" svg:height="0.762cm" svg:x="0.773cm" svg:y="8.366cm">
          <draw:text-box>
            <text:p text:style-name="P28"><text:span text:style-name="T6">Peripheral Memory I/O</text:span></text:p>
          </draw:text-box>
        </draw:frame>
        <draw:line draw:style-name="gr15" draw:text-style-name="P1" draw:layer="layout" svg:x1="15.986cm" svg:y1="16.494cm" svg:x2="15.986cm" svg:y2="17.002cm">
          <text:p/>
        </draw:line>
        <draw:frame draw:style-name="gr21" draw:text-style-name="P10" draw:layer="layout" svg:width="3.601cm" svg:height="0.802cm" svg:x="11.668cm" svg:y="16.2cm">
          <draw:text-box>
            <text:p text:style-name="P29"><text:span text:style-name="T3">control_to_alu</text:span></text:p>
          </draw:text-box>
        </draw:frame>
        <draw:frame draw:style-name="gr21" draw:text-style-name="P12" draw:layer="layout" svg:width="6.78cm" svg:height="0.802cm" svg:x="14.081cm" svg:y="17.256cm">
          <draw:text-box>
            <text:p text:style-name="P30"><text:span text:style-name="T7">alu_from_opcode_or_control</text:span></text:p>
          </draw:text-box>
        </draw:frame>
        <draw:frame draw:style-name="gr21" draw:text-style-name="P30" draw:layer="layout" svg:width="2.775cm" svg:height="0.802cm" svg:x="8.239cm" svg:y="4.389cm">
          <draw:text-box>
            <text:p text:style-name="P30"><text:span text:style-name="T11">pc_enable</text:span></text:p>
          </draw:text-box>
        </draw:frame>
        <draw:frame draw:style-name="gr21" draw:text-style-name="P17" draw:layer="layout" svg:width="4.583cm" svg:height="0.802cm" svg:x="11.149cm" svg:y="2.524cm">
          <draw:text-box>
            <text:p text:style-name="P13"><text:span text:style-name="T2">c_or_mem_control</text:span></text:p>
          </draw:text-box>
        </draw:frame>
        <draw:custom-shape draw:style-name="gr22" draw:text-style-name="P14" draw:layer="layout" svg:width="2.005cm" svg:height="1.002cm" draw:transform="rotate (3.1415926535892) translate (18.526cm 3.286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5" draw:layer="layout" svg:x1="17.002cm" svg:y1="2.27cm" svg:x2="17.002cm" svg:y2="1.254cm">
          <text:p/>
        </draw:line>
        <draw:line draw:style-name="gr15" draw:text-style-name="P15" draw:layer="layout" svg:x1="18.018cm" svg:y1="2.27cm" svg:x2="18.018cm" svg:y2="1.254cm">
          <text:p/>
        </draw:line>
        <draw:line draw:style-name="gr18" draw:text-style-name="P15" draw:layer="layout" svg:x1="5.445cm" svg:y1="6.334cm" svg:x2="4.175cm" svg:y2="6.334cm">
          <text:p/>
        </draw:line>
        <draw:line draw:style-name="gr18" draw:text-style-name="P15" draw:layer="layout" svg:x1="5.445cm" svg:y1="7.35cm" svg:x2="4.302cm" svg:y2="7.35cm">
          <text:p/>
        </draw:line>
        <draw:frame draw:style-name="gr21" draw:text-style-name="P12" draw:layer="layout" svg:width="4.037cm" svg:height="0.802cm" svg:x="10.017cm" svg:y="13.954cm">
          <draw:text-box>
            <text:p text:style-name="P30"><text:span text:style-name="T1">pc_or_b_control</text:span></text:p>
          </draw:text-box>
        </draw:frame>
        <draw:frame draw:style-name="gr21" draw:text-style-name="P17" draw:layer="layout" svg:width="2.09cm" svg:height="0.802cm" svg:x="15.278cm" svg:y="5.659cm">
          <draw:text-box>
            <text:p text:style-name="P13"><text:span text:style-name="T1">pc_jmp</text:span></text:p>
          </draw:text-box>
        </draw:frame>
        <draw:frame draw:style-name="gr21" draw:text-style-name="P17" draw:layer="layout" svg:width="2.255cm" svg:height="0.802cm" svg:x="15.278cm" svg:y="8.474cm">
          <draw:text-box>
            <text:p text:style-name="P13"><text:span text:style-name="T1">pc_brch</text:span></text:p>
          </draw:text-box>
        </draw:frame>
        <draw:path draw:style-name="gr15" draw:text-style-name="P1" draw:layer="layout" svg:width="0.5cm" svg:height="0.178cm" draw:transform="rotate (-1.57079632679579) translate (14.5139999999999cm 9.89699999999995cm)" svg:viewBox="0 0 501 179" svg:d="M0 179c201-403 400 0 400 0h101">
          <text:p/>
        </draw:path>
        <draw:line draw:style-name="gr15" draw:text-style-name="P15" draw:layer="layout" svg:x1="14.335cm" svg:y1="10.398cm" svg:x2="14.335cm" svg:y2="10.779cm">
          <text:p/>
        </draw:line>
        <draw:frame draw:style-name="gr21" draw:text-style-name="P18" draw:layer="layout" svg:width="0.697cm" svg:height="0.645cm" svg:x="13.919cm" svg:y="5.943cm">
          <draw:text-box>
            <text:p text:style-name="P18"><text:span text:style-name="T8">0</text:span></text:p>
          </draw:text-box>
        </draw:frame>
        <draw:frame draw:style-name="gr21" draw:text-style-name="P18" draw:layer="layout" svg:width="0.697cm" svg:height="0.645cm" svg:x="13.219cm" svg:y="8.737cm">
          <draw:text-box>
            <text:p text:style-name="P18"><text:span text:style-name="T8">0</text:span></text:p>
          </draw:text-box>
        </draw:frame>
        <draw:frame draw:style-name="gr21" draw:text-style-name="P20" draw:layer="layout" svg:width="0.697cm" svg:height="0.645cm" svg:x="14.616cm" svg:y="5.934cm">
          <draw:text-box>
            <text:p text:style-name="P22"><text:span text:style-name="T9">1</text:span></text:p>
          </draw:text-box>
        </draw:frame>
        <draw:frame draw:style-name="gr21" draw:text-style-name="P20" draw:layer="layout" svg:width="0.697cm" svg:height="0.645cm" svg:x="14.017cm" svg:y="8.735cm">
          <draw:text-box>
            <text:p text:style-name="P22"><text:span text:style-name="T9">1</text:span></text:p>
          </draw:text-box>
        </draw:frame>
        <draw:frame draw:style-name="gr21" draw:text-style-name="P33" draw:layer="layout" svg:width="0.697cm" svg:height="0.645cm" svg:x="16.618cm" svg:y="2.236cm">
          <draw:text-box>
            <text:p text:style-name="P36"><text:span text:style-name="T9">1</text:span></text:p>
          </draw:text-box>
        </draw:frame>
        <draw:frame draw:style-name="gr21" draw:text-style-name="P18" draw:layer="layout" svg:width="0.697cm" svg:height="0.645cm" svg:x="17.619cm" svg:y="2.237cm">
          <draw:text-box>
            <text:p text:style-name="P23"><text:span text:style-name="T9">0</text:span></text:p>
          </draw:text-box>
        </draw:frame>
        <draw:frame draw:style-name="gr21" draw:text-style-name="P20" draw:layer="layout" svg:width="0.697cm" svg:height="0.645cm" svg:x="11.479cm" svg:y="12.895cm">
          <draw:text-box>
            <text:p text:style-name="P22"><text:span text:style-name="T9">0</text:span></text:p>
          </draw:text-box>
        </draw:frame>
        <draw:frame draw:style-name="gr21" draw:text-style-name="P18" draw:layer="layout" svg:width="0.697cm" svg:height="0.645cm" svg:x="11.469cm" svg:y="11.777cm">
          <draw:text-box>
            <text:p text:style-name="P23"><text:span text:style-name="T9">1</text:span></text:p>
          </draw:text-box>
        </draw:frame>
        <draw:line draw:style-name="gr15" draw:text-style-name="P15" draw:layer="layout" svg:x1="16.113cm" svg:y1="15.351cm" svg:x2="16.113cm" svg:y2="11.414cm">
          <text:p/>
        </draw:line>
        <draw:line draw:style-name="gr15" draw:text-style-name="P15" draw:layer="layout" svg:x1="16.113cm" svg:y1="11.414cm" svg:x2="19.288cm" svg:y2="11.414cm">
          <text:p/>
        </draw:line>
        <draw:path draw:style-name="gr15" draw:text-style-name="P1" draw:layer="layout" svg:width="0.5cm" svg:height="0.178cm" draw:transform="rotate (1.5707963267946) translate (19.1090000000002cm 11.0400000000002cm)" svg:viewBox="0 0 501 179" svg:d="M0 179c201-403 400 0 400 0h101">
          <text:p/>
        </draw:path>
        <draw:path draw:style-name="gr15" draw:text-style-name="P1" draw:layer="layout" svg:width="0.5cm" svg:height="0.178cm" draw:transform="rotate (1.5707963267946) translate (19.1090000000002cm 10.2700000000002cm)" svg:viewBox="0 0 501 179" svg:d="M0 179c201-403 400 0 400 0h101">
          <text:p/>
        </draw:path>
        <draw:line draw:style-name="gr15" draw:text-style-name="P15" draw:layer="layout" svg:x1="19.288cm" svg:y1="11.414cm" svg:x2="19.288cm" svg:y2="11.033cm">
          <text:p/>
        </draw:line>
        <draw:line draw:style-name="gr15" draw:text-style-name="P15" draw:layer="layout" svg:x1="19.288cm" svg:y1="10.652cm" svg:x2="19.288cm" svg:y2="10.271cm">
          <text:p/>
        </draw:line>
        <draw:path draw:style-name="gr15" draw:text-style-name="P1" draw:layer="layout" svg:width="0.5cm" svg:height="0.178cm" svg:x="20.557cm" svg:y="9.201cm" svg:viewBox="0 0 501 179" svg:d="M0 179c201-403 400 0 400 0h101">
          <text:p/>
        </draw:path>
        <draw:line draw:style-name="gr15" draw:text-style-name="P15" draw:layer="layout" svg:x1="19.288cm" svg:y1="9.763cm" svg:x2="19.288cm" svg:y2="9.382cm">
          <text:p/>
        </draw:line>
        <draw:line draw:style-name="gr15" draw:text-style-name="P15" draw:layer="layout" svg:x1="20.558cm" svg:y1="9.382cm" svg:x2="19.288cm" svg:y2="9.382cm">
          <text:p/>
        </draw:line>
        <draw:path draw:style-name="gr15" draw:text-style-name="P1" draw:layer="layout" svg:width="0.5cm" svg:height="0.178cm" svg:x="23.438cm" svg:y="9.202cm" svg:viewBox="0 0 501 179" svg:d="M0 179c201-403 400 0 400 0h101">
          <text:p/>
        </draw:path>
        <draw:line draw:style-name="gr15" draw:text-style-name="P15" draw:layer="layout" svg:x1="21.058cm" svg:y1="9.38cm" svg:x2="23.438cm" svg:y2="9.38cm">
          <text:p/>
        </draw:line>
        <draw:line draw:style-name="gr15" draw:text-style-name="P15" draw:layer="layout" svg:x1="23.86cm" svg:y1="9.382cm" svg:x2="25.765cm" svg:y2="9.382cm">
          <text:p/>
        </draw:line>
        <draw:line draw:style-name="gr15" draw:text-style-name="P15" draw:layer="layout" svg:x1="25.765cm" svg:y1="9.382cm" svg:x2="25.765cm" svg:y2="1.889cm">
          <text:p/>
        </draw:line>
        <draw:line draw:style-name="gr15" draw:text-style-name="P15" draw:layer="layout" svg:x1="25.765cm" svg:y1="1.889cm" svg:x2="19.161cm" svg:y2="1.889cm">
          <text:p/>
        </draw:line>
        <draw:line draw:style-name="gr15" draw:text-style-name="P15" draw:layer="layout" svg:x1="22.717cm" svg:y1="1.889cm" svg:x2="22.717cm" svg:y2="2.27cm">
          <text:p/>
        </draw:line>
        <draw:line draw:style-name="gr15" draw:text-style-name="P15" draw:layer="layout" svg:x1="23.733cm" svg:y1="1.889cm" svg:x2="23.733cm" svg:y2="2.27cm">
          <text:p/>
        </draw:line>
        <draw:circle draw:style-name="gr23" draw:text-style-name="P15" draw:layer="layout" svg:width="0.127cm" svg:height="0.127cm" svg:x="16.05cm" svg:y="15.293cm">
          <text:p/>
        </draw:circle>
        <draw:circle draw:style-name="gr23" draw:text-style-name="P15" draw:layer="layout" svg:width="0.127cm" svg:height="0.127cm" svg:x="7.803cm" svg:y="15.294cm">
          <text:p/>
        </draw:circle>
        <draw:circle draw:style-name="gr23" draw:text-style-name="P15" draw:layer="layout" svg:width="0.127cm" svg:height="0.127cm" svg:x="14.267cm" svg:y="10.73cm">
          <text:p/>
        </draw:circle>
        <draw:circle draw:style-name="gr23" draw:text-style-name="P15" draw:layer="layout" svg:width="0.127cm" svg:height="0.127cm" svg:x="23.669cm" svg:y="1.816cm">
          <text:p/>
        </draw:circle>
        <draw:circle draw:style-name="gr23" draw:text-style-name="P15" draw:layer="layout" svg:width="0.127cm" svg:height="0.127cm" svg:x="27.478cm" svg:y="10.081cm">
          <text:p/>
        </draw:circle>
        <draw:circle draw:style-name="gr23" draw:text-style-name="P15" draw:layer="layout" svg:width="0.127cm" svg:height="0.127cm" svg:x="7.672cm" svg:y="1.175cm">
          <text:p/>
        </draw:circle>
        <draw:circle draw:style-name="gr23" draw:text-style-name="P15" draw:layer="layout" svg:width="0.127cm" svg:height="0.127cm" svg:x="12.613cm" svg:y="7.933cm">
          <text:p/>
        </draw:circle>
        <draw:circle draw:style-name="gr23" draw:text-style-name="P15" draw:layer="layout" svg:width="0.127cm" svg:height="0.127cm" svg:x="23.544cm" svg:y="10.743cm">
          <text:p/>
        </draw:circle>
        <draw:line draw:style-name="gr24" draw:text-style-name="P15" draw:layer="layout" svg:x1="19.161cm" svg:y1="2.778cm" svg:x2="19.161cm" svg:y2="1.889cm">
          <text:p/>
        </draw:line>
        <draw:circle draw:style-name="gr23" draw:text-style-name="P15" draw:layer="layout" svg:width="0.127cm" svg:height="0.127cm" svg:x="22.649cm" svg:y="1.817cm">
          <text:p/>
        </draw:circle>
        <draw:frame draw:style-name="gr21" draw:text-style-name="P37" draw:layer="layout" svg:width="3.076cm" svg:height="1.673cm" svg:x="2.016cm" svg:y="2.905cm">
          <draw:text-box>
            <text:p text:style-name="P37">STATE 5</text:p>
            <text:p text:style-name="P37">LOAD 2</text:p>
          </draw:text-box>
        </draw:frame>
        <draw:circle draw:style-name="gr23" draw:text-style-name="P15" draw:layer="layout" svg:width="0.127cm" svg:height="0.127cm" svg:x="14.909cm" svg:y="10.072cm">
          <text:p/>
        </draw:circle>
        <draw:frame draw:style-name="gr21" draw:text-style-name="P20" draw:layer="layout" svg:width="0.697cm" svg:height="0.645cm" svg:x="16.548cm" svg:y="16.178cm">
          <draw:text-box>
            <text:p text:style-name="P22"><text:span text:style-name="T9">0</text:span></text:p>
          </draw:text-box>
        </draw:frame>
        <draw:frame draw:style-name="gr21" draw:text-style-name="P18" draw:layer="layout" svg:width="0.697cm" svg:height="0.645cm" svg:x="16.549cm" svg:y="15.079cm">
          <draw:text-box>
            <text:p text:style-name="P23"><text:span text:style-name="T9">1</text:span></text:p>
          </draw:text-box>
        </draw:frame>
        <draw:rect draw:style-name="gr23" draw:text-style-name="P15" draw:layer="layout" svg:width="0.508cm" svg:height="0.508cm" svg:x="1.254cm" svg:y="15.86cm">
          <text:p/>
        </draw:rect>
        <draw:rect draw:style-name="gr25" draw:text-style-name="P15" draw:layer="layout" svg:width="0.508cm" svg:height="0.508cm" svg:x="1.254cm" svg:y="16.66cm">
          <text:p/>
        </draw:rect>
        <draw:rect draw:style-name="gr26" draw:text-style-name="P15" draw:layer="layout" svg:width="0.508cm" svg:height="0.508cm" svg:x="1.254cm" svg:y="17.46cm">
          <text:p/>
        </draw:rect>
        <draw:rect draw:style-name="gr27" draw:text-style-name="P15" draw:layer="layout" svg:width="0.508cm" svg:height="0.508cm" svg:x="1.254cm" svg:y="18.26cm">
          <text:p/>
        </draw:rect>
        <draw:frame draw:style-name="gr21" draw:text-style-name="P24" draw:layer="layout" svg:width="2.614cm" svg:height="0.802cm" svg:x="1.924cm" svg:y="15.741cm">
          <draw:text-box>
            <text:p text:style-name="P24"><text:span text:style-name="T10">Data Line</text:span></text:p>
          </draw:text-box>
        </draw:frame>
        <draw:frame draw:style-name="gr21" draw:text-style-name="P17" draw:layer="layout" svg:width="3.161cm" svg:height="0.802cm" svg:x="1.885cm" svg:y="16.539cm">
          <draw:text-box>
            <text:p text:style-name="P13"><text:span text:style-name="T1">Disabled (0)</text:span></text:p>
          </draw:text-box>
        </draw:frame>
        <draw:frame draw:style-name="gr21" draw:text-style-name="P12" draw:layer="layout" svg:width="3.05cm" svg:height="0.802cm" svg:x="1.912cm" svg:y="17.406cm">
          <draw:text-box>
            <text:p text:style-name="P38"><text:span text:style-name="T7">Enabled (1)</text:span></text:p>
          </draw:text-box>
        </draw:frame>
        <draw:frame draw:style-name="gr21" draw:text-style-name="P25" draw:layer="layout" svg:width="5.789cm" svg:height="0.802cm" svg:x="1.97cm" svg:y="18.154cm">
          <draw:text-box>
            <text:p text:style-name="P38"><text:span text:style-name="T1">Label (Data, not control)</text:span></text:p>
          </draw:text-box>
        </draw:frame>
      </draw:page>
      <draw:page draw:name="page7" draw:style-name="dp1" draw:master-page-name="Default">
        <draw:rect draw:style-name="gr1" draw:text-style-name="P1" draw:layer="layout" svg:width="0.635cm" svg:height="0.762cm" svg:x="13.7cm" svg:y="7.604cm">
          <text:p/>
        </draw:rect>
        <draw:rect draw:style-name="gr2" draw:text-style-name="P1" draw:layer="layout" svg:width="4.572cm" svg:height="8.001cm" svg:x="5.445cm" svg:y="5.826cm">
          <text:p/>
        </draw:rect>
        <draw:rect draw:style-name="gr2" draw:text-style-name="P1" draw:layer="layout" svg:width="6.096cm" svg:height="1.778cm" svg:x="18.399cm" svg:y="5.445cm">
          <text:p/>
        </draw:rect>
        <draw:polygon draw:style-name="gr3" draw:text-style-name="P1" draw:layer="layout" svg:width="3.76cm" svg:height="1.977cm" svg:x="20.226cm" svg:y="11.033cm" svg:viewBox="0 0 3761 1978" draw:points="1385,1037 2467,1037 2925,0 3761,0 2820,1978 940,1978 0,0 929,0">
          <text:p/>
        </draw:polygon>
        <draw:rect draw:style-name="gr2" draw:text-style-name="P1" draw:layer="layout" svg:width="1.651cm" svg:height="1.651cm" svg:x="11.922cm" svg:y="4.048cm">
          <text:p/>
        </draw:rect>
        <draw:frame draw:style-name="gr4" draw:text-style-name="P2" draw:layer="layout" svg:width="4.9cm" svg:height="1.091cm" svg:x="6.092cm" svg:y="12.174cm">
          <draw:text-box>
            <text:p text:style-name="P2"><text:span text:style-name="T1">port_a_address</text:span></text:p>
          </draw:text-box>
        </draw:frame>
        <draw:frame draw:style-name="gr5" draw:text-style-name="P3" draw:layer="layout" svg:width="4.9cm" svg:height="1.143cm" svg:x="0.418cm" svg:y="11.287cm">
          <draw:text-box>
            <text:p text:style-name="P3"><text:span text:style-name="T1">port_b_address</text:span></text:p>
          </draw:text-box>
        </draw:frame>
        <draw:frame draw:style-name="gr6" draw:text-style-name="P3" draw:layer="layout" svg:width="3.139cm" svg:height="0.964cm" svg:x="6.843cm" svg:y="9.709cm">
          <draw:text-box>
            <text:p text:style-name="P3"><text:span text:style-name="T1">port_a_in</text:span></text:p>
          </draw:text-box>
        </draw:frame>
        <draw:frame draw:style-name="gr7" draw:text-style-name="P3" draw:layer="layout" svg:width="3.139cm" svg:height="0.963cm" svg:x="2.179cm" svg:y="10.324cm">
          <draw:text-box>
            <text:p text:style-name="P3"><text:span text:style-name="T1">port_b_in</text:span></text:p>
          </draw:text-box>
        </draw:frame>
        <draw:frame draw:style-name="gr6" draw:text-style-name="P4" draw:layer="layout" svg:width="3.444cm" svg:height="0.964cm" svg:x="1.254cm" svg:y="6.894cm">
          <draw:text-box>
            <text:p text:style-name="P4"><text:span text:style-name="T2">port_b_we</text:span></text:p>
          </draw:text-box>
        </draw:frame>
        <draw:frame draw:style-name="gr6" draw:text-style-name="P31" draw:layer="layout" svg:width="3.444cm" svg:height="0.964cm" svg:x="1.254cm" svg:y="5.878cm">
          <draw:text-box>
            <text:p text:style-name="P31"><text:span text:style-name="T1">port_a_we</text:span></text:p>
          </draw:text-box>
        </draw:frame>
        <draw:frame draw:style-name="gr8" draw:text-style-name="P3" draw:layer="layout" svg:width="3.529cm" svg:height="1.016cm" svg:x="1.762cm" svg:y="9.382cm">
          <draw:text-box>
            <text:p text:style-name="P3"><text:span text:style-name="T1">port_b_out</text:span></text:p>
          </draw:text-box>
        </draw:frame>
        <draw:frame draw:style-name="gr9" draw:text-style-name="P2" draw:layer="layout" svg:width="3.529cm" svg:height="0.964cm" svg:x="6.207cm" svg:y="5.699cm">
          <draw:text-box>
            <text:p text:style-name="P2"><text:span text:style-name="T1">port_a_out</text:span></text:p>
          </draw:text-box>
        </draw:frame>
        <draw:frame draw:style-name="gr9" draw:text-style-name="P2" draw:layer="layout" svg:width="2.576cm" svg:height="0.964cm" svg:x="18.018cm" svg:y="12.101cm">
          <draw:text-box>
            <text:p text:style-name="P2"><text:span text:style-name="T3">opcode</text:span></text:p>
          </draw:text-box>
        </draw:frame>
        <draw:frame draw:style-name="gr9" draw:text-style-name="P2" draw:layer="layout" svg:width="0.82cm" svg:height="0.964cm" svg:x="22.336cm" svg:y="13.827cm">
          <draw:text-box>
            <text:p text:style-name="P2"><text:span text:style-name="T3">c</text:span></text:p>
          </draw:text-box>
        </draw:frame>
        <draw:frame draw:style-name="gr9" draw:text-style-name="P2" draw:layer="layout" svg:width="1.84cm" svg:height="0.964cm" svg:x="24.687cm" svg:y="13.192cm">
          <draw:text-box>
            <text:p text:style-name="P2"><text:span text:style-name="T3">flags</text:span></text:p>
          </draw:text-box>
        </draw:frame>
        <draw:frame draw:style-name="gr9" draw:text-style-name="P2" draw:layer="layout" svg:width="3.093cm" svg:height="0.964cm" draw:transform="rotate (1.5707963267946) translate (18.745cm 5.236cm)">
          <draw:text-box draw:corner-radius="0.553cm">
            <text:p text:style-name="P2"><text:span text:style-name="T3">reg_write</text:span></text:p>
          </draw:text-box>
        </draw:frame>
        <draw:frame draw:style-name="gr9" draw:text-style-name="P2" draw:layer="layout" svg:width="3.736cm" svg:height="0.964cm" draw:transform="rotate (1.5707963267946) translate (22.336cm 5.244cm)">
          <draw:text-box>
            <text:p text:style-name="P2"><text:span text:style-name="T1">reg_read_a</text:span></text:p>
          </draw:text-box>
        </draw:frame>
        <draw:frame draw:style-name="gr9" draw:text-style-name="P2" draw:layer="layout" svg:width="3.736cm" svg:height="0.964cm" draw:transform="rotate (1.5707963267946) translate (23.352cm 5.244cm)">
          <draw:text-box>
            <text:p text:style-name="P2"><text:span text:style-name="T1">reg_read_b</text:span></text:p>
          </draw:text-box>
        </draw:frame>
        <draw:frame draw:style-name="gr9" draw:text-style-name="P4" draw:layer="layout" svg:width="4.075cm" svg:height="0.964cm" draw:transform="rotate (1.5707963267946) translate (19.913cm 5.318cm)">
          <draw:text-box>
            <text:p text:style-name="P4"><text:span text:style-name="T2">write_enable</text:span></text:p>
          </draw:text-box>
        </draw:frame>
        <draw:frame draw:style-name="gr9" draw:text-style-name="P4" draw:layer="layout" svg:width="1.912cm" svg:height="0.964cm" draw:transform="rotate (1.5707963267946) translate (21.245cm 5.245cm)">
          <draw:text-box>
            <text:p text:style-name="P4"><text:span text:style-name="T2">reset</text:span></text:p>
          </draw:text-box>
        </draw:frame>
        <draw:frame draw:style-name="gr9" draw:text-style-name="P2" draw:layer="layout" svg:width="2.119cm" svg:height="0.964cm" svg:x="19.653cm" svg:y="6.377cm">
          <draw:text-box>
            <text:p text:style-name="P2"><text:span text:style-name="T3">reg_a</text:span></text:p>
          </draw:text-box>
        </draw:frame>
        <draw:frame draw:style-name="gr9" draw:text-style-name="P2" draw:layer="layout" svg:width="2.119cm" svg:height="0.964cm" svg:x="22.66cm" svg:y="6.377cm">
          <draw:text-box>
            <text:p text:style-name="P2"><text:span text:style-name="T3">reg_b</text:span></text:p>
          </draw:text-box>
        </draw:frame>
        <draw:frame draw:style-name="gr10" draw:text-style-name="P2" draw:layer="layout" svg:width="3.067cm" svg:height="1.143cm" svg:x="18.399cm" svg:y="5.426cm">
          <draw:text-box>
            <text:p text:style-name="P2"><text:span text:style-name="T1">alu_input</text:span></text:p>
          </draw:text-box>
        </draw:frame>
        <draw:frame draw:style-name="gr11" draw:text-style-name="P32" draw:layer="layout" svg:width="1.397cm" svg:height="1.802cm" svg:x="12.049cm" svg:y="4.429cm">
          <draw:text-box>
            <text:p text:style-name="P32">PC</text:p>
          </draw:text-box>
        </draw:frame>
        <draw:frame draw:style-name="gr12" draw:text-style-name="P6" draw:layer="layout" svg:width="1.905cm" svg:height="1.252cm" svg:x="9.229cm" svg:y="16.359cm">
          <draw:text-box>
            <text:p text:style-name="P6"><text:span text:style-name="T1">FSM</text:span></text:p>
          </draw:text-box>
        </draw:frame>
        <draw:g>
          <draw:custom-shape draw:style-name="gr13" draw:text-style-name="P1" draw:layer="layout" svg:width="2.109cm" svg:height="1.129cm" draw:transform="rotate (1.5707963267946) translate (10.911cm 13.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4" draw:text-style-name="P1" draw:layer="layout" svg:x1="10.017cm" svg:y1="12.557cm" svg:x2="10.906cm" svg:y2="12.557cm">
          <text:p/>
        </draw:line>
        <draw:custom-shape draw:style-name="gr13" draw:text-style-name="P1" draw:layer="layout" svg:width="1.37cm" svg:height="0.621cm" svg:x="13.963cm" svg:y="5.83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7" draw:layer="layout" svg:width="1.397cm" svg:height="1.802cm" svg:x="13.656cm" svg:y="7.477cm">
          <draw:text-box>
            <text:p text:style-name="P27">-</text:p>
          </draw:text-box>
        </draw:frame>
        <draw:line draw:style-name="gr15" draw:text-style-name="P1" draw:layer="layout" svg:x1="14.208cm" svg:y1="6.461cm" svg:x2="14.208cm" svg:y2="7.604cm">
          <text:p/>
        </draw:line>
        <draw:line draw:style-name="gr15" draw:text-style-name="P1" draw:layer="layout" svg:x1="13.954cm" svg:y1="8.366cm" svg:x2="13.954cm" svg:y2="8.62cm">
          <text:p/>
        </draw:line>
        <draw:line draw:style-name="gr15" draw:text-style-name="P1" draw:layer="layout" svg:x1="12.684cm" svg:y1="5.699cm" svg:x2="12.684cm" svg:y2="12.049cm">
          <text:p/>
        </draw:line>
        <draw:line draw:style-name="gr15" draw:text-style-name="P1" draw:layer="layout" svg:x1="13.7cm" svg:y1="7.985cm" svg:x2="12.684cm" svg:y2="7.985cm">
          <text:p/>
        </draw:line>
        <draw:line draw:style-name="gr15" draw:text-style-name="P1" draw:layer="layout" svg:x1="12.684cm" svg:y1="12.049cm" svg:x2="12.049cm" svg:y2="12.049cm">
          <text:p/>
        </draw:line>
        <draw:line draw:style-name="gr15" draw:text-style-name="P1" draw:layer="layout" svg:x1="20.685cm" svg:y1="7.223cm" svg:x2="20.685cm" svg:y2="11.033cm">
          <text:p/>
        </draw:line>
        <draw:line draw:style-name="gr15" draw:text-style-name="P1" draw:layer="layout" svg:x1="23.606cm" svg:y1="7.223cm" svg:x2="23.606cm" svg:y2="11.033cm">
          <text:p/>
        </draw:line>
        <draw:line draw:style-name="gr15" draw:text-style-name="P1" draw:layer="layout" svg:x1="20.558cm" svg:y1="10.779cm" svg:x2="13.319cm" svg:y2="10.779cm">
          <text:p/>
        </draw:line>
        <draw:line draw:style-name="gr15" draw:text-style-name="P1" draw:layer="layout" svg:x1="13.319cm" svg:y1="13.192cm" svg:x2="13.319cm" svg:y2="10.779cm">
          <text:p/>
        </draw:line>
        <draw:line draw:style-name="gr15" draw:text-style-name="P1" draw:layer="layout" svg:x1="12.049cm" svg:y1="13.192cm" svg:x2="13.319cm" svg:y2="13.192cm">
          <text:p/>
        </draw:line>
        <draw:line draw:style-name="gr15" draw:text-style-name="P1" draw:layer="layout" svg:x1="10.017cm" svg:y1="10.144cm" svg:x2="12.43cm" svg:y2="10.144cm">
          <text:p/>
        </draw:line>
        <draw:path draw:style-name="gr15" draw:text-style-name="P1" draw:layer="layout" svg:width="0.5cm" svg:height="0.178cm" svg:x="12.43cm" svg:y="9.965cm" svg:viewBox="0 0 501 179" svg:d="M0 179c201-403 400 0 400 0h101">
          <text:p/>
        </draw:path>
        <draw:path draw:style-name="gr15" draw:text-style-name="P1" draw:layer="layout" svg:width="0.5cm" svg:height="0.178cm" svg:x="20.565cm" svg:y="9.965cm" svg:viewBox="0 0 501 179" svg:d="M0 179c201-403 400 0 400 0h101">
          <text:p/>
        </draw:path>
        <draw:line draw:style-name="gr15" draw:text-style-name="P1" draw:layer="layout" svg:x1="12.938cm" svg:y1="10.144cm" svg:x2="20.558cm" svg:y2="10.144cm">
          <text:p/>
        </draw:line>
        <draw:line draw:style-name="gr15" draw:text-style-name="P1" draw:layer="layout" svg:x1="21.066cm" svg:y1="10.144cm" svg:x2="23.479cm" svg:y2="10.144cm">
          <text:p/>
        </draw:line>
        <draw:custom-shape draw:style-name="gr13" draw:text-style-name="P1" draw:layer="layout" svg:width="2.005cm" svg:height="1.002cm" draw:transform="rotate (1.5707963267946) translate (16.621cm 16.839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1" draw:text-style-name="P1" draw:layer="layout" svg:width="1.27cm" svg:height="1.905cm" svg:x="24.876cm" svg:y="11.287cm">
            <text:p/>
          </draw:rect>
          <draw:custom-shape draw:style-name="gr16" draw:text-style-name="P1" draw:layer="layout" svg:width="0.508cm" svg:height="0.635cm" svg:x="25.257cm" svg:y="12.557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5" draw:text-style-name="P1" draw:layer="layout" svg:x1="23.352cm" svg:y1="12.303cm" svg:x2="24.876cm" svg:y2="12.303cm">
          <text:p/>
        </draw:line>
        <draw:line draw:style-name="gr15" draw:text-style-name="P1" draw:layer="layout" svg:x1="20.685cm" svg:y1="12.049cm" svg:x2="17.891cm" svg:y2="12.049cm">
          <text:p/>
        </draw:line>
        <draw:line draw:style-name="gr15" draw:text-style-name="P1" draw:layer="layout" svg:x1="17.891cm" svg:y1="15.859cm" svg:x2="17.891cm" svg:y2="12.049cm">
          <text:p/>
        </draw:line>
        <draw:line draw:style-name="gr15" draw:text-style-name="P1" draw:layer="layout" svg:x1="17.637cm" svg:y1="15.859cm" svg:x2="17.891cm" svg:y2="15.859cm">
          <text:p/>
        </draw:line>
        <draw:line draw:style-name="gr15" draw:text-style-name="P1" draw:layer="layout" svg:x1="7.731cm" svg:y1="5.826cm" svg:x2="7.731cm" svg:y2="1.254cm">
          <text:p/>
        </draw:line>
        <draw:line draw:style-name="gr15" draw:text-style-name="P1" draw:layer="layout" svg:x1="13.573cm" svg:y1="4.81cm" svg:x2="14.716cm" svg:y2="4.81cm">
          <text:p/>
        </draw:line>
        <draw:line draw:style-name="gr15" draw:text-style-name="P1" draw:layer="layout" svg:x1="14.716cm" svg:y1="5.826cm" svg:x2="14.716cm" svg:y2="4.81cm">
          <text:p/>
        </draw:line>
        <draw:line draw:style-name="gr15" draw:text-style-name="P1" draw:layer="layout" svg:x1="14.97cm" svg:y1="6.461cm" svg:x2="14.97cm" svg:y2="10.144cm">
          <text:p/>
        </draw:line>
        <draw:line draw:style-name="gr15" draw:text-style-name="P1" draw:layer="layout" svg:x1="17.51cm" svg:y1="3.23cm" svg:x2="17.51cm" svg:y2="5.77cm">
          <text:p/>
        </draw:line>
        <draw:line draw:style-name="gr15" draw:text-style-name="P1" draw:layer="layout" svg:x1="18.399cm" svg:y1="5.788cm" svg:x2="17.51cm" svg:y2="5.788cm">
          <text:p/>
        </draw:line>
        <draw:line draw:style-name="gr15" draw:text-style-name="P1" draw:layer="layout" svg:x1="7.35cm" svg:y1="1.254cm" svg:x2="17.002cm" svg:y2="1.254cm">
          <text:p/>
        </draw:line>
        <draw:line draw:style-name="gr15" draw:text-style-name="P1" draw:layer="layout" svg:x1="22.209cm" svg:y1="13.065cm" svg:x2="22.209cm" svg:y2="15.224cm">
          <text:p/>
        </draw:line>
        <draw:line draw:style-name="gr15" draw:text-style-name="P1" draw:layer="layout" svg:x1="18.018cm" svg:y1="1.254cm" svg:x2="27.543cm" svg:y2="1.254cm">
          <text:p/>
        </draw:line>
        <draw:line draw:style-name="gr15" draw:text-style-name="P1" draw:layer="layout" svg:x1="22.209cm" svg:y1="15.224cm" svg:x2="27.543cm" svg:y2="15.224cm">
          <text:p/>
        </draw:line>
        <draw:line draw:style-name="gr15" draw:text-style-name="P1" draw:layer="layout" svg:x1="27.543cm" svg:y1="1.254cm" svg:x2="27.543cm" svg:y2="15.224cm">
          <text:p/>
        </draw:line>
        <draw:line draw:style-name="gr15" draw:text-style-name="P1" draw:layer="layout" svg:x1="7.35cm" svg:y1="1.254cm" svg:x2="0.365cm" svg:y2="1.254cm">
          <text:p/>
        </draw:line>
        <draw:line draw:style-name="gr15" draw:text-style-name="P1" draw:layer="layout" svg:x1="0.365cm" svg:y1="1.254cm" svg:x2="0.365cm" svg:y2="15.351cm">
          <text:p/>
        </draw:line>
        <draw:line draw:style-name="gr15" draw:text-style-name="P1" draw:layer="layout" svg:x1="0.365cm" svg:y1="15.351cm" svg:x2="16.621cm" svg:y2="15.351cm">
          <text:p/>
        </draw:line>
        <draw:rect draw:style-name="gr2" draw:text-style-name="P1" draw:layer="layout" svg:width="1.651cm" svg:height="1.651cm" svg:x="9.255cm" svg:y="16.24cm">
          <text:p/>
        </draw:rect>
        <draw:line draw:style-name="gr15" draw:text-style-name="P1" draw:layer="layout" svg:x1="7.858cm" svg:y1="15.351cm" svg:x2="7.858cm" svg:y2="16.875cm">
          <text:p/>
        </draw:line>
        <draw:line draw:style-name="gr15" draw:text-style-name="P1" draw:layer="layout" svg:x1="7.858cm" svg:y1="16.875cm" svg:x2="9.255cm" svg:y2="16.875cm">
          <text:p/>
        </draw:line>
        <draw:line draw:style-name="gr15" draw:text-style-name="P1" draw:layer="layout" svg:x1="15.986cm" svg:y1="16.494cm" svg:x2="16.621cm" svg:y2="16.494cm">
          <text:p/>
        </draw:line>
        <draw:line draw:style-name="gr15" draw:text-style-name="P1" draw:layer="layout" svg:x1="10.906cm" svg:y1="17.002cm" svg:x2="15.986cm" svg:y2="17.002cm">
          <text:p/>
        </draw:line>
        <draw:line draw:style-name="gr15" draw:text-style-name="P1" draw:layer="layout" svg:x1="10.136cm" svg:y1="17.891cm" svg:x2="10.136cm" svg:y2="19.034cm">
          <text:p/>
        </draw:line>
        <draw:line draw:style-name="gr15" draw:text-style-name="P1" draw:layer="layout" svg:x1="10.136cm" svg:y1="19.034cm" svg:x2="26.94cm" svg:y2="19.034cm">
          <text:p/>
        </draw:line>
        <draw:line draw:style-name="gr15" draw:text-style-name="P1" draw:layer="layout" svg:x1="26.94cm" svg:y1="19.034cm" svg:x2="26.94cm" svg:y2="15.478cm">
          <text:p/>
        </draw:line>
        <draw:path draw:style-name="gr15" draw:text-style-name="P1" draw:layer="layout" svg:width="0.178cm" svg:height="0.5cm" svg:x="26.94cm" svg:y="14.977cm" svg:viewBox="0 0 179 501" svg:d="M0 0c403 201 0 400 0 400v101">
          <text:p/>
        </draw:path>
        <draw:line draw:style-name="gr15" draw:text-style-name="P1" draw:layer="layout" svg:x1="26.94cm" svg:y1="14.97cm" svg:x2="26.94cm" svg:y2="12.303cm">
          <text:p/>
        </draw:line>
        <draw:line draw:style-name="gr15" draw:text-style-name="P1" draw:layer="layout" svg:x1="26.146cm" svg:y1="12.303cm" svg:x2="26.94cm" svg:y2="12.303cm">
          <text:p/>
        </draw:line>
        <draw:custom-shape draw:style-name="gr13" draw:text-style-name="P1" draw:layer="layout" svg:width="1.37cm" svg:height="0.621cm" svg:x="13.319cm" svg:y="8.61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" draw:layer="layout" svg:x1="13.573cm" svg:y1="9.255cm" svg:x2="13.573cm" svg:y2="9.636cm">
          <text:p/>
        </draw:line>
        <draw:line draw:style-name="gr15" draw:text-style-name="P1" draw:layer="layout" svg:x1="14.335cm" svg:y1="9.255cm" svg:x2="14.335cm" svg:y2="9.89cm">
          <text:p/>
        </draw:line>
        <draw:frame draw:style-name="gr17" draw:text-style-name="P7" draw:layer="layout" svg:width="0.762cm" svg:height="0.889cm" svg:x="13.446cm" svg:y="9.128cm">
          <draw:text-box>
            <text:p text:style-name="P28"><text:span text:style-name="T5">1</text:span></text:p>
          </draw:text-box>
        </draw:frame>
        <draw:line draw:style-name="gr18" draw:text-style-name="P1" draw:layer="layout" svg:x1="16.875cm" svg:y1="2.905cm" svg:x2="15.732cm" svg:y2="2.905cm">
          <text:p/>
        </draw:line>
        <draw:line draw:style-name="gr18" draw:text-style-name="P1" draw:layer="layout" svg:x1="15.097cm" svg:y1="6.08cm" svg:x2="15.351cm" svg:y2="6.08cm">
          <text:p/>
        </draw:line>
        <draw:line draw:style-name="gr18" draw:text-style-name="P1" draw:layer="layout" svg:x1="14.462cm" svg:y1="8.874cm" svg:x2="15.351cm" svg:y2="8.874cm">
          <text:p/>
        </draw:line>
        <draw:line draw:style-name="gr18" draw:text-style-name="P1" draw:layer="layout" svg:x1="11.414cm" svg:y1="13.446cm" svg:x2="11.414cm" svg:y2="14.081cm">
          <text:p/>
        </draw:line>
        <draw:line draw:style-name="gr18" draw:text-style-name="P1" draw:layer="layout" svg:x1="17.256cm" svg:y1="17.383cm" svg:x2="17.256cm" svg:y2="16.494cm">
          <text:p/>
        </draw:line>
        <draw:line draw:style-name="gr18" draw:text-style-name="P1" draw:layer="layout" svg:x1="11.922cm" svg:y1="4.81cm" svg:x2="10.906cm" svg:y2="4.81cm">
          <text:p/>
        </draw:line>
        <draw:path draw:style-name="gr15" draw:text-style-name="P1" draw:layer="layout" svg:width="0.5cm" svg:height="0.178cm" svg:x="23.479cm" svg:y="9.965cm" svg:viewBox="0 0 501 179" svg:d="M0 179c201-403 400 0 400 0h101">
          <text:p/>
        </draw:path>
        <draw:path draw:style-name="gr15" draw:text-style-name="P1" draw:layer="layout" svg:width="0.5cm" svg:height="0.178cm" svg:x="20.554cm" svg:y="10.626cm" svg:viewBox="0 0 501 179" svg:d="M0 179c201-403 400 0 400 0h101">
          <text:p/>
        </draw:path>
        <draw:line draw:style-name="gr15" draw:text-style-name="P1" draw:layer="layout" svg:x1="20.951cm" svg:y1="10.803cm" svg:x2="23.606cm" svg:y2="10.803cm">
          <text:p/>
        </draw:line>
        <draw:line draw:style-name="gr15" draw:text-style-name="P1" draw:layer="layout" svg:x1="23.987cm" svg:y1="10.144cm" svg:x2="27.543cm" svg:y2="10.144cm">
          <text:p/>
        </draw:line>
        <draw:rect draw:style-name="gr19" draw:text-style-name="P1" draw:layer="layout" svg:width="4.572cm" svg:height="4.318cm" svg:x="0.746cm" svg:y="8.239cm">
          <text:p/>
        </draw:rect>
        <draw:frame draw:style-name="gr20" draw:text-style-name="P8" draw:layer="layout" svg:width="4.926cm" svg:height="0.762cm" svg:x="0.773cm" svg:y="8.366cm">
          <draw:text-box>
            <text:p text:style-name="P28"><text:span text:style-name="T6">Peripheral Memory I/O</text:span></text:p>
          </draw:text-box>
        </draw:frame>
        <draw:line draw:style-name="gr15" draw:text-style-name="P1" draw:layer="layout" svg:x1="15.986cm" svg:y1="16.494cm" svg:x2="15.986cm" svg:y2="17.002cm">
          <text:p/>
        </draw:line>
        <draw:frame draw:style-name="gr21" draw:text-style-name="P10" draw:layer="layout" svg:width="3.601cm" svg:height="0.802cm" svg:x="11.668cm" svg:y="16.2cm">
          <draw:text-box>
            <text:p text:style-name="P29"><text:span text:style-name="T3">control_to_alu</text:span></text:p>
          </draw:text-box>
        </draw:frame>
        <draw:frame draw:style-name="gr21" draw:text-style-name="P17" draw:layer="layout" svg:width="6.78cm" svg:height="0.802cm" svg:x="14.081cm" svg:y="17.256cm">
          <draw:text-box>
            <text:p text:style-name="P13"><text:span text:style-name="T2">alu_from_opcode_or_control</text:span></text:p>
          </draw:text-box>
        </draw:frame>
        <draw:frame draw:style-name="gr21" draw:text-style-name="P30" draw:layer="layout" svg:width="2.775cm" svg:height="0.802cm" svg:x="8.239cm" svg:y="4.389cm">
          <draw:text-box>
            <text:p text:style-name="P30">pc_enable</text:p>
          </draw:text-box>
        </draw:frame>
        <draw:frame draw:style-name="gr21" draw:text-style-name="P12" draw:layer="layout" svg:width="4.583cm" svg:height="0.802cm" svg:x="11.149cm" svg:y="2.524cm">
          <draw:text-box>
            <text:p text:style-name="P30"><text:span text:style-name="T1">c_or_mem_control</text:span></text:p>
          </draw:text-box>
        </draw:frame>
        <draw:custom-shape draw:style-name="gr22" draw:text-style-name="P14" draw:layer="layout" svg:width="2.005cm" svg:height="1.002cm" draw:transform="rotate (3.1415926535892) translate (18.526cm 3.286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15" draw:layer="layout" svg:x1="17.002cm" svg:y1="2.27cm" svg:x2="17.002cm" svg:y2="1.254cm">
          <text:p/>
        </draw:line>
        <draw:line draw:style-name="gr15" draw:text-style-name="P15" draw:layer="layout" svg:x1="18.018cm" svg:y1="2.27cm" svg:x2="18.018cm" svg:y2="1.254cm">
          <text:p/>
        </draw:line>
        <draw:line draw:style-name="gr18" draw:text-style-name="P15" draw:layer="layout" svg:x1="5.445cm" svg:y1="6.334cm" svg:x2="4.175cm" svg:y2="6.334cm">
          <text:p/>
        </draw:line>
        <draw:line draw:style-name="gr18" draw:text-style-name="P15" draw:layer="layout" svg:x1="5.445cm" svg:y1="7.35cm" svg:x2="4.302cm" svg:y2="7.35cm">
          <text:p/>
        </draw:line>
        <draw:frame draw:style-name="gr21" draw:text-style-name="P17" draw:layer="layout" svg:width="4.037cm" svg:height="0.802cm" svg:x="10.017cm" svg:y="13.954cm">
          <draw:text-box>
            <text:p text:style-name="P13"><text:span text:style-name="T2">pc_or_b_control</text:span></text:p>
          </draw:text-box>
        </draw:frame>
        <draw:frame draw:style-name="gr21" draw:text-style-name="P17" draw:layer="layout" svg:width="2.09cm" svg:height="0.802cm" svg:x="15.278cm" svg:y="5.659cm">
          <draw:text-box>
            <text:p text:style-name="P13"><text:span text:style-name="T1">pc_jmp</text:span></text:p>
          </draw:text-box>
        </draw:frame>
        <draw:frame draw:style-name="gr21" draw:text-style-name="P17" draw:layer="layout" svg:width="2.255cm" svg:height="0.802cm" svg:x="15.278cm" svg:y="8.474cm">
          <draw:text-box>
            <text:p text:style-name="P13"><text:span text:style-name="T1">pc_brch</text:span></text:p>
          </draw:text-box>
        </draw:frame>
        <draw:path draw:style-name="gr15" draw:text-style-name="P1" draw:layer="layout" svg:width="0.5cm" svg:height="0.178cm" draw:transform="rotate (-1.57079632679579) translate (14.5139999999999cm 9.89699999999995cm)" svg:viewBox="0 0 501 179" svg:d="M0 179c201-403 400 0 400 0h101">
          <text:p/>
        </draw:path>
        <draw:line draw:style-name="gr15" draw:text-style-name="P15" draw:layer="layout" svg:x1="14.335cm" svg:y1="10.398cm" svg:x2="14.335cm" svg:y2="10.779cm">
          <text:p/>
        </draw:line>
        <draw:frame draw:style-name="gr21" draw:text-style-name="P18" draw:layer="layout" svg:width="0.697cm" svg:height="0.645cm" svg:x="13.919cm" svg:y="5.943cm">
          <draw:text-box>
            <text:p text:style-name="P18"><text:span text:style-name="T8">0</text:span></text:p>
          </draw:text-box>
        </draw:frame>
        <draw:frame draw:style-name="gr21" draw:text-style-name="P18" draw:layer="layout" svg:width="0.697cm" svg:height="0.645cm" svg:x="13.219cm" svg:y="8.737cm">
          <draw:text-box>
            <text:p text:style-name="P18"><text:span text:style-name="T8">0</text:span></text:p>
          </draw:text-box>
        </draw:frame>
        <draw:frame draw:style-name="gr21" draw:text-style-name="P20" draw:layer="layout" svg:width="0.697cm" svg:height="0.645cm" svg:x="14.616cm" svg:y="5.934cm">
          <draw:text-box>
            <text:p text:style-name="P22"><text:span text:style-name="T9">1</text:span></text:p>
          </draw:text-box>
        </draw:frame>
        <draw:frame draw:style-name="gr21" draw:text-style-name="P20" draw:layer="layout" svg:width="0.697cm" svg:height="0.645cm" svg:x="14.017cm" svg:y="8.735cm">
          <draw:text-box>
            <text:p text:style-name="P22"><text:span text:style-name="T9">1</text:span></text:p>
          </draw:text-box>
        </draw:frame>
        <draw:frame draw:style-name="gr21" draw:text-style-name="P18" draw:layer="layout" svg:width="0.697cm" svg:height="0.645cm" svg:x="16.618cm" svg:y="2.236cm">
          <draw:text-box>
            <text:p text:style-name="P23"><text:span text:style-name="T9">1</text:span></text:p>
          </draw:text-box>
        </draw:frame>
        <draw:frame draw:style-name="gr21" draw:text-style-name="P20" draw:layer="layout" svg:width="0.697cm" svg:height="0.645cm" svg:x="17.619cm" svg:y="2.237cm">
          <draw:text-box>
            <text:p text:style-name="P22"><text:span text:style-name="T9">0</text:span></text:p>
          </draw:text-box>
        </draw:frame>
        <draw:frame draw:style-name="gr21" draw:text-style-name="P40" draw:layer="layout" svg:width="0.697cm" svg:height="0.645cm" svg:x="11.479cm" svg:y="12.895cm">
          <draw:text-box>
            <text:p text:style-name="P39"><text:span text:style-name="T9">0</text:span></text:p>
          </draw:text-box>
        </draw:frame>
        <draw:frame draw:style-name="gr21" draw:text-style-name="P33" draw:layer="layout" svg:width="0.697cm" svg:height="0.645cm" svg:x="11.469cm" svg:y="11.777cm">
          <draw:text-box>
            <text:p text:style-name="P36"><text:span text:style-name="T9">1</text:span></text:p>
          </draw:text-box>
        </draw:frame>
        <draw:line draw:style-name="gr15" draw:text-style-name="P15" draw:layer="layout" svg:x1="16.113cm" svg:y1="15.351cm" svg:x2="16.113cm" svg:y2="11.414cm">
          <text:p/>
        </draw:line>
        <draw:line draw:style-name="gr15" draw:text-style-name="P15" draw:layer="layout" svg:x1="16.113cm" svg:y1="11.414cm" svg:x2="19.288cm" svg:y2="11.414cm">
          <text:p/>
        </draw:line>
        <draw:path draw:style-name="gr15" draw:text-style-name="P1" draw:layer="layout" svg:width="0.5cm" svg:height="0.178cm" draw:transform="rotate (1.5707963267946) translate (19.1090000000002cm 11.0400000000002cm)" svg:viewBox="0 0 501 179" svg:d="M0 179c201-403 400 0 400 0h101">
          <text:p/>
        </draw:path>
        <draw:path draw:style-name="gr15" draw:text-style-name="P1" draw:layer="layout" svg:width="0.5cm" svg:height="0.178cm" draw:transform="rotate (1.5707963267946) translate (19.1090000000002cm 10.2700000000002cm)" svg:viewBox="0 0 501 179" svg:d="M0 179c201-403 400 0 400 0h101">
          <text:p/>
        </draw:path>
        <draw:line draw:style-name="gr15" draw:text-style-name="P15" draw:layer="layout" svg:x1="19.288cm" svg:y1="11.414cm" svg:x2="19.288cm" svg:y2="11.033cm">
          <text:p/>
        </draw:line>
        <draw:line draw:style-name="gr15" draw:text-style-name="P15" draw:layer="layout" svg:x1="19.288cm" svg:y1="10.652cm" svg:x2="19.288cm" svg:y2="10.271cm">
          <text:p/>
        </draw:line>
        <draw:path draw:style-name="gr15" draw:text-style-name="P1" draw:layer="layout" svg:width="0.5cm" svg:height="0.178cm" svg:x="20.557cm" svg:y="9.201cm" svg:viewBox="0 0 501 179" svg:d="M0 179c201-403 400 0 400 0h101">
          <text:p/>
        </draw:path>
        <draw:line draw:style-name="gr15" draw:text-style-name="P15" draw:layer="layout" svg:x1="19.288cm" svg:y1="9.763cm" svg:x2="19.288cm" svg:y2="9.382cm">
          <text:p/>
        </draw:line>
        <draw:line draw:style-name="gr15" draw:text-style-name="P15" draw:layer="layout" svg:x1="20.558cm" svg:y1="9.382cm" svg:x2="19.288cm" svg:y2="9.382cm">
          <text:p/>
        </draw:line>
        <draw:path draw:style-name="gr15" draw:text-style-name="P1" draw:layer="layout" svg:width="0.5cm" svg:height="0.178cm" svg:x="23.438cm" svg:y="9.202cm" svg:viewBox="0 0 501 179" svg:d="M0 179c201-403 400 0 400 0h101">
          <text:p/>
        </draw:path>
        <draw:line draw:style-name="gr15" draw:text-style-name="P15" draw:layer="layout" svg:x1="21.058cm" svg:y1="9.38cm" svg:x2="23.438cm" svg:y2="9.38cm">
          <text:p/>
        </draw:line>
        <draw:line draw:style-name="gr15" draw:text-style-name="P15" draw:layer="layout" svg:x1="23.86cm" svg:y1="9.382cm" svg:x2="25.765cm" svg:y2="9.382cm">
          <text:p/>
        </draw:line>
        <draw:line draw:style-name="gr15" draw:text-style-name="P15" draw:layer="layout" svg:x1="25.765cm" svg:y1="9.382cm" svg:x2="25.765cm" svg:y2="1.889cm">
          <text:p/>
        </draw:line>
        <draw:line draw:style-name="gr15" draw:text-style-name="P15" draw:layer="layout" svg:x1="25.765cm" svg:y1="1.889cm" svg:x2="19.161cm" svg:y2="1.889cm">
          <text:p/>
        </draw:line>
        <draw:line draw:style-name="gr15" draw:text-style-name="P15" draw:layer="layout" svg:x1="22.717cm" svg:y1="1.889cm" svg:x2="22.717cm" svg:y2="2.27cm">
          <text:p/>
        </draw:line>
        <draw:line draw:style-name="gr15" draw:text-style-name="P15" draw:layer="layout" svg:x1="23.733cm" svg:y1="1.889cm" svg:x2="23.733cm" svg:y2="2.27cm">
          <text:p/>
        </draw:line>
        <draw:circle draw:style-name="gr23" draw:text-style-name="P15" draw:layer="layout" svg:width="0.127cm" svg:height="0.127cm" svg:x="16.05cm" svg:y="15.293cm">
          <text:p/>
        </draw:circle>
        <draw:circle draw:style-name="gr23" draw:text-style-name="P15" draw:layer="layout" svg:width="0.127cm" svg:height="0.127cm" svg:x="7.803cm" svg:y="15.294cm">
          <text:p/>
        </draw:circle>
        <draw:circle draw:style-name="gr23" draw:text-style-name="P15" draw:layer="layout" svg:width="0.127cm" svg:height="0.127cm" svg:x="14.267cm" svg:y="10.73cm">
          <text:p/>
        </draw:circle>
        <draw:circle draw:style-name="gr23" draw:text-style-name="P15" draw:layer="layout" svg:width="0.127cm" svg:height="0.127cm" svg:x="23.669cm" svg:y="1.816cm">
          <text:p/>
        </draw:circle>
        <draw:circle draw:style-name="gr23" draw:text-style-name="P15" draw:layer="layout" svg:width="0.127cm" svg:height="0.127cm" svg:x="27.478cm" svg:y="10.081cm">
          <text:p/>
        </draw:circle>
        <draw:circle draw:style-name="gr23" draw:text-style-name="P15" draw:layer="layout" svg:width="0.127cm" svg:height="0.127cm" svg:x="7.672cm" svg:y="1.175cm">
          <text:p/>
        </draw:circle>
        <draw:circle draw:style-name="gr23" draw:text-style-name="P15" draw:layer="layout" svg:width="0.127cm" svg:height="0.127cm" svg:x="12.613cm" svg:y="7.933cm">
          <text:p/>
        </draw:circle>
        <draw:circle draw:style-name="gr23" draw:text-style-name="P15" draw:layer="layout" svg:width="0.127cm" svg:height="0.127cm" svg:x="23.544cm" svg:y="10.743cm">
          <text:p/>
        </draw:circle>
        <draw:line draw:style-name="gr24" draw:text-style-name="P15" draw:layer="layout" svg:x1="19.161cm" svg:y1="2.778cm" svg:x2="19.161cm" svg:y2="1.889cm">
          <text:p/>
        </draw:line>
        <draw:circle draw:style-name="gr23" draw:text-style-name="P15" draw:layer="layout" svg:width="0.127cm" svg:height="0.127cm" svg:x="22.649cm" svg:y="1.817cm">
          <text:p/>
        </draw:circle>
        <draw:frame draw:style-name="gr21" draw:text-style-name="P37" draw:layer="layout" svg:width="3.076cm" svg:height="1.673cm" svg:x="2.016cm" svg:y="2.905cm">
          <draw:text-box>
            <text:p text:style-name="P37">STATE 6</text:p>
            <text:p text:style-name="P37">STORE</text:p>
          </draw:text-box>
        </draw:frame>
        <draw:circle draw:style-name="gr23" draw:text-style-name="P15" draw:layer="layout" svg:width="0.127cm" svg:height="0.127cm" svg:x="14.909cm" svg:y="10.072cm">
          <text:p/>
        </draw:circle>
        <draw:frame draw:style-name="gr21" draw:text-style-name="P18" draw:layer="layout" svg:width="0.697cm" svg:height="0.645cm" svg:x="16.548cm" svg:y="16.178cm">
          <draw:text-box>
            <text:p text:style-name="P23"><text:span text:style-name="T8">0</text:span></text:p>
          </draw:text-box>
        </draw:frame>
        <draw:frame draw:style-name="gr21" draw:text-style-name="P33" draw:layer="layout" svg:width="0.697cm" svg:height="0.645cm" svg:x="16.549cm" svg:y="15.079cm">
          <draw:text-box>
            <text:p text:style-name="P36"><text:span text:style-name="T9">1</text:span></text:p>
          </draw:text-box>
        </draw:frame>
        <draw:rect draw:style-name="gr23" draw:text-style-name="P15" draw:layer="layout" svg:width="0.508cm" svg:height="0.508cm" svg:x="1.254cm" svg:y="15.86cm">
          <text:p/>
        </draw:rect>
        <draw:rect draw:style-name="gr25" draw:text-style-name="P15" draw:layer="layout" svg:width="0.508cm" svg:height="0.508cm" svg:x="1.254cm" svg:y="16.66cm">
          <text:p/>
        </draw:rect>
        <draw:rect draw:style-name="gr26" draw:text-style-name="P15" draw:layer="layout" svg:width="0.508cm" svg:height="0.508cm" svg:x="1.254cm" svg:y="17.46cm">
          <text:p/>
        </draw:rect>
        <draw:rect draw:style-name="gr27" draw:text-style-name="P15" draw:layer="layout" svg:width="0.508cm" svg:height="0.508cm" svg:x="1.254cm" svg:y="18.26cm">
          <text:p/>
        </draw:rect>
        <draw:frame draw:style-name="gr21" draw:text-style-name="P24" draw:layer="layout" svg:width="2.614cm" svg:height="0.802cm" svg:x="1.924cm" svg:y="15.741cm">
          <draw:text-box>
            <text:p text:style-name="P24"><text:span text:style-name="T10">Data Line</text:span></text:p>
          </draw:text-box>
        </draw:frame>
        <draw:frame draw:style-name="gr21" draw:text-style-name="P17" draw:layer="layout" svg:width="3.161cm" svg:height="0.802cm" svg:x="1.885cm" svg:y="16.539cm">
          <draw:text-box>
            <text:p text:style-name="P13"><text:span text:style-name="T1">Disabled (0)</text:span></text:p>
          </draw:text-box>
        </draw:frame>
        <draw:frame draw:style-name="gr21" draw:text-style-name="P12" draw:layer="layout" svg:width="3.05cm" svg:height="0.802cm" svg:x="1.912cm" svg:y="17.406cm">
          <draw:text-box>
            <text:p text:style-name="P38"><text:span text:style-name="T7">Enabled (1)</text:span></text:p>
          </draw:text-box>
        </draw:frame>
        <draw:frame draw:style-name="gr21" draw:text-style-name="P25" draw:layer="layout" svg:width="5.789cm" svg:height="0.802cm" svg:x="1.97cm" svg:y="18.154cm">
          <draw:text-box>
            <text:p text:style-name="P38"><text:span text:style-name="T1">Label (Data, not contro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7T15:48:58.40</meta:creation-date>
    <dc:date>2015-11-08T14:32:50</dc:date>
    <meta:editing-duration>P1DT13H48M21S</meta:editing-duration>
    <meta:editing-cycles>21</meta:editing-cycles>
    <meta:generator>OpenOffice/4.1.2$Unix OpenOffice.org_project/412m3$Build-9782</meta:generator>
    <dc:creator>Brennon Loveless</dc:creator>
    <meta:document-statistic meta:object-count="1092"/>
  </office:meta>
</office:document-meta>
</file>